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 style:data-style-name="N100"/>
    <style:style style:name="ce19" style:family="table-cell" style:parent-style-name="Default" style:data-style-name="N37"/>
    <style:style style:name="ce20" style:family="table-cell" style:parent-style-name="Default" style:data-style-name="N154"/>
    <style:style style:name="ce21" style:family="table-cell" style:parent-style-name="Default" style:data-style-name="N11"/>
    <style:style style:name="ce22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st_prevalence_history.England_weighted" table:style-name="ta1">
        <table:table-source xlink:type="simple" xlink:href="../out/latest_prevalence_history.England.csv" table:table-name="latest_prevalence_history.England_weighted" table:filter-name="Text - txt - csv (StarCalc)" table:filter-options="9/59/44,34,56,1,,2057,false,false,true,false,false"/>
        <table:table-column table:style-name="co1" table:default-cell-style-name="ce29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057433.45885445" calcext:value-type="float">
            <text:p>1057433.45885445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053466.46528192" calcext:value-type="float">
            <text:p>1053466.46528192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046060.10899759" calcext:value-type="float">
            <text:p>1046060.10899759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035201.37506626" calcext:value-type="float">
            <text:p>1035201.37506626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021842.99093597" calcext:value-type="float">
            <text:p>1021842.99093597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006280.45788524" calcext:value-type="float">
            <text:p>1006280.45788524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988950.845028359" calcext:value-type="float">
            <text:p>988950.845028359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969767.969217986" calcext:value-type="float">
            <text:p>969767.969217986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949398.954320935" calcext:value-type="float">
            <text:p>949398.954320935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929536.757244173" calcext:value-type="float">
            <text:p>929536.757244173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910795.125029797" calcext:value-type="float">
            <text:p>910795.125029797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891964.044086998" calcext:value-type="float">
            <text:p>891964.044086998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874899.845438542" calcext:value-type="float">
            <text:p>874899.845438542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859549.659339722" calcext:value-type="float">
            <text:p>859549.659339722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846599.355411772" calcext:value-type="float">
            <text:p>846599.355411772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837047.508922097" calcext:value-type="float">
            <text:p>837047.508922097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830596.883639257" calcext:value-type="float">
            <text:p>830596.883639257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827310.992793171" calcext:value-type="float">
            <text:p>827310.992793171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827889.224168827" calcext:value-type="float">
            <text:p>827889.224168827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831281.121970415" calcext:value-type="float">
            <text:p>831281.121970415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36489.064055924" calcext:value-type="float">
            <text:p>836489.064055924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44227.010193434" calcext:value-type="float">
            <text:p>844227.010193434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52963.580494838" calcext:value-type="float">
            <text:p>852963.580494838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862091.151876098" calcext:value-type="float">
            <text:p>862091.151876098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870751.294383398" calcext:value-type="float">
            <text:p>870751.294383398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879602.511433621" calcext:value-type="float">
            <text:p>879602.511433621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887654.396261288" calcext:value-type="float">
            <text:p>887654.396261288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894989.231093562" calcext:value-type="float">
            <text:p>894989.231093562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901324.487144405" calcext:value-type="float">
            <text:p>901324.487144405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906157.241864406" calcext:value-type="float">
            <text:p>906157.241864406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910440.460910007" calcext:value-type="float">
            <text:p>910440.460910007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914840.942715997" calcext:value-type="float">
            <text:p>914840.942715997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919019.649945384" calcext:value-type="float">
            <text:p>919019.649945384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923381.905287954" calcext:value-type="float">
            <text:p>923381.905287954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928659.164829008" calcext:value-type="float">
            <text:p>928659.164829008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933170.355784822" calcext:value-type="float">
            <text:p>933170.355784822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937429.168612596" calcext:value-type="float">
            <text:p>937429.168612596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942335.200738809" calcext:value-type="float">
            <text:p>942335.200738809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947827.760297504" calcext:value-type="float">
            <text:p>947827.760297504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954480.816165345" calcext:value-type="float">
            <text:p>954480.816165345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962174.077504973" calcext:value-type="float">
            <text:p>962174.077504973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71710.495383307" calcext:value-type="float">
            <text:p>971710.495383307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83316.122719" calcext:value-type="float">
            <text:p>983316.122719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999399.583542521" calcext:value-type="float">
            <text:p>999399.583542521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023220.81356584" calcext:value-type="float">
            <text:p>1023220.81356584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054994.32599049" calcext:value-type="float">
            <text:p>1054994.32599049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093392.68604725" calcext:value-type="float">
            <text:p>1093392.68604725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138269.0193504" calcext:value-type="float">
            <text:p>1138269.0193504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190348.08453032" calcext:value-type="float">
            <text:p>1190348.08453032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248422.80589477" calcext:value-type="float">
            <text:p>1248422.80589477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313307.50359673" calcext:value-type="float">
            <text:p>1313307.50359673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383875.65968826" calcext:value-type="float">
            <text:p>1383875.65968826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460054.52386889" calcext:value-type="float">
            <text:p>1460054.52386889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540802.5387422" calcext:value-type="float">
            <text:p>1540802.5387422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623412.69136605" calcext:value-type="float">
            <text:p>1623412.69136605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706480.59789396" calcext:value-type="float">
            <text:p>1706480.59789396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788750.55204628" calcext:value-type="float">
            <text:p>1788750.55204628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1867712.42566142" calcext:value-type="float">
            <text:p>1867712.42566142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1942563.21238354" calcext:value-type="float">
            <text:p>1942563.21238354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013889.88749094" calcext:value-type="float">
            <text:p>2013889.88749094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081082.15960183" calcext:value-type="float">
            <text:p>2081082.15960183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143732.46983292" calcext:value-type="float">
            <text:p>2143732.46983292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200029.55397303" calcext:value-type="float">
            <text:p>2200029.55397303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249595.3813169" calcext:value-type="float">
            <text:p>2249595.3813169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292340.20505344" calcext:value-type="float">
            <text:p>2292340.20505344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327752.57864603" calcext:value-type="float">
            <text:p>2327752.57864603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355494.96260103" calcext:value-type="float">
            <text:p>2355494.96260103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375952.9967546" calcext:value-type="float">
            <text:p>2375952.9967546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389668.94016819" calcext:value-type="float">
            <text:p>2389668.94016819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396150.45436181" calcext:value-type="float">
            <text:p>2396150.45436181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395032.01175046" calcext:value-type="float">
            <text:p>2395032.01175046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385819.20833893" calcext:value-type="float">
            <text:p>2385819.20833893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367997.44226607" calcext:value-type="float">
            <text:p>2367997.44226607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342240.41371266" calcext:value-type="float">
            <text:p>2342240.41371266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309527.86433655" calcext:value-type="float">
            <text:p>2309527.86433655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271343.22559567" calcext:value-type="float">
            <text:p>2271343.22559567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229324.97624597" calcext:value-type="float">
            <text:p>2229324.97624597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184965.14434757" calcext:value-type="float">
            <text:p>2184965.14434757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137851.98433915" calcext:value-type="float">
            <text:p>2137851.98433915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091793.14869914" calcext:value-type="float">
            <text:p>2091793.14869914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047656.31997926" calcext:value-type="float">
            <text:p>2047656.31997926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008306.36050095" calcext:value-type="float">
            <text:p>2008306.36050095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1973380.94115237" calcext:value-type="float">
            <text:p>1973380.94115237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1945628.59673667" calcext:value-type="float">
            <text:p>1945628.59673667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925366.1599503" calcext:value-type="float">
            <text:p>1925366.1599503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913178.63712295" calcext:value-type="float">
            <text:p>1913178.63712295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1908869.11355948" calcext:value-type="float">
            <text:p>1908869.11355948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1912982.91174299" calcext:value-type="float">
            <text:p>1912982.91174299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1924837.49395179" calcext:value-type="float">
            <text:p>1924837.49395179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1943716.20237976" calcext:value-type="float">
            <text:p>1943716.20237976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1969184.42136296" calcext:value-type="float">
            <text:p>1969184.42136296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1998976.83064847" calcext:value-type="float">
            <text:p>1998976.83064847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2032782.20629397" calcext:value-type="float">
            <text:p>2032782.20629397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069262.74186422" calcext:value-type="float">
            <text:p>2069262.74186422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107427.12957898" calcext:value-type="float">
            <text:p>2107427.12957898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145461.36887819" calcext:value-type="float">
            <text:p>2145461.36887819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183225.46119924" calcext:value-type="float">
            <text:p>2183225.46119924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218179.26398816" calcext:value-type="float">
            <text:p>2218179.26398816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249370.16419837" calcext:value-type="float">
            <text:p>2249370.16419837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2276053.39361093" calcext:value-type="float">
            <text:p>2276053.39361093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2296627.80119591" calcext:value-type="float">
            <text:p>2296627.80119591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2310637.06663177" calcext:value-type="float">
            <text:p>2310637.06663177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2319200.81808819" calcext:value-type="float">
            <text:p>2319200.81808819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2322050.71640789" calcext:value-type="float">
            <text:p>2322050.71640789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2317950.37575844" calcext:value-type="float">
            <text:p>2317950.37575844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2308216.14303476" calcext:value-type="float">
            <text:p>2308216.14303476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2292414.24809477" calcext:value-type="float">
            <text:p>2292414.24809477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2270430.14127655" calcext:value-type="float">
            <text:p>2270430.14127655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2245065.43511332" calcext:value-type="float">
            <text:p>2245065.43511332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2216371.90414306" calcext:value-type="float">
            <text:p>2216371.90414306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2183901.05406112" calcext:value-type="float">
            <text:p>2183901.05406112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2148929.06605399" calcext:value-type="float">
            <text:p>2148929.06605399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2112253.12167443" calcext:value-type="float">
            <text:p>2112253.12167443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2073749.79536953" calcext:value-type="float">
            <text:p>2073749.79536953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2034023.62039637" calcext:value-type="float">
            <text:p>2034023.62039637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1994768.27503377" calcext:value-type="float">
            <text:p>1994768.27503377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1956565.994027" calcext:value-type="float">
            <text:p>1956565.994027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1919673.28128258" calcext:value-type="float">
            <text:p>1919673.28128258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1885509.68383012" calcext:value-type="float">
            <text:p>1885509.68383012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1854018.18108956" calcext:value-type="float">
            <text:p>1854018.18108956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1825794.603742" calcext:value-type="float">
            <text:p>1825794.603742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1802410.45128086" calcext:value-type="float">
            <text:p>1802410.45128086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1784145.10107712" calcext:value-type="float">
            <text:p>1784145.10107712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1772256.10414131" calcext:value-type="float">
            <text:p>1772256.10414131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1766918.65557199" calcext:value-type="float">
            <text:p>1766918.65557199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1768258.2121323" calcext:value-type="float">
            <text:p>1768258.2121323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1777943.87066722" calcext:value-type="float">
            <text:p>1777943.87066722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1797963.26098661" calcext:value-type="float">
            <text:p>1797963.26098661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1828650.8243558" calcext:value-type="float">
            <text:p>1828650.8243558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1871027.94937024" calcext:value-type="float">
            <text:p>1871027.94937024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1924721.59185089" calcext:value-type="float">
            <text:p>1924721.59185089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1989025.69540382" calcext:value-type="float">
            <text:p>1989025.69540382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2063072.82868731" calcext:value-type="float">
            <text:p>2063072.82868731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2146642.16560863" calcext:value-type="float">
            <text:p>2146642.16560863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2238708.91757915" calcext:value-type="float">
            <text:p>2238708.91757915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2337741.15960227" calcext:value-type="float">
            <text:p>2337741.15960227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2445190.20004068" calcext:value-type="float">
            <text:p>2445190.20004068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2558810.67188645" calcext:value-type="float">
            <text:p>2558810.67188645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2676508.30190374" calcext:value-type="float">
            <text:p>2676508.30190374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2797518.38584713" calcext:value-type="float">
            <text:p>2797518.38584713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2918776.14923929" calcext:value-type="float">
            <text:p>2918776.14923929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3038394.36944666" calcext:value-type="float">
            <text:p>3038394.36944666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3154952.21671801" calcext:value-type="float">
            <text:p>3154952.21671801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3267495.12069529" calcext:value-type="float">
            <text:p>3267495.12069529</text:p>
          </table:table-cell>
        </table:table-row>
      </table:table>
      <table:table table:name="CSS" table:style-name="ta1">
        <table:table-column table:style-name="co4" table:default-cell-style-name="Default"/>
        <table:table-column table:style-name="co4" table:default-cell-style-name="ce20"/>
        <table:table-column table:style-name="co4" table:default-cell-style-name="Default"/>
        <table:table-column table:style-name="co3" table:default-cell-style-name="ce21"/>
        <table:table-column table:style-name="co5" table:default-cell-style-name="ce21"/>
        <table:table-row table:style-name="ro1">
          <table:table-cell table:formula="of:=[$'latest_prevalence_history.England_weighted'.A1]" office:value-type="string" office:string-value="date" calcext:value-type="string">
            <text:p>date</text:p>
          </table:table-cell>
          <table:table-cell table:formula="of:=[$'latest_prevalence_history.England_weighted'.B1]" office:value-type="string" office:string-value="active_cases" calcext:value-type="string">
            <text:p>active_cases</text:p>
          </table:table-cell>
          <table:table-cell office:value-type="string" calcext:value-type="string">
            <text:p>date - 8</text:p>
          </table:table-cell>
          <table:table-cell office:value-type="string" calcext:value-type="string">
            <text:p>CSS %</text:p>
          </table:table-cell>
          <table:table-cell/>
        </table:table-row>
        <table:table-row table:style-name="ro1">
          <table:table-cell table:style-name="ce19" table:formula="of:=VALUE([$'latest_prevalence_history.England_weighted'.A2])" office:value-type="date" office:date-value="2021-11-01" calcext:value-type="date">
            <text:p>01/11/21</text:p>
          </table:table-cell>
          <table:table-cell table:formula="of:=[$'latest_prevalence_history.England_weighted'.B2]" office:value-type="float" office:value="1057433.45885445" calcext:value-type="float">
            <text:p>1,057,433.5</text:p>
          </table:table-cell>
          <table:table-cell table:style-name="ce19" table:formula="of:=[.A2] - 7" office:value-type="date" office:date-value="2021-10-25" calcext:value-type="date">
            <text:p>25/10/21</text:p>
          </table:table-cell>
          <table:table-cell table:formula="of:=[$'latest_prevalence_history.England_weighted'.B2]/55977178" office:value-type="percentage" office:value="0.0188904388651828" calcext:value-type="percentage">
            <text:p>1.89%</text:p>
          </table:table-cell>
          <table:table-cell/>
        </table:table-row>
        <table:table-row table:style-name="ro1">
          <table:table-cell table:style-name="ce19" table:formula="of:=VALUE([$'latest_prevalence_history.England_weighted'.A3])" office:value-type="date" office:date-value="2021-11-02" calcext:value-type="date">
            <text:p>02/11/21</text:p>
          </table:table-cell>
          <table:table-cell table:formula="of:=[$'latest_prevalence_history.England_weighted'.B3]" office:value-type="float" office:value="1053466.46528192" calcext:value-type="float">
            <text:p>1,053,466.5</text:p>
          </table:table-cell>
          <table:table-cell table:style-name="ce19" table:formula="of:=[.A3] - 7" office:value-type="date" office:date-value="2021-10-26" calcext:value-type="date">
            <text:p>26/10/21</text:p>
          </table:table-cell>
          <table:table-cell table:formula="of:=[$'latest_prevalence_history.England_weighted'.B3]/55977178" office:value-type="percentage" office:value="0.0188195708129824" calcext:value-type="percentage">
            <text:p>1.88%</text:p>
          </table:table-cell>
          <table:table-cell/>
        </table:table-row>
        <table:table-row table:style-name="ro1">
          <table:table-cell table:style-name="ce19" table:formula="of:=VALUE([$'latest_prevalence_history.England_weighted'.A4])" office:value-type="date" office:date-value="2021-11-03" calcext:value-type="date">
            <text:p>03/11/21</text:p>
          </table:table-cell>
          <table:table-cell table:formula="of:=[$'latest_prevalence_history.England_weighted'.B4]" office:value-type="float" office:value="1046060.10899759" calcext:value-type="float">
            <text:p>1,046,060.1</text:p>
          </table:table-cell>
          <table:table-cell table:style-name="ce19" table:formula="of:=[.A4] - 7" office:value-type="date" office:date-value="2021-10-27" calcext:value-type="date">
            <text:p>27/10/21</text:p>
          </table:table-cell>
          <table:table-cell table:formula="of:=[$'latest_prevalence_history.England_weighted'.B4]/55977178" office:value-type="percentage" office:value="0.0186872605295963" calcext:value-type="percentage">
            <text:p>1.87%</text:p>
          </table:table-cell>
          <table:table-cell/>
        </table:table-row>
        <table:table-row table:style-name="ro1">
          <table:table-cell table:style-name="ce19" table:formula="of:=VALUE([$'latest_prevalence_history.England_weighted'.A5])" office:value-type="date" office:date-value="2021-11-04" calcext:value-type="date">
            <text:p>04/11/21</text:p>
          </table:table-cell>
          <table:table-cell table:formula="of:=[$'latest_prevalence_history.England_weighted'.B5]" office:value-type="float" office:value="1035201.37506626" calcext:value-type="float">
            <text:p>1,035,201.4</text:p>
          </table:table-cell>
          <table:table-cell table:style-name="ce19" table:formula="of:=[.A5] - 7" office:value-type="date" office:date-value="2021-10-28" calcext:value-type="date">
            <text:p>28/10/21</text:p>
          </table:table-cell>
          <table:table-cell table:formula="of:=[$'latest_prevalence_history.England_weighted'.B5]/55977178" office:value-type="percentage" office:value="0.0184932755107136" calcext:value-type="percentage">
            <text:p>1.85%</text:p>
          </table:table-cell>
          <table:table-cell/>
        </table:table-row>
        <table:table-row table:style-name="ro1">
          <table:table-cell table:style-name="ce19" table:formula="of:=VALUE([$'latest_prevalence_history.England_weighted'.A6])" office:value-type="date" office:date-value="2021-11-05" calcext:value-type="date">
            <text:p>05/11/21</text:p>
          </table:table-cell>
          <table:table-cell table:formula="of:=[$'latest_prevalence_history.England_weighted'.B6]" office:value-type="float" office:value="1021842.99093597" calcext:value-type="float">
            <text:p>1,021,843.0</text:p>
          </table:table-cell>
          <table:table-cell table:style-name="ce19" table:formula="of:=[.A6] - 7" office:value-type="date" office:date-value="2021-10-29" calcext:value-type="date">
            <text:p>29/10/21</text:p>
          </table:table-cell>
          <table:table-cell table:formula="of:=[$'latest_prevalence_history.England_weighted'.B6]/55977178" office:value-type="percentage" office:value="0.0182546356827058" calcext:value-type="percentage">
            <text:p>1.83%</text:p>
          </table:table-cell>
          <table:table-cell/>
        </table:table-row>
        <table:table-row table:style-name="ro1">
          <table:table-cell table:style-name="ce19" table:formula="of:=VALUE([$'latest_prevalence_history.England_weighted'.A7])" office:value-type="date" office:date-value="2021-11-06" calcext:value-type="date">
            <text:p>06/11/21</text:p>
          </table:table-cell>
          <table:table-cell table:formula="of:=[$'latest_prevalence_history.England_weighted'.B7]" office:value-type="float" office:value="1006280.45788524" calcext:value-type="float">
            <text:p>1,006,280.5</text:p>
          </table:table-cell>
          <table:table-cell table:style-name="ce19" table:formula="of:=[.A7] - 7" office:value-type="date" office:date-value="2021-10-30" calcext:value-type="date">
            <text:p>30/10/21</text:p>
          </table:table-cell>
          <table:table-cell table:formula="of:=[$'latest_prevalence_history.England_weighted'.B7]/55977178" office:value-type="percentage" office:value="0.0179766200054822" calcext:value-type="percentage">
            <text:p>1.80%</text:p>
          </table:table-cell>
          <table:table-cell/>
        </table:table-row>
        <table:table-row table:style-name="ro1">
          <table:table-cell table:style-name="ce19" table:formula="of:=VALUE([$'latest_prevalence_history.England_weighted'.A8])" office:value-type="date" office:date-value="2021-11-07" calcext:value-type="date">
            <text:p>07/11/21</text:p>
          </table:table-cell>
          <table:table-cell table:formula="of:=[$'latest_prevalence_history.England_weighted'.B8]" office:value-type="float" office:value="988950.845028359" calcext:value-type="float">
            <text:p>988,950.8</text:p>
          </table:table-cell>
          <table:table-cell table:style-name="ce19" table:formula="of:=[.A8] - 7" office:value-type="date" office:date-value="2021-10-31" calcext:value-type="date">
            <text:p>31/10/21</text:p>
          </table:table-cell>
          <table:table-cell table:formula="of:=[$'latest_prevalence_history.England_weighted'.B8]/55977178" office:value-type="percentage" office:value="0.0176670364666893" calcext:value-type="percentage">
            <text:p>1.77%</text:p>
          </table:table-cell>
          <table:table-cell/>
        </table:table-row>
        <table:table-row table:style-name="ro1">
          <table:table-cell table:style-name="ce19" table:formula="of:=VALUE([$'latest_prevalence_history.England_weighted'.A9])" office:value-type="date" office:date-value="2021-11-08" calcext:value-type="date">
            <text:p>08/11/21</text:p>
          </table:table-cell>
          <table:table-cell table:formula="of:=[$'latest_prevalence_history.England_weighted'.B9]" office:value-type="float" office:value="969767.969217986" calcext:value-type="float">
            <text:p>969,768.0</text:p>
          </table:table-cell>
          <table:table-cell table:style-name="ce19" table:formula="of:=[.A9] - 7" office:value-type="date" office:date-value="2021-11-01" calcext:value-type="date">
            <text:p>01/11/21</text:p>
          </table:table-cell>
          <table:table-cell table:formula="of:=[$'latest_prevalence_history.England_weighted'.B9]/55977178" office:value-type="percentage" office:value="0.0173243454541061" calcext:value-type="percentage">
            <text:p>1.73%</text:p>
          </table:table-cell>
          <table:table-cell/>
        </table:table-row>
        <table:table-row table:style-name="ro1">
          <table:table-cell table:style-name="ce19" table:formula="of:=VALUE([$'latest_prevalence_history.England_weighted'.A10])" office:value-type="date" office:date-value="2021-11-09" calcext:value-type="date">
            <text:p>09/11/21</text:p>
          </table:table-cell>
          <table:table-cell table:formula="of:=[$'latest_prevalence_history.England_weighted'.B10]" office:value-type="float" office:value="949398.954320935" calcext:value-type="float">
            <text:p>949,399.0</text:p>
          </table:table-cell>
          <table:table-cell table:style-name="ce19" table:formula="of:=[.A10] - 7" office:value-type="date" office:date-value="2021-11-02" calcext:value-type="date">
            <text:p>02/11/21</text:p>
          </table:table-cell>
          <table:table-cell table:formula="of:=[$'latest_prevalence_history.England_weighted'.B10]/55977178" office:value-type="percentage" office:value="0.0169604647508478" calcext:value-type="percentage">
            <text:p>1.70%</text:p>
          </table:table-cell>
          <table:table-cell/>
        </table:table-row>
        <table:table-row table:style-name="ro1">
          <table:table-cell table:style-name="ce19" table:formula="of:=VALUE([$'latest_prevalence_history.England_weighted'.A11])" office:value-type="date" office:date-value="2021-11-10" calcext:value-type="date">
            <text:p>10/11/21</text:p>
          </table:table-cell>
          <table:table-cell table:formula="of:=[$'latest_prevalence_history.England_weighted'.B11]" office:value-type="float" office:value="929536.757244173" calcext:value-type="float">
            <text:p>929,536.8</text:p>
          </table:table-cell>
          <table:table-cell table:style-name="ce19" table:formula="of:=[.A11] - 7" office:value-type="date" office:date-value="2021-11-03" calcext:value-type="date">
            <text:p>03/11/21</text:p>
          </table:table-cell>
          <table:table-cell table:formula="of:=[$'latest_prevalence_history.England_weighted'.B11]/55977178" office:value-type="percentage" office:value="0.0166056380556407" calcext:value-type="percentage">
            <text:p>1.66%</text:p>
          </table:table-cell>
          <table:table-cell/>
        </table:table-row>
        <table:table-row table:style-name="ro1">
          <table:table-cell table:style-name="ce19" table:formula="of:=VALUE([$'latest_prevalence_history.England_weighted'.A12])" office:value-type="date" office:date-value="2021-11-11" calcext:value-type="date">
            <text:p>11/11/21</text:p>
          </table:table-cell>
          <table:table-cell table:formula="of:=[$'latest_prevalence_history.England_weighted'.B12]" office:value-type="float" office:value="910795.125029797" calcext:value-type="float">
            <text:p>910,795.1</text:p>
          </table:table-cell>
          <table:table-cell table:style-name="ce19" table:formula="of:=[.A12] - 7" office:value-type="date" office:date-value="2021-11-04" calcext:value-type="date">
            <text:p>04/11/21</text:p>
          </table:table-cell>
          <table:table-cell table:formula="of:=[$'latest_prevalence_history.England_weighted'.B12]/55977178" office:value-type="percentage" office:value="0.0162708296054116" calcext:value-type="percentage">
            <text:p>1.63%</text:p>
          </table:table-cell>
          <table:table-cell/>
        </table:table-row>
        <table:table-row table:style-name="ro1">
          <table:table-cell table:style-name="ce19" table:formula="of:=VALUE([$'latest_prevalence_history.England_weighted'.A13])" office:value-type="date" office:date-value="2021-11-12" calcext:value-type="date">
            <text:p>12/11/21</text:p>
          </table:table-cell>
          <table:table-cell table:formula="of:=[$'latest_prevalence_history.England_weighted'.B13]" office:value-type="float" office:value="891964.044086998" calcext:value-type="float">
            <text:p>891,964.0</text:p>
          </table:table-cell>
          <table:table-cell table:style-name="ce19" table:formula="of:=[.A13] - 7" office:value-type="date" office:date-value="2021-11-05" calcext:value-type="date">
            <text:p>05/11/21</text:p>
          </table:table-cell>
          <table:table-cell table:formula="of:=[$'latest_prevalence_history.England_weighted'.B13]/55977178" office:value-type="percentage" office:value="0.0159344232052391" calcext:value-type="percentage">
            <text:p>1.59%</text:p>
          </table:table-cell>
          <table:table-cell/>
        </table:table-row>
        <table:table-row table:style-name="ro1">
          <table:table-cell table:style-name="ce19" table:formula="of:=VALUE([$'latest_prevalence_history.England_weighted'.A14])" office:value-type="date" office:date-value="2021-11-13" calcext:value-type="date">
            <text:p>13/11/21</text:p>
          </table:table-cell>
          <table:table-cell table:formula="of:=[$'latest_prevalence_history.England_weighted'.B14]" office:value-type="float" office:value="874899.845438542" calcext:value-type="float">
            <text:p>874,899.8</text:p>
          </table:table-cell>
          <table:table-cell table:style-name="ce19" table:formula="of:=[.A14] - 7" office:value-type="date" office:date-value="2021-11-06" calcext:value-type="date">
            <text:p>06/11/21</text:p>
          </table:table-cell>
          <table:table-cell table:formula="of:=[$'latest_prevalence_history.England_weighted'.B14]/55977178" office:value-type="percentage" office:value="0.0156295811382014" calcext:value-type="percentage">
            <text:p>1.56%</text:p>
          </table:table-cell>
          <table:table-cell/>
        </table:table-row>
        <table:table-row table:style-name="ro1">
          <table:table-cell table:style-name="ce19" table:formula="of:=VALUE([$'latest_prevalence_history.England_weighted'.A15])" office:value-type="date" office:date-value="2021-11-14" calcext:value-type="date">
            <text:p>14/11/21</text:p>
          </table:table-cell>
          <table:table-cell table:formula="of:=[$'latest_prevalence_history.England_weighted'.B15]" office:value-type="float" office:value="859549.659339722" calcext:value-type="float">
            <text:p>859,549.7</text:p>
          </table:table-cell>
          <table:table-cell table:style-name="ce19" table:formula="of:=[.A15] - 7" office:value-type="date" office:date-value="2021-11-07" calcext:value-type="date">
            <text:p>07/11/21</text:p>
          </table:table-cell>
          <table:table-cell table:formula="of:=[$'latest_prevalence_history.England_weighted'.B15]/55977178" office:value-type="percentage" office:value="0.0153553589168022" calcext:value-type="percentage">
            <text:p>1.54%</text:p>
          </table:table-cell>
          <table:table-cell/>
        </table:table-row>
        <table:table-row table:style-name="ro1">
          <table:table-cell table:style-name="ce19" table:formula="of:=VALUE([$'latest_prevalence_history.England_weighted'.A16])" office:value-type="date" office:date-value="2021-11-15" calcext:value-type="date">
            <text:p>15/11/21</text:p>
          </table:table-cell>
          <table:table-cell table:formula="of:=[$'latest_prevalence_history.England_weighted'.B16]" office:value-type="float" office:value="846599.355411772" calcext:value-type="float">
            <text:p>846,599.4</text:p>
          </table:table-cell>
          <table:table-cell table:style-name="ce19" table:formula="of:=[.A16] - 7" office:value-type="date" office:date-value="2021-11-08" calcext:value-type="date">
            <text:p>08/11/21</text:p>
          </table:table-cell>
          <table:table-cell table:formula="of:=[$'latest_prevalence_history.England_weighted'.B16]/55977178" office:value-type="percentage" office:value="0.0151240092062478" calcext:value-type="percentage">
            <text:p>1.51%</text:p>
          </table:table-cell>
          <table:table-cell/>
        </table:table-row>
        <table:table-row table:style-name="ro1">
          <table:table-cell table:style-name="ce19" table:formula="of:=VALUE([$'latest_prevalence_history.England_weighted'.A17])" office:value-type="date" office:date-value="2021-11-16" calcext:value-type="date">
            <text:p>16/11/21</text:p>
          </table:table-cell>
          <table:table-cell table:formula="of:=[$'latest_prevalence_history.England_weighted'.B17]" office:value-type="float" office:value="837047.508922097" calcext:value-type="float">
            <text:p>837,047.5</text:p>
          </table:table-cell>
          <table:table-cell table:style-name="ce19" table:formula="of:=[.A17] - 7" office:value-type="date" office:date-value="2021-11-09" calcext:value-type="date">
            <text:p>09/11/21</text:p>
          </table:table-cell>
          <table:table-cell table:formula="of:=[$'latest_prevalence_history.England_weighted'.B17]/55977178" office:value-type="percentage" office:value="0.0149533709777598" calcext:value-type="percentage">
            <text:p>1.50%</text:p>
          </table:table-cell>
          <table:table-cell/>
        </table:table-row>
        <table:table-row table:style-name="ro1">
          <table:table-cell table:style-name="ce19" table:formula="of:=VALUE([$'latest_prevalence_history.England_weighted'.A18])" office:value-type="date" office:date-value="2021-11-17" calcext:value-type="date">
            <text:p>17/11/21</text:p>
          </table:table-cell>
          <table:table-cell table:formula="of:=[$'latest_prevalence_history.England_weighted'.B18]" office:value-type="float" office:value="830596.883639257" calcext:value-type="float">
            <text:p>830,596.9</text:p>
          </table:table-cell>
          <table:table-cell table:style-name="ce19" table:formula="of:=[.A18] - 7" office:value-type="date" office:date-value="2021-11-10" calcext:value-type="date">
            <text:p>10/11/21</text:p>
          </table:table-cell>
          <table:table-cell table:formula="of:=[$'latest_prevalence_history.England_weighted'.B18]/55977178" office:value-type="percentage" office:value="0.0148381342774953" calcext:value-type="percentage">
            <text:p>1.48%</text:p>
          </table:table-cell>
          <table:table-cell/>
        </table:table-row>
        <table:table-row table:style-name="ro1">
          <table:table-cell table:style-name="ce19" table:formula="of:=VALUE([$'latest_prevalence_history.England_weighted'.A19])" office:value-type="date" office:date-value="2021-11-18" calcext:value-type="date">
            <text:p>18/11/21</text:p>
          </table:table-cell>
          <table:table-cell table:formula="of:=[$'latest_prevalence_history.England_weighted'.B19]" office:value-type="float" office:value="827310.992793171" calcext:value-type="float">
            <text:p>827,311.0</text:p>
          </table:table-cell>
          <table:table-cell table:style-name="ce19" table:formula="of:=[.A19] - 7" office:value-type="date" office:date-value="2021-11-11" calcext:value-type="date">
            <text:p>11/11/21</text:p>
          </table:table-cell>
          <table:table-cell table:formula="of:=[$'latest_prevalence_history.England_weighted'.B19]/55977178" office:value-type="percentage" office:value="0.0147794337326753" calcext:value-type="percentage">
            <text:p>1.48%</text:p>
          </table:table-cell>
          <table:table-cell/>
        </table:table-row>
        <table:table-row table:style-name="ro1">
          <table:table-cell table:style-name="ce19" table:formula="of:=VALUE([$'latest_prevalence_history.England_weighted'.A20])" office:value-type="date" office:date-value="2021-11-19" calcext:value-type="date">
            <text:p>19/11/21</text:p>
          </table:table-cell>
          <table:table-cell table:formula="of:=[$'latest_prevalence_history.England_weighted'.B20]" office:value-type="float" office:value="827889.224168827" calcext:value-type="float">
            <text:p>827,889.2</text:p>
          </table:table-cell>
          <table:table-cell table:style-name="ce19" table:formula="of:=[.A20] - 7" office:value-type="date" office:date-value="2021-11-12" calcext:value-type="date">
            <text:p>12/11/21</text:p>
          </table:table-cell>
          <table:table-cell table:formula="of:=[$'latest_prevalence_history.England_weighted'.B20]/55977178" office:value-type="percentage" office:value="0.0147897635027051" calcext:value-type="percentage">
            <text:p>1.48%</text:p>
          </table:table-cell>
          <table:table-cell/>
        </table:table-row>
        <table:table-row table:style-name="ro1">
          <table:table-cell table:style-name="ce19" table:formula="of:=VALUE([$'latest_prevalence_history.England_weighted'.A21])" office:value-type="date" office:date-value="2021-11-20" calcext:value-type="date">
            <text:p>20/11/21</text:p>
          </table:table-cell>
          <table:table-cell table:formula="of:=[$'latest_prevalence_history.England_weighted'.B21]" office:value-type="float" office:value="831281.121970415" calcext:value-type="float">
            <text:p>831,281.1</text:p>
          </table:table-cell>
          <table:table-cell table:style-name="ce19" table:formula="of:=[.A21] - 7" office:value-type="date" office:date-value="2021-11-13" calcext:value-type="date">
            <text:p>13/11/21</text:p>
          </table:table-cell>
          <table:table-cell table:formula="of:=[$'latest_prevalence_history.England_weighted'.B21]/55977178" office:value-type="percentage" office:value="0.0148503578006454" calcext:value-type="percentage">
            <text:p>1.49%</text:p>
          </table:table-cell>
          <table:table-cell/>
        </table:table-row>
        <table:table-row table:style-name="ro1">
          <table:table-cell table:style-name="ce19" table:formula="of:=VALUE([$'latest_prevalence_history.England_weighted'.A22])" office:value-type="date" office:date-value="2021-11-21" calcext:value-type="date">
            <text:p>21/11/21</text:p>
          </table:table-cell>
          <table:table-cell table:formula="of:=[$'latest_prevalence_history.England_weighted'.B22]" office:value-type="float" office:value="836489.064055924" calcext:value-type="float">
            <text:p>836,489.1</text:p>
          </table:table-cell>
          <table:table-cell table:style-name="ce19" table:formula="of:=[.A22] - 7" office:value-type="date" office:date-value="2021-11-14" calcext:value-type="date">
            <text:p>14/11/21</text:p>
          </table:table-cell>
          <table:table-cell table:formula="of:=[$'latest_prevalence_history.England_weighted'.B22]/55977178" office:value-type="percentage" office:value="0.0149433946823101" calcext:value-type="percentage">
            <text:p>1.49%</text:p>
          </table:table-cell>
          <table:table-cell/>
        </table:table-row>
        <table:table-row table:style-name="ro1">
          <table:table-cell table:style-name="ce19" table:formula="of:=VALUE([$'latest_prevalence_history.England_weighted'.A23])" office:value-type="date" office:date-value="2021-11-22" calcext:value-type="date">
            <text:p>22/11/21</text:p>
          </table:table-cell>
          <table:table-cell table:formula="of:=[$'latest_prevalence_history.England_weighted'.B23]" office:value-type="float" office:value="844227.010193434" calcext:value-type="float">
            <text:p>844,227.0</text:p>
          </table:table-cell>
          <table:table-cell table:style-name="ce19" table:formula="of:=[.A23] - 7" office:value-type="date" office:date-value="2021-11-15" calcext:value-type="date">
            <text:p>15/11/21</text:p>
          </table:table-cell>
          <table:table-cell table:formula="of:=[$'latest_prevalence_history.England_weighted'.B23]/55977178" office:value-type="percentage" office:value="0.0150816286271779" calcext:value-type="percentage">
            <text:p>1.51%</text:p>
          </table:table-cell>
          <table:table-cell/>
        </table:table-row>
        <table:table-row table:style-name="ro1">
          <table:table-cell table:style-name="ce19" table:formula="of:=VALUE([$'latest_prevalence_history.England_weighted'.A24])" office:value-type="date" office:date-value="2021-11-23" calcext:value-type="date">
            <text:p>23/11/21</text:p>
          </table:table-cell>
          <table:table-cell table:formula="of:=[$'latest_prevalence_history.England_weighted'.B24]" office:value-type="float" office:value="852963.580494838" calcext:value-type="float">
            <text:p>852,963.6</text:p>
          </table:table-cell>
          <table:table-cell table:style-name="ce19" table:formula="of:=[.A24] - 7" office:value-type="date" office:date-value="2021-11-16" calcext:value-type="date">
            <text:p>16/11/21</text:p>
          </table:table-cell>
          <table:table-cell table:formula="of:=[$'latest_prevalence_history.England_weighted'.B24]/55977178" office:value-type="percentage" office:value="0.0152377024167749" calcext:value-type="percentage">
            <text:p>1.52%</text:p>
          </table:table-cell>
          <table:table-cell/>
        </table:table-row>
        <table:table-row table:style-name="ro1">
          <table:table-cell table:style-name="ce19" table:formula="of:=VALUE([$'latest_prevalence_history.England_weighted'.A25])" office:value-type="date" office:date-value="2021-11-24" calcext:value-type="date">
            <text:p>24/11/21</text:p>
          </table:table-cell>
          <table:table-cell table:formula="of:=[$'latest_prevalence_history.England_weighted'.B25]" office:value-type="float" office:value="862091.151876098" calcext:value-type="float">
            <text:p>862,091.2</text:p>
          </table:table-cell>
          <table:table-cell table:style-name="ce19" table:formula="of:=[.A25] - 7" office:value-type="date" office:date-value="2021-11-17" calcext:value-type="date">
            <text:p>17/11/21</text:p>
          </table:table-cell>
          <table:table-cell table:formula="of:=[$'latest_prevalence_history.England_weighted'.B25]/55977178" office:value-type="percentage" office:value="0.0154007612151527" calcext:value-type="percentage">
            <text:p>1.54%</text:p>
          </table:table-cell>
          <table:table-cell/>
        </table:table-row>
        <table:table-row table:style-name="ro1">
          <table:table-cell table:style-name="ce19" table:formula="of:=VALUE([$'latest_prevalence_history.England_weighted'.A26])" office:value-type="date" office:date-value="2021-11-25" calcext:value-type="date">
            <text:p>25/11/21</text:p>
          </table:table-cell>
          <table:table-cell table:formula="of:=[$'latest_prevalence_history.England_weighted'.B26]" office:value-type="float" office:value="870751.294383398" calcext:value-type="float">
            <text:p>870,751.3</text:p>
          </table:table-cell>
          <table:table-cell table:style-name="ce19" table:formula="of:=[.A26] - 7" office:value-type="date" office:date-value="2021-11-18" calcext:value-type="date">
            <text:p>18/11/21</text:p>
          </table:table-cell>
          <table:table-cell table:formula="of:=[$'latest_prevalence_history.England_weighted'.B26]/55977178" office:value-type="percentage" office:value="0.0155554696662879" calcext:value-type="percentage">
            <text:p>1.56%</text:p>
          </table:table-cell>
          <table:table-cell/>
        </table:table-row>
        <table:table-row table:style-name="ro1">
          <table:table-cell table:style-name="ce19" table:formula="of:=VALUE([$'latest_prevalence_history.England_weighted'.A27])" office:value-type="date" office:date-value="2021-11-26" calcext:value-type="date">
            <text:p>26/11/21</text:p>
          </table:table-cell>
          <table:table-cell table:formula="of:=[$'latest_prevalence_history.England_weighted'.B27]" office:value-type="float" office:value="879602.511433621" calcext:value-type="float">
            <text:p>879,602.5</text:p>
          </table:table-cell>
          <table:table-cell table:style-name="ce19" table:formula="of:=[.A27] - 7" office:value-type="date" office:date-value="2021-11-19" calcext:value-type="date">
            <text:p>19/11/21</text:p>
          </table:table-cell>
          <table:table-cell table:formula="of:=[$'latest_prevalence_history.England_weighted'.B27]/55977178" office:value-type="percentage" office:value="0.0157135915539297" calcext:value-type="percentage">
            <text:p>1.57%</text:p>
          </table:table-cell>
          <table:table-cell/>
        </table:table-row>
        <table:table-row table:style-name="ro1">
          <table:table-cell table:style-name="ce19" table:formula="of:=VALUE([$'latest_prevalence_history.England_weighted'.A28])" office:value-type="date" office:date-value="2021-11-27" calcext:value-type="date">
            <text:p>27/11/21</text:p>
          </table:table-cell>
          <table:table-cell table:formula="of:=[$'latest_prevalence_history.England_weighted'.B28]" office:value-type="float" office:value="887654.396261288" calcext:value-type="float">
            <text:p>887,654.4</text:p>
          </table:table-cell>
          <table:table-cell table:style-name="ce19" table:formula="of:=[.A28] - 7" office:value-type="date" office:date-value="2021-11-20" calcext:value-type="date">
            <text:p>20/11/21</text:p>
          </table:table-cell>
          <table:table-cell table:formula="of:=[$'latest_prevalence_history.England_weighted'.B28]/55977178" office:value-type="percentage" office:value="0.0158574338324324" calcext:value-type="percentage">
            <text:p>1.59%</text:p>
          </table:table-cell>
          <table:table-cell/>
        </table:table-row>
        <table:table-row table:style-name="ro1">
          <table:table-cell table:style-name="ce19" table:formula="of:=VALUE([$'latest_prevalence_history.England_weighted'.A29])" office:value-type="date" office:date-value="2021-11-28" calcext:value-type="date">
            <text:p>28/11/21</text:p>
          </table:table-cell>
          <table:table-cell table:formula="of:=[$'latest_prevalence_history.England_weighted'.B29]" office:value-type="float" office:value="894989.231093562" calcext:value-type="float">
            <text:p>894,989.2</text:p>
          </table:table-cell>
          <table:table-cell table:style-name="ce19" table:formula="of:=[.A29] - 7" office:value-type="date" office:date-value="2021-11-21" calcext:value-type="date">
            <text:p>21/11/21</text:p>
          </table:table-cell>
          <table:table-cell table:formula="of:=[$'latest_prevalence_history.England_weighted'.B29]/55977178" office:value-type="percentage" office:value="0.0159884664263276" calcext:value-type="percentage">
            <text:p>1.60%</text:p>
          </table:table-cell>
          <table:table-cell/>
        </table:table-row>
        <table:table-row table:style-name="ro1">
          <table:table-cell table:style-name="ce19" table:formula="of:=VALUE([$'latest_prevalence_history.England_weighted'.A30])" office:value-type="date" office:date-value="2021-11-29" calcext:value-type="date">
            <text:p>29/11/21</text:p>
          </table:table-cell>
          <table:table-cell table:formula="of:=[$'latest_prevalence_history.England_weighted'.B30]" office:value-type="float" office:value="901324.487144405" calcext:value-type="float">
            <text:p>901,324.5</text:p>
          </table:table-cell>
          <table:table-cell table:style-name="ce19" table:formula="of:=[.A30] - 7" office:value-type="date" office:date-value="2021-11-22" calcext:value-type="date">
            <text:p>22/11/21</text:p>
          </table:table-cell>
          <table:table-cell table:formula="of:=[$'latest_prevalence_history.England_weighted'.B30]/55977178" office:value-type="percentage" office:value="0.0161016421218019" calcext:value-type="percentage">
            <text:p>1.61%</text:p>
          </table:table-cell>
          <table:table-cell/>
        </table:table-row>
        <table:table-row table:style-name="ro1">
          <table:table-cell table:style-name="ce19" table:formula="of:=VALUE([$'latest_prevalence_history.England_weighted'.A31])" office:value-type="date" office:date-value="2021-11-30" calcext:value-type="date">
            <text:p>30/11/21</text:p>
          </table:table-cell>
          <table:table-cell table:formula="of:=[$'latest_prevalence_history.England_weighted'.B31]" office:value-type="float" office:value="906157.241864406" calcext:value-type="float">
            <text:p>906,157.2</text:p>
          </table:table-cell>
          <table:table-cell table:style-name="ce19" table:formula="of:=[.A31] - 7" office:value-type="date" office:date-value="2021-11-23" calcext:value-type="date">
            <text:p>23/11/21</text:p>
          </table:table-cell>
          <table:table-cell table:formula="of:=[$'latest_prevalence_history.England_weighted'.B31]/55977178" office:value-type="percentage" office:value="0.016187976497572" calcext:value-type="percentage">
            <text:p>1.62%</text:p>
          </table:table-cell>
          <table:table-cell/>
        </table:table-row>
        <table:table-row table:style-name="ro1">
          <table:table-cell table:style-name="ce19" table:formula="of:=VALUE([$'latest_prevalence_history.England_weighted'.A32])" office:value-type="date" office:date-value="2021-12-01" calcext:value-type="date">
            <text:p>01/12/21</text:p>
          </table:table-cell>
          <table:table-cell table:formula="of:=[$'latest_prevalence_history.England_weighted'.B32]" office:value-type="float" office:value="910440.460910007" calcext:value-type="float">
            <text:p>910,440.5</text:p>
          </table:table-cell>
          <table:table-cell table:style-name="ce19" table:formula="of:=[.A32] - 7" office:value-type="date" office:date-value="2021-11-24" calcext:value-type="date">
            <text:p>24/11/21</text:p>
          </table:table-cell>
          <table:table-cell table:formula="of:=[$'latest_prevalence_history.England_weighted'.B32]/55977178" office:value-type="percentage" office:value="0.016264493735465" calcext:value-type="percentage">
            <text:p>1.63%</text:p>
          </table:table-cell>
          <table:table-cell/>
        </table:table-row>
        <table:table-row table:style-name="ro1">
          <table:table-cell table:style-name="ce19" table:formula="of:=VALUE([$'latest_prevalence_history.England_weighted'.A33])" office:value-type="date" office:date-value="2021-12-02" calcext:value-type="date">
            <text:p>02/12/21</text:p>
          </table:table-cell>
          <table:table-cell table:formula="of:=[$'latest_prevalence_history.England_weighted'.B33]" office:value-type="float" office:value="914840.942715997" calcext:value-type="float">
            <text:p>914,840.9</text:p>
          </table:table-cell>
          <table:table-cell table:style-name="ce19" table:formula="of:=[.A33] - 7" office:value-type="date" office:date-value="2021-11-25" calcext:value-type="date">
            <text:p>25/11/21</text:p>
          </table:table-cell>
          <table:table-cell table:formula="of:=[$'latest_prevalence_history.England_weighted'.B33]/55977178" office:value-type="percentage" office:value="0.0163431058049407" calcext:value-type="percentage">
            <text:p>1.63%</text:p>
          </table:table-cell>
          <table:table-cell/>
        </table:table-row>
        <table:table-row table:style-name="ro1">
          <table:table-cell table:style-name="ce19" table:formula="of:=VALUE([$'latest_prevalence_history.England_weighted'.A34])" office:value-type="date" office:date-value="2021-12-03" calcext:value-type="date">
            <text:p>03/12/21</text:p>
          </table:table-cell>
          <table:table-cell table:formula="of:=[$'latest_prevalence_history.England_weighted'.B34]" office:value-type="float" office:value="919019.649945384" calcext:value-type="float">
            <text:p>919,019.6</text:p>
          </table:table-cell>
          <table:table-cell table:style-name="ce19" table:formula="of:=[.A34] - 7" office:value-type="date" office:date-value="2021-11-26" calcext:value-type="date">
            <text:p>26/11/21</text:p>
          </table:table-cell>
          <table:table-cell table:formula="of:=[$'latest_prevalence_history.England_weighted'.B34]/55977178" office:value-type="percentage" office:value="0.0164177559995144" calcext:value-type="percentage">
            <text:p>1.64%</text:p>
          </table:table-cell>
          <table:table-cell/>
        </table:table-row>
        <table:table-row table:style-name="ro1">
          <table:table-cell table:style-name="ce19" table:formula="of:=VALUE([$'latest_prevalence_history.England_weighted'.A35])" office:value-type="date" office:date-value="2021-12-04" calcext:value-type="date">
            <text:p>04/12/21</text:p>
          </table:table-cell>
          <table:table-cell table:formula="of:=[$'latest_prevalence_history.England_weighted'.B35]" office:value-type="float" office:value="923381.905287954" calcext:value-type="float">
            <text:p>923,381.9</text:p>
          </table:table-cell>
          <table:table-cell table:style-name="ce19" table:formula="of:=[.A35] - 7" office:value-type="date" office:date-value="2021-11-27" calcext:value-type="date">
            <text:p>27/11/21</text:p>
          </table:table-cell>
          <table:table-cell table:formula="of:=[$'latest_prevalence_history.England_weighted'.B35]/55977178" office:value-type="percentage" office:value="0.0164956851752683" calcext:value-type="percentage">
            <text:p>1.65%</text:p>
          </table:table-cell>
          <table:table-cell/>
        </table:table-row>
        <table:table-row table:style-name="ro1">
          <table:table-cell table:style-name="ce19" table:formula="of:=VALUE([$'latest_prevalence_history.England_weighted'.A36])" office:value-type="date" office:date-value="2021-12-05" calcext:value-type="date">
            <text:p>05/12/21</text:p>
          </table:table-cell>
          <table:table-cell table:formula="of:=[$'latest_prevalence_history.England_weighted'.B36]" office:value-type="float" office:value="928659.164829008" calcext:value-type="float">
            <text:p>928,659.2</text:p>
          </table:table-cell>
          <table:table-cell table:style-name="ce19" table:formula="of:=[.A36] - 7" office:value-type="date" office:date-value="2021-11-28" calcext:value-type="date">
            <text:p>28/11/21</text:p>
          </table:table-cell>
          <table:table-cell table:formula="of:=[$'latest_prevalence_history.England_weighted'.B36]/55977178" office:value-type="percentage" office:value="0.0165899603732973" calcext:value-type="percentage">
            <text:p>1.66%</text:p>
          </table:table-cell>
          <table:table-cell/>
        </table:table-row>
        <table:table-row table:style-name="ro1">
          <table:table-cell table:style-name="ce19" table:formula="of:=VALUE([$'latest_prevalence_history.England_weighted'.A37])" office:value-type="date" office:date-value="2021-12-06" calcext:value-type="date">
            <text:p>06/12/21</text:p>
          </table:table-cell>
          <table:table-cell table:formula="of:=[$'latest_prevalence_history.England_weighted'.B37]" office:value-type="float" office:value="933170.355784822" calcext:value-type="float">
            <text:p>933,170.4</text:p>
          </table:table-cell>
          <table:table-cell table:style-name="ce19" table:formula="of:=[.A37] - 7" office:value-type="date" office:date-value="2021-11-29" calcext:value-type="date">
            <text:p>29/11/21</text:p>
          </table:table-cell>
          <table:table-cell table:formula="of:=[$'latest_prevalence_history.England_weighted'.B37]/55977178" office:value-type="percentage" office:value="0.0166705501978828" calcext:value-type="percentage">
            <text:p>1.67%</text:p>
          </table:table-cell>
          <table:table-cell/>
        </table:table-row>
        <table:table-row table:style-name="ro1">
          <table:table-cell table:style-name="ce19" table:formula="of:=VALUE([$'latest_prevalence_history.England_weighted'.A38])" office:value-type="date" office:date-value="2021-12-07" calcext:value-type="date">
            <text:p>07/12/21</text:p>
          </table:table-cell>
          <table:table-cell table:formula="of:=[$'latest_prevalence_history.England_weighted'.B38]" office:value-type="float" office:value="937429.168612596" calcext:value-type="float">
            <text:p>937,429.2</text:p>
          </table:table-cell>
          <table:table-cell table:style-name="ce19" table:formula="of:=[.A38] - 7" office:value-type="date" office:date-value="2021-11-30" calcext:value-type="date">
            <text:p>30/11/21</text:p>
          </table:table-cell>
          <table:table-cell table:formula="of:=[$'latest_prevalence_history.England_weighted'.B38]/55977178" office:value-type="percentage" office:value="0.0167466314327706" calcext:value-type="percentage">
            <text:p>1.67%</text:p>
          </table:table-cell>
          <table:table-cell/>
        </table:table-row>
        <table:table-row table:style-name="ro1">
          <table:table-cell table:style-name="ce19" table:formula="of:=VALUE([$'latest_prevalence_history.England_weighted'.A39])" office:value-type="date" office:date-value="2021-12-08" calcext:value-type="date">
            <text:p>08/12/21</text:p>
          </table:table-cell>
          <table:table-cell table:formula="of:=[$'latest_prevalence_history.England_weighted'.B39]" office:value-type="float" office:value="942335.200738809" calcext:value-type="float">
            <text:p>942,335.2</text:p>
          </table:table-cell>
          <table:table-cell table:style-name="ce19" table:formula="of:=[.A39] - 7" office:value-type="date" office:date-value="2021-12-01" calcext:value-type="date">
            <text:p>01/12/21</text:p>
          </table:table-cell>
          <table:table-cell table:formula="of:=[$'latest_prevalence_history.England_weighted'.B39]/55977178" office:value-type="percentage" office:value="0.0168342748671398" calcext:value-type="percentage">
            <text:p>1.68%</text:p>
          </table:table-cell>
          <table:table-cell/>
        </table:table-row>
        <table:table-row table:style-name="ro1">
          <table:table-cell table:style-name="ce19" table:formula="of:=VALUE([$'latest_prevalence_history.England_weighted'.A40])" office:value-type="date" office:date-value="2021-12-09" calcext:value-type="date">
            <text:p>09/12/21</text:p>
          </table:table-cell>
          <table:table-cell table:formula="of:=[$'latest_prevalence_history.England_weighted'.B40]" office:value-type="float" office:value="947827.760297504" calcext:value-type="float">
            <text:p>947,827.8</text:p>
          </table:table-cell>
          <table:table-cell table:style-name="ce19" table:formula="of:=[.A40] - 7" office:value-type="date" office:date-value="2021-12-02" calcext:value-type="date">
            <text:p>02/12/21</text:p>
          </table:table-cell>
          <table:table-cell table:formula="of:=[$'latest_prevalence_history.England_weighted'.B40]/55977178" office:value-type="percentage" office:value="0.0169323962758091" calcext:value-type="percentage">
            <text:p>1.69%</text:p>
          </table:table-cell>
          <table:table-cell/>
        </table:table-row>
        <table:table-row table:style-name="ro1">
          <table:table-cell table:style-name="ce19" table:formula="of:=VALUE([$'latest_prevalence_history.England_weighted'.A41])" office:value-type="date" office:date-value="2021-12-10" calcext:value-type="date">
            <text:p>10/12/21</text:p>
          </table:table-cell>
          <table:table-cell table:formula="of:=[$'latest_prevalence_history.England_weighted'.B41]" office:value-type="float" office:value="954480.816165345" calcext:value-type="float">
            <text:p>954,480.8</text:p>
          </table:table-cell>
          <table:table-cell table:style-name="ce19" table:formula="of:=[.A41] - 7" office:value-type="date" office:date-value="2021-12-03" calcext:value-type="date">
            <text:p>03/12/21</text:p>
          </table:table-cell>
          <table:table-cell table:formula="of:=[$'latest_prevalence_history.England_weighted'.B41]/55977178" office:value-type="percentage" office:value="0.0170512492817224" calcext:value-type="percentage">
            <text:p>1.71%</text:p>
          </table:table-cell>
          <table:table-cell/>
        </table:table-row>
        <table:table-row table:style-name="ro1">
          <table:table-cell table:style-name="ce19" table:formula="of:=VALUE([$'latest_prevalence_history.England_weighted'.A42])" office:value-type="date" office:date-value="2021-12-11" calcext:value-type="date">
            <text:p>11/12/21</text:p>
          </table:table-cell>
          <table:table-cell table:formula="of:=[$'latest_prevalence_history.England_weighted'.B42]" office:value-type="float" office:value="962174.077504973" calcext:value-type="float">
            <text:p>962,174.1</text:p>
          </table:table-cell>
          <table:table-cell table:style-name="ce19" table:formula="of:=[.A42] - 7" office:value-type="date" office:date-value="2021-12-04" calcext:value-type="date">
            <text:p>04/12/21</text:p>
          </table:table-cell>
          <table:table-cell table:formula="of:=[$'latest_prevalence_history.England_weighted'.B42]/55977178" office:value-type="percentage" office:value="0.0171886849584481" calcext:value-type="percentage">
            <text:p>1.72%</text:p>
          </table:table-cell>
          <table:table-cell/>
        </table:table-row>
        <table:table-row table:style-name="ro1">
          <table:table-cell table:style-name="ce19" table:formula="of:=VALUE([$'latest_prevalence_history.England_weighted'.A43])" office:value-type="date" office:date-value="2021-12-12" calcext:value-type="date">
            <text:p>12/12/21</text:p>
          </table:table-cell>
          <table:table-cell table:formula="of:=[$'latest_prevalence_history.England_weighted'.B43]" office:value-type="float" office:value="971710.495383307" calcext:value-type="float">
            <text:p>971,710.5</text:p>
          </table:table-cell>
          <table:table-cell table:style-name="ce19" table:formula="of:=[.A43] - 7" office:value-type="date" office:date-value="2021-12-05" calcext:value-type="date">
            <text:p>05/12/21</text:p>
          </table:table-cell>
          <table:table-cell table:formula="of:=[$'latest_prevalence_history.England_weighted'.B43]/55977178" office:value-type="percentage" office:value="0.017359047563693" calcext:value-type="percentage">
            <text:p>1.74%</text:p>
          </table:table-cell>
          <table:table-cell/>
        </table:table-row>
        <table:table-row table:style-name="ro1">
          <table:table-cell table:style-name="ce19" table:formula="of:=VALUE([$'latest_prevalence_history.England_weighted'.A44])" office:value-type="date" office:date-value="2021-12-13" calcext:value-type="date">
            <text:p>13/12/21</text:p>
          </table:table-cell>
          <table:table-cell table:formula="of:=[$'latest_prevalence_history.England_weighted'.B44]" office:value-type="float" office:value="983316.122719" calcext:value-type="float">
            <text:p>983,316.1</text:p>
          </table:table-cell>
          <table:table-cell table:style-name="ce19" table:formula="of:=[.A44] - 7" office:value-type="date" office:date-value="2021-12-06" calcext:value-type="date">
            <text:p>06/12/21</text:p>
          </table:table-cell>
          <table:table-cell table:formula="of:=[$'latest_prevalence_history.England_weighted'.B44]/55977178" office:value-type="percentage" office:value="0.017566375402472" calcext:value-type="percentage">
            <text:p>1.76%</text:p>
          </table:table-cell>
          <table:table-cell/>
        </table:table-row>
        <table:table-row table:style-name="ro1">
          <table:table-cell table:style-name="ce19" table:formula="of:=VALUE([$'latest_prevalence_history.England_weighted'.A45])" office:value-type="date" office:date-value="2021-12-14" calcext:value-type="date">
            <text:p>14/12/21</text:p>
          </table:table-cell>
          <table:table-cell table:formula="of:=[$'latest_prevalence_history.England_weighted'.B45]" office:value-type="float" office:value="999399.583542521" calcext:value-type="float">
            <text:p>999,399.6</text:p>
          </table:table-cell>
          <table:table-cell table:style-name="ce19" table:formula="of:=[.A45] - 7" office:value-type="date" office:date-value="2021-12-07" calcext:value-type="date">
            <text:p>07/12/21</text:p>
          </table:table-cell>
          <table:table-cell table:formula="of:=[$'latest_prevalence_history.England_weighted'.B45]/55977178" office:value-type="percentage" office:value="0.0178536971539101" calcext:value-type="percentage">
            <text:p>1.79%</text:p>
          </table:table-cell>
          <table:table-cell/>
        </table:table-row>
        <table:table-row table:style-name="ro1">
          <table:table-cell table:style-name="ce19" table:formula="of:=VALUE([$'latest_prevalence_history.England_weighted'.A46])" office:value-type="date" office:date-value="2021-12-15" calcext:value-type="date">
            <text:p>15/12/21</text:p>
          </table:table-cell>
          <table:table-cell table:formula="of:=[$'latest_prevalence_history.England_weighted'.B46]" office:value-type="float" office:value="1023220.81356584" calcext:value-type="float">
            <text:p>1,023,220.8</text:p>
          </table:table-cell>
          <table:table-cell table:style-name="ce19" table:formula="of:=[.A46] - 7" office:value-type="date" office:date-value="2021-12-08" calcext:value-type="date">
            <text:p>08/12/21</text:p>
          </table:table-cell>
          <table:table-cell table:formula="of:=[$'latest_prevalence_history.England_weighted'.B46]/55977178" office:value-type="percentage" office:value="0.018279249689326" calcext:value-type="percentage">
            <text:p>1.83%</text:p>
          </table:table-cell>
          <table:table-cell/>
        </table:table-row>
        <table:table-row table:style-name="ro1">
          <table:table-cell table:style-name="ce19" table:formula="of:=VALUE([$'latest_prevalence_history.England_weighted'.A47])" office:value-type="date" office:date-value="2021-12-16" calcext:value-type="date">
            <text:p>16/12/21</text:p>
          </table:table-cell>
          <table:table-cell table:formula="of:=[$'latest_prevalence_history.England_weighted'.B47]" office:value-type="float" office:value="1054994.32599049" calcext:value-type="float">
            <text:p>1,054,994.3</text:p>
          </table:table-cell>
          <table:table-cell table:style-name="ce19" table:formula="of:=[.A47] - 7" office:value-type="date" office:date-value="2021-12-09" calcext:value-type="date">
            <text:p>09/12/21</text:p>
          </table:table-cell>
          <table:table-cell table:formula="of:=[$'latest_prevalence_history.England_weighted'.B47]/55977178" office:value-type="percentage" office:value="0.0188468651633437" calcext:value-type="percentage">
            <text:p>1.88%</text:p>
          </table:table-cell>
          <table:table-cell/>
        </table:table-row>
        <table:table-row table:style-name="ro1">
          <table:table-cell table:style-name="ce19" table:formula="of:=VALUE([$'latest_prevalence_history.England_weighted'.A48])" office:value-type="date" office:date-value="2021-12-17" calcext:value-type="date">
            <text:p>17/12/21</text:p>
          </table:table-cell>
          <table:table-cell table:formula="of:=[$'latest_prevalence_history.England_weighted'.B48]" office:value-type="float" office:value="1093392.68604725" calcext:value-type="float">
            <text:p>1,093,392.7</text:p>
          </table:table-cell>
          <table:table-cell table:style-name="ce19" table:formula="of:=[.A48] - 7" office:value-type="date" office:date-value="2021-12-10" calcext:value-type="date">
            <text:p>10/12/21</text:p>
          </table:table-cell>
          <table:table-cell table:formula="of:=[$'latest_prevalence_history.England_weighted'.B48]/55977178" office:value-type="percentage" office:value="0.0195328297194126" calcext:value-type="percentage">
            <text:p>1.95%</text:p>
          </table:table-cell>
          <table:table-cell/>
        </table:table-row>
        <table:table-row table:style-name="ro1">
          <table:table-cell table:style-name="ce19" table:formula="of:=VALUE([$'latest_prevalence_history.England_weighted'.A49])" office:value-type="date" office:date-value="2021-12-18" calcext:value-type="date">
            <text:p>18/12/21</text:p>
          </table:table-cell>
          <table:table-cell table:formula="of:=[$'latest_prevalence_history.England_weighted'.B49]" office:value-type="float" office:value="1138269.0193504" calcext:value-type="float">
            <text:p>1,138,269.0</text:p>
          </table:table-cell>
          <table:table-cell table:style-name="ce19" table:formula="of:=[.A49] - 7" office:value-type="date" office:date-value="2021-12-11" calcext:value-type="date">
            <text:p>11/12/21</text:p>
          </table:table-cell>
          <table:table-cell table:formula="of:=[$'latest_prevalence_history.England_weighted'.B49]/55977178" office:value-type="percentage" office:value="0.0203345195313418" calcext:value-type="percentage">
            <text:p>2.03%</text:p>
          </table:table-cell>
          <table:table-cell/>
        </table:table-row>
        <table:table-row table:style-name="ro1">
          <table:table-cell table:style-name="ce19" table:formula="of:=VALUE([$'latest_prevalence_history.England_weighted'.A50])" office:value-type="date" office:date-value="2021-12-19" calcext:value-type="date">
            <text:p>19/12/21</text:p>
          </table:table-cell>
          <table:table-cell table:formula="of:=[$'latest_prevalence_history.England_weighted'.B50]" office:value-type="float" office:value="1190348.08453032" calcext:value-type="float">
            <text:p>1,190,348.1</text:p>
          </table:table-cell>
          <table:table-cell table:style-name="ce19" table:formula="of:=[.A50] - 7" office:value-type="date" office:date-value="2021-12-12" calcext:value-type="date">
            <text:p>12/12/21</text:p>
          </table:table-cell>
          <table:table-cell table:formula="of:=[$'latest_prevalence_history.England_weighted'.B50]/55977178" office:value-type="percentage" office:value="0.021264881994057" calcext:value-type="percentage">
            <text:p>2.13%</text:p>
          </table:table-cell>
          <table:table-cell/>
        </table:table-row>
        <table:table-row table:style-name="ro1">
          <table:table-cell table:style-name="ce19" table:formula="of:=VALUE([$'latest_prevalence_history.England_weighted'.A51])" office:value-type="date" office:date-value="2021-12-20" calcext:value-type="date">
            <text:p>20/12/21</text:p>
          </table:table-cell>
          <table:table-cell table:formula="of:=[$'latest_prevalence_history.England_weighted'.B51]" office:value-type="float" office:value="1248422.80589477" calcext:value-type="float">
            <text:p>1,248,422.8</text:p>
          </table:table-cell>
          <table:table-cell table:style-name="ce19" table:formula="of:=[.A51] - 7" office:value-type="date" office:date-value="2021-12-13" calcext:value-type="date">
            <text:p>13/12/21</text:p>
          </table:table-cell>
          <table:table-cell table:formula="of:=[$'latest_prevalence_history.England_weighted'.B51]/55977178" office:value-type="percentage" office:value="0.0223023533964998" calcext:value-type="percentage">
            <text:p>2.23%</text:p>
          </table:table-cell>
          <table:table-cell/>
        </table:table-row>
        <table:table-row table:style-name="ro1">
          <table:table-cell table:style-name="ce19" table:formula="of:=VALUE([$'latest_prevalence_history.England_weighted'.A52])" office:value-type="date" office:date-value="2021-12-21" calcext:value-type="date">
            <text:p>21/12/21</text:p>
          </table:table-cell>
          <table:table-cell table:formula="of:=[$'latest_prevalence_history.England_weighted'.B52]" office:value-type="float" office:value="1313307.50359673" calcext:value-type="float">
            <text:p>1,313,307.5</text:p>
          </table:table-cell>
          <table:table-cell table:style-name="ce19" table:formula="of:=[.A52] - 7" office:value-type="date" office:date-value="2021-12-14" calcext:value-type="date">
            <text:p>14/12/21</text:p>
          </table:table-cell>
          <table:table-cell table:formula="of:=[$'latest_prevalence_history.England_weighted'.B52]/55977178" office:value-type="percentage" office:value="0.0234614810985422" calcext:value-type="percentage">
            <text:p>2.35%</text:p>
          </table:table-cell>
          <table:table-cell/>
        </table:table-row>
        <table:table-row table:style-name="ro1">
          <table:table-cell table:style-name="ce19" table:formula="of:=VALUE([$'latest_prevalence_history.England_weighted'.A53])" office:value-type="date" office:date-value="2021-12-22" calcext:value-type="date">
            <text:p>22/12/21</text:p>
          </table:table-cell>
          <table:table-cell table:formula="of:=[$'latest_prevalence_history.England_weighted'.B53]" office:value-type="float" office:value="1383875.65968826" calcext:value-type="float">
            <text:p>1,383,875.7</text:p>
          </table:table-cell>
          <table:table-cell table:style-name="ce19" table:formula="of:=[.A53] - 7" office:value-type="date" office:date-value="2021-12-15" calcext:value-type="date">
            <text:p>15/12/21</text:p>
          </table:table-cell>
          <table:table-cell table:formula="of:=[$'latest_prevalence_history.England_weighted'.B53]/55977178" office:value-type="percentage" office:value="0.0247221405067662" calcext:value-type="percentage">
            <text:p>2.47%</text:p>
          </table:table-cell>
          <table:table-cell/>
        </table:table-row>
        <table:table-row table:style-name="ro1">
          <table:table-cell table:style-name="ce19" table:formula="of:=VALUE([$'latest_prevalence_history.England_weighted'.A54])" office:value-type="date" office:date-value="2021-12-23" calcext:value-type="date">
            <text:p>23/12/21</text:p>
          </table:table-cell>
          <table:table-cell table:formula="of:=[$'latest_prevalence_history.England_weighted'.B54]" office:value-type="float" office:value="1460054.52386889" calcext:value-type="float">
            <text:p>1,460,054.5</text:p>
          </table:table-cell>
          <table:table-cell table:style-name="ce19" table:formula="of:=[.A54] - 7" office:value-type="date" office:date-value="2021-12-16" calcext:value-type="date">
            <text:p>16/12/21</text:p>
          </table:table-cell>
          <table:table-cell table:formula="of:=[$'latest_prevalence_history.England_weighted'.B54]/55977178" office:value-type="percentage" office:value="0.0260830319790128" calcext:value-type="percentage">
            <text:p>2.61%</text:p>
          </table:table-cell>
          <table:table-cell/>
        </table:table-row>
        <table:table-row table:style-name="ro1">
          <table:table-cell table:style-name="ce19" table:formula="of:=VALUE([$'latest_prevalence_history.England_weighted'.A55])" office:value-type="date" office:date-value="2021-12-24" calcext:value-type="date">
            <text:p>24/12/21</text:p>
          </table:table-cell>
          <table:table-cell table:formula="of:=[$'latest_prevalence_history.England_weighted'.B55]" office:value-type="float" office:value="1540802.5387422" calcext:value-type="float">
            <text:p>1,540,802.5</text:p>
          </table:table-cell>
          <table:table-cell table:style-name="ce19" table:formula="of:=[.A55] - 7" office:value-type="date" office:date-value="2021-12-17" calcext:value-type="date">
            <text:p>17/12/21</text:p>
          </table:table-cell>
          <table:table-cell table:formula="of:=[$'latest_prevalence_history.England_weighted'.B55]/55977178" office:value-type="percentage" office:value="0.0275255486931156" calcext:value-type="percentage">
            <text:p>2.75%</text:p>
          </table:table-cell>
          <table:table-cell/>
        </table:table-row>
        <table:table-row table:style-name="ro1">
          <table:table-cell table:style-name="ce19" table:formula="of:=VALUE([$'latest_prevalence_history.England_weighted'.A56])" office:value-type="date" office:date-value="2021-12-25" calcext:value-type="date">
            <text:p>25/12/21</text:p>
          </table:table-cell>
          <table:table-cell table:formula="of:=[$'latest_prevalence_history.England_weighted'.B56]" office:value-type="float" office:value="1623412.69136605" calcext:value-type="float">
            <text:p>1,623,412.7</text:p>
          </table:table-cell>
          <table:table-cell table:style-name="ce19" table:formula="of:=[.A56] - 7" office:value-type="date" office:date-value="2021-12-18" calcext:value-type="date">
            <text:p>18/12/21</text:p>
          </table:table-cell>
          <table:table-cell table:formula="of:=[$'latest_prevalence_history.England_weighted'.B56]/55977178" office:value-type="percentage" office:value="0.0290013314241394" calcext:value-type="percentage">
            <text:p>2.90%</text:p>
          </table:table-cell>
          <table:table-cell/>
        </table:table-row>
        <table:table-row table:style-name="ro1">
          <table:table-cell table:style-name="ce19" table:formula="of:=VALUE([$'latest_prevalence_history.England_weighted'.A57])" office:value-type="date" office:date-value="2021-12-26" calcext:value-type="date">
            <text:p>26/12/21</text:p>
          </table:table-cell>
          <table:table-cell table:formula="of:=[$'latest_prevalence_history.England_weighted'.B57]" office:value-type="float" office:value="1706480.59789396" calcext:value-type="float">
            <text:p>1,706,480.6</text:p>
          </table:table-cell>
          <table:table-cell table:style-name="ce19" table:formula="of:=[.A57] - 7" office:value-type="date" office:date-value="2021-12-19" calcext:value-type="date">
            <text:p>19/12/21</text:p>
          </table:table-cell>
          <table:table-cell table:formula="of:=[$'latest_prevalence_history.England_weighted'.B57]/55977178" office:value-type="percentage" office:value="0.0304852916646487" calcext:value-type="percentage">
            <text:p>3.05%</text:p>
          </table:table-cell>
          <table:table-cell/>
        </table:table-row>
        <table:table-row table:style-name="ro1">
          <table:table-cell table:style-name="ce19" table:formula="of:=VALUE([$'latest_prevalence_history.England_weighted'.A58])" office:value-type="date" office:date-value="2021-12-27" calcext:value-type="date">
            <text:p>27/12/21</text:p>
          </table:table-cell>
          <table:table-cell table:formula="of:=[$'latest_prevalence_history.England_weighted'.B58]" office:value-type="float" office:value="1788750.55204628" calcext:value-type="float">
            <text:p>1,788,750.6</text:p>
          </table:table-cell>
          <table:table-cell table:style-name="ce19" table:formula="of:=[.A58] - 7" office:value-type="date" office:date-value="2021-12-20" calcext:value-type="date">
            <text:p>20/12/21</text:p>
          </table:table-cell>
          <table:table-cell table:formula="of:=[$'latest_prevalence_history.England_weighted'.B58]/55977178" office:value-type="percentage" office:value="0.0319549969461891" calcext:value-type="percentage">
            <text:p>3.20%</text:p>
          </table:table-cell>
          <table:table-cell/>
        </table:table-row>
        <table:table-row table:style-name="ro1">
          <table:table-cell table:style-name="ce19" table:formula="of:=VALUE([$'latest_prevalence_history.England_weighted'.A59])" office:value-type="date" office:date-value="2021-12-28" calcext:value-type="date">
            <text:p>28/12/21</text:p>
          </table:table-cell>
          <table:table-cell table:formula="of:=[$'latest_prevalence_history.England_weighted'.B59]" office:value-type="float" office:value="1867712.42566142" calcext:value-type="float">
            <text:p>1,867,712.4</text:p>
          </table:table-cell>
          <table:table-cell table:style-name="ce19" table:formula="of:=[.A59] - 7" office:value-type="date" office:date-value="2021-12-21" calcext:value-type="date">
            <text:p>21/12/21</text:p>
          </table:table-cell>
          <table:table-cell table:formula="of:=[$'latest_prevalence_history.England_weighted'.B59]/55977178" office:value-type="percentage" office:value="0.0333656052768759" calcext:value-type="percentage">
            <text:p>3.34%</text:p>
          </table:table-cell>
          <table:table-cell/>
        </table:table-row>
        <table:table-row table:style-name="ro1">
          <table:table-cell table:style-name="ce19" table:formula="of:=VALUE([$'latest_prevalence_history.England_weighted'.A60])" office:value-type="date" office:date-value="2021-12-29" calcext:value-type="date">
            <text:p>29/12/21</text:p>
          </table:table-cell>
          <table:table-cell table:formula="of:=[$'latest_prevalence_history.England_weighted'.B60]" office:value-type="float" office:value="1942563.21238354" calcext:value-type="float">
            <text:p>1,942,563.2</text:p>
          </table:table-cell>
          <table:table-cell table:style-name="ce19" table:formula="of:=[.A60] - 7" office:value-type="date" office:date-value="2021-12-22" calcext:value-type="date">
            <text:p>22/12/21</text:p>
          </table:table-cell>
          <table:table-cell table:formula="of:=[$'latest_prevalence_history.England_weighted'.B60]/55977178" office:value-type="percentage" office:value="0.0347027714112979" calcext:value-type="percentage">
            <text:p>3.47%</text:p>
          </table:table-cell>
          <table:table-cell/>
        </table:table-row>
        <table:table-row table:style-name="ro1">
          <table:table-cell table:style-name="ce19" table:formula="of:=VALUE([$'latest_prevalence_history.England_weighted'.A61])" office:value-type="date" office:date-value="2021-12-30" calcext:value-type="date">
            <text:p>30/12/21</text:p>
          </table:table-cell>
          <table:table-cell table:formula="of:=[$'latest_prevalence_history.England_weighted'.B61]" office:value-type="float" office:value="2013889.88749094" calcext:value-type="float">
            <text:p>2,013,889.9</text:p>
          </table:table-cell>
          <table:table-cell table:style-name="ce19" table:formula="of:=[.A61] - 7" office:value-type="date" office:date-value="2021-12-23" calcext:value-type="date">
            <text:p>23/12/21</text:p>
          </table:table-cell>
          <table:table-cell table:formula="of:=[$'latest_prevalence_history.England_weighted'.B61]/55977178" office:value-type="percentage" office:value="0.0359769813242629" calcext:value-type="percentage">
            <text:p>3.60%</text:p>
          </table:table-cell>
          <table:table-cell/>
        </table:table-row>
        <table:table-row table:style-name="ro1">
          <table:table-cell table:style-name="ce19" table:formula="of:=VALUE([$'latest_prevalence_history.England_weighted'.A62])" office:value-type="date" office:date-value="2021-12-31" calcext:value-type="date">
            <text:p>31/12/21</text:p>
          </table:table-cell>
          <table:table-cell table:formula="of:=[$'latest_prevalence_history.England_weighted'.B62]" office:value-type="float" office:value="2081082.15960183" calcext:value-type="float">
            <text:p>2,081,082.2</text:p>
          </table:table-cell>
          <table:table-cell table:style-name="ce19" table:formula="of:=[.A62] - 7" office:value-type="date" office:date-value="2021-12-24" calcext:value-type="date">
            <text:p>24/12/21</text:p>
          </table:table-cell>
          <table:table-cell table:formula="of:=[$'latest_prevalence_history.England_weighted'.B62]/55977178" office:value-type="percentage" office:value="0.0371773325122218" calcext:value-type="percentage">
            <text:p>3.72%</text:p>
          </table:table-cell>
          <table:table-cell/>
        </table:table-row>
        <table:table-row table:style-name="ro1">
          <table:table-cell table:style-name="ce19" table:formula="of:=VALUE([$'latest_prevalence_history.England_weighted'.A63])" office:value-type="date" office:date-value="2022-01-01" calcext:value-type="date">
            <text:p>01/01/22</text:p>
          </table:table-cell>
          <table:table-cell table:formula="of:=[$'latest_prevalence_history.England_weighted'.B63]" office:value-type="float" office:value="2143732.46983292" calcext:value-type="float">
            <text:p>2,143,732.5</text:p>
          </table:table-cell>
          <table:table-cell table:style-name="ce19" table:formula="of:=[.A63] - 7" office:value-type="date" office:date-value="2021-12-25" calcext:value-type="date">
            <text:p>25/12/21</text:p>
          </table:table-cell>
          <table:table-cell table:formula="of:=[$'latest_prevalence_history.England_weighted'.B63]/55977178" office:value-type="percentage" office:value="0.0382965441707855" calcext:value-type="percentage">
            <text:p>3.83%</text:p>
          </table:table-cell>
          <table:table-cell/>
        </table:table-row>
        <table:table-row table:style-name="ro1">
          <table:table-cell table:style-name="ce19" table:formula="of:=VALUE([$'latest_prevalence_history.England_weighted'.A64])" office:value-type="date" office:date-value="2022-01-02" calcext:value-type="date">
            <text:p>02/01/22</text:p>
          </table:table-cell>
          <table:table-cell table:formula="of:=[$'latest_prevalence_history.England_weighted'.B64]" office:value-type="float" office:value="2200029.55397303" calcext:value-type="float">
            <text:p>2,200,029.6</text:p>
          </table:table-cell>
          <table:table-cell table:style-name="ce19" table:formula="of:=[.A64] - 7" office:value-type="date" office:date-value="2021-12-26" calcext:value-type="date">
            <text:p>26/12/21</text:p>
          </table:table-cell>
          <table:table-cell table:formula="of:=[$'latest_prevalence_history.England_weighted'.B64]/55977178" office:value-type="percentage" office:value="0.039302259109472" calcext:value-type="percentage">
            <text:p>3.93%</text:p>
          </table:table-cell>
          <table:table-cell/>
        </table:table-row>
        <table:table-row table:style-name="ro1">
          <table:table-cell table:style-name="ce19" table:formula="of:=VALUE([$'latest_prevalence_history.England_weighted'.A65])" office:value-type="date" office:date-value="2022-01-03" calcext:value-type="date">
            <text:p>03/01/22</text:p>
          </table:table-cell>
          <table:table-cell table:formula="of:=[$'latest_prevalence_history.England_weighted'.B65]" office:value-type="float" office:value="2249595.3813169" calcext:value-type="float">
            <text:p>2,249,595.4</text:p>
          </table:table-cell>
          <table:table-cell table:style-name="ce19" table:formula="of:=[.A65] - 7" office:value-type="date" office:date-value="2021-12-27" calcext:value-type="date">
            <text:p>27/12/21</text:p>
          </table:table-cell>
          <table:table-cell table:formula="of:=[$'latest_prevalence_history.England_weighted'.B65]/55977178" office:value-type="percentage" office:value="0.0401877240277618" calcext:value-type="percentage">
            <text:p>4.02%</text:p>
          </table:table-cell>
          <table:table-cell/>
        </table:table-row>
        <table:table-row table:style-name="ro1">
          <table:table-cell table:style-name="ce19" table:formula="of:=VALUE([$'latest_prevalence_history.England_weighted'.A66])" office:value-type="date" office:date-value="2022-01-04" calcext:value-type="date">
            <text:p>04/01/22</text:p>
          </table:table-cell>
          <table:table-cell table:formula="of:=[$'latest_prevalence_history.England_weighted'.B66]" office:value-type="float" office:value="2292340.20505344" calcext:value-type="float">
            <text:p>2,292,340.2</text:p>
          </table:table-cell>
          <table:table-cell table:style-name="ce19" table:formula="of:=[.A66] - 7" office:value-type="date" office:date-value="2021-12-28" calcext:value-type="date">
            <text:p>28/12/21</text:p>
          </table:table-cell>
          <table:table-cell table:formula="of:=[$'latest_prevalence_history.England_weighted'.B66]/55977178" office:value-type="percentage" office:value="0.0409513356506368" calcext:value-type="percentage">
            <text:p>4.10%</text:p>
          </table:table-cell>
          <table:table-cell/>
        </table:table-row>
        <table:table-row table:style-name="ro1">
          <table:table-cell table:style-name="ce19" table:formula="of:=VALUE([$'latest_prevalence_history.England_weighted'.A67])" office:value-type="date" office:date-value="2022-01-05" calcext:value-type="date">
            <text:p>05/01/22</text:p>
          </table:table-cell>
          <table:table-cell table:formula="of:=[$'latest_prevalence_history.England_weighted'.B67]" office:value-type="float" office:value="2327752.57864603" calcext:value-type="float">
            <text:p>2,327,752.6</text:p>
          </table:table-cell>
          <table:table-cell table:style-name="ce19" table:formula="of:=[.A67] - 7" office:value-type="date" office:date-value="2021-12-29" calcext:value-type="date">
            <text:p>29/12/21</text:p>
          </table:table-cell>
          <table:table-cell table:formula="of:=[$'latest_prevalence_history.England_weighted'.B67]/55977178" office:value-type="percentage" office:value="0.0415839572806981" calcext:value-type="percentage">
            <text:p>4.16%</text:p>
          </table:table-cell>
          <table:table-cell/>
        </table:table-row>
        <table:table-row table:style-name="ro1">
          <table:table-cell table:style-name="ce19" table:formula="of:=VALUE([$'latest_prevalence_history.England_weighted'.A68])" office:value-type="date" office:date-value="2022-01-06" calcext:value-type="date">
            <text:p>06/01/22</text:p>
          </table:table-cell>
          <table:table-cell table:formula="of:=[$'latest_prevalence_history.England_weighted'.B68]" office:value-type="float" office:value="2355494.96260103" calcext:value-type="float">
            <text:p>2,355,495.0</text:p>
          </table:table-cell>
          <table:table-cell table:style-name="ce19" table:formula="of:=[.A68] - 7" office:value-type="date" office:date-value="2021-12-30" calcext:value-type="date">
            <text:p>30/12/21</text:p>
          </table:table-cell>
          <table:table-cell table:formula="of:=[$'latest_prevalence_history.England_weighted'.B68]/55977178" office:value-type="percentage" office:value="0.0420795589695684" calcext:value-type="percentage">
            <text:p>4.21%</text:p>
          </table:table-cell>
          <table:table-cell/>
        </table:table-row>
        <table:table-row table:style-name="ro1">
          <table:table-cell table:style-name="ce19" table:formula="of:=VALUE([$'latest_prevalence_history.England_weighted'.A69])" office:value-type="date" office:date-value="2022-01-07" calcext:value-type="date">
            <text:p>07/01/22</text:p>
          </table:table-cell>
          <table:table-cell table:formula="of:=[$'latest_prevalence_history.England_weighted'.B69]" office:value-type="float" office:value="2375952.9967546" calcext:value-type="float">
            <text:p>2,375,953.0</text:p>
          </table:table-cell>
          <table:table-cell table:style-name="ce19" table:formula="of:=[.A69] - 7" office:value-type="date" office:date-value="2021-12-31" calcext:value-type="date">
            <text:p>31/12/21</text:p>
          </table:table-cell>
          <table:table-cell table:formula="of:=[$'latest_prevalence_history.England_weighted'.B69]/55977178" office:value-type="percentage" office:value="0.0424450299505024" calcext:value-type="percentage">
            <text:p>4.24%</text:p>
          </table:table-cell>
          <table:table-cell/>
        </table:table-row>
        <table:table-row table:style-name="ro1">
          <table:table-cell table:style-name="ce19" table:formula="of:=VALUE([$'latest_prevalence_history.England_weighted'.A70])" office:value-type="date" office:date-value="2022-01-08" calcext:value-type="date">
            <text:p>08/01/22</text:p>
          </table:table-cell>
          <table:table-cell table:formula="of:=[$'latest_prevalence_history.England_weighted'.B70]" office:value-type="float" office:value="2389668.94016819" calcext:value-type="float">
            <text:p>2,389,668.9</text:p>
          </table:table-cell>
          <table:table-cell table:style-name="ce19" table:formula="of:=[.A70] - 7" office:value-type="date" office:date-value="2022-01-01" calcext:value-type="date">
            <text:p>01/01/22</text:p>
          </table:table-cell>
          <table:table-cell table:formula="of:=[$'latest_prevalence_history.England_weighted'.B70]/55977178" office:value-type="percentage" office:value="0.0426900573688832" calcext:value-type="percentage">
            <text:p>4.27%</text:p>
          </table:table-cell>
          <table:table-cell/>
        </table:table-row>
        <table:table-row table:style-name="ro1">
          <table:table-cell table:style-name="ce19" table:formula="of:=VALUE([$'latest_prevalence_history.England_weighted'.A71])" office:value-type="date" office:date-value="2022-01-09" calcext:value-type="date">
            <text:p>09/01/22</text:p>
          </table:table-cell>
          <table:table-cell table:formula="of:=[$'latest_prevalence_history.England_weighted'.B71]" office:value-type="float" office:value="2396150.45436181" calcext:value-type="float">
            <text:p>2,396,150.5</text:p>
          </table:table-cell>
          <table:table-cell table:style-name="ce19" table:formula="of:=[.A71] - 7" office:value-type="date" office:date-value="2022-01-02" calcext:value-type="date">
            <text:p>02/01/22</text:p>
          </table:table-cell>
          <table:table-cell table:formula="of:=[$'latest_prevalence_history.England_weighted'.B71]/55977178" office:value-type="percentage" office:value="0.0428058458817236" calcext:value-type="percentage">
            <text:p>4.28%</text:p>
          </table:table-cell>
          <table:table-cell/>
        </table:table-row>
        <table:table-row table:style-name="ro1">
          <table:table-cell table:style-name="ce19" table:formula="of:=VALUE([$'latest_prevalence_history.England_weighted'.A72])" office:value-type="date" office:date-value="2022-01-10" calcext:value-type="date">
            <text:p>10/01/22</text:p>
          </table:table-cell>
          <table:table-cell table:formula="of:=[$'latest_prevalence_history.England_weighted'.B72]" office:value-type="float" office:value="2395032.01175046" calcext:value-type="float">
            <text:p>2,395,032.0</text:p>
          </table:table-cell>
          <table:table-cell table:style-name="ce19" table:formula="of:=[.A72] - 7" office:value-type="date" office:date-value="2022-01-03" calcext:value-type="date">
            <text:p>03/01/22</text:p>
          </table:table-cell>
          <table:table-cell table:formula="of:=[$'latest_prevalence_history.England_weighted'.B72]/55977178" office:value-type="percentage" office:value="0.0427858655495362" calcext:value-type="percentage">
            <text:p>4.28%</text:p>
          </table:table-cell>
          <table:table-cell/>
        </table:table-row>
        <table:table-row table:style-name="ro1">
          <table:table-cell table:style-name="ce19" table:formula="of:=VALUE([$'latest_prevalence_history.England_weighted'.A73])" office:value-type="date" office:date-value="2022-01-11" calcext:value-type="date">
            <text:p>11/01/22</text:p>
          </table:table-cell>
          <table:table-cell table:formula="of:=[$'latest_prevalence_history.England_weighted'.B73]" office:value-type="float" office:value="2385819.20833893" calcext:value-type="float">
            <text:p>2,385,819.2</text:p>
          </table:table-cell>
          <table:table-cell table:style-name="ce19" table:formula="of:=[.A73] - 7" office:value-type="date" office:date-value="2022-01-04" calcext:value-type="date">
            <text:p>04/01/22</text:p>
          </table:table-cell>
          <table:table-cell table:formula="of:=[$'latest_prevalence_history.England_weighted'.B73]/55977178" office:value-type="percentage" office:value="0.0426212841300954" calcext:value-type="percentage">
            <text:p>4.26%</text:p>
          </table:table-cell>
          <table:table-cell/>
        </table:table-row>
        <table:table-row table:style-name="ro1">
          <table:table-cell table:style-name="ce19" table:formula="of:=VALUE([$'latest_prevalence_history.England_weighted'.A74])" office:value-type="date" office:date-value="2022-01-12" calcext:value-type="date">
            <text:p>12/01/22</text:p>
          </table:table-cell>
          <table:table-cell table:formula="of:=[$'latest_prevalence_history.England_weighted'.B74]" office:value-type="float" office:value="2367997.44226607" calcext:value-type="float">
            <text:p>2,367,997.4</text:p>
          </table:table-cell>
          <table:table-cell table:style-name="ce19" table:formula="of:=[.A74] - 7" office:value-type="date" office:date-value="2022-01-05" calcext:value-type="date">
            <text:p>05/01/22</text:p>
          </table:table-cell>
          <table:table-cell table:formula="of:=[$'latest_prevalence_history.England_weighted'.B74]/55977178" office:value-type="percentage" office:value="0.0423029085579496" calcext:value-type="percentage">
            <text:p>4.23%</text:p>
          </table:table-cell>
          <table:table-cell/>
        </table:table-row>
        <table:table-row table:style-name="ro1">
          <table:table-cell table:style-name="ce19" table:formula="of:=VALUE([$'latest_prevalence_history.England_weighted'.A75])" office:value-type="date" office:date-value="2022-01-13" calcext:value-type="date">
            <text:p>13/01/22</text:p>
          </table:table-cell>
          <table:table-cell table:formula="of:=[$'latest_prevalence_history.England_weighted'.B75]" office:value-type="float" office:value="2342240.41371266" calcext:value-type="float">
            <text:p>2,342,240.4</text:p>
          </table:table-cell>
          <table:table-cell table:style-name="ce19" table:formula="of:=[.A75] - 7" office:value-type="date" office:date-value="2022-01-06" calcext:value-type="date">
            <text:p>06/01/22</text:p>
          </table:table-cell>
          <table:table-cell table:formula="of:=[$'latest_prevalence_history.England_weighted'.B75]/55977178" office:value-type="percentage" office:value="0.0418427740982701" calcext:value-type="percentage">
            <text:p>4.18%</text:p>
          </table:table-cell>
          <table:table-cell/>
        </table:table-row>
        <table:table-row table:style-name="ro1">
          <table:table-cell table:style-name="ce19" table:formula="of:=VALUE([$'latest_prevalence_history.England_weighted'.A76])" office:value-type="date" office:date-value="2022-01-14" calcext:value-type="date">
            <text:p>14/01/22</text:p>
          </table:table-cell>
          <table:table-cell table:formula="of:=[$'latest_prevalence_history.England_weighted'.B76]" office:value-type="float" office:value="2309527.86433655" calcext:value-type="float">
            <text:p>2,309,527.9</text:p>
          </table:table-cell>
          <table:table-cell table:style-name="ce19" table:formula="of:=[.A76] - 7" office:value-type="date" office:date-value="2022-01-07" calcext:value-type="date">
            <text:p>07/01/22</text:p>
          </table:table-cell>
          <table:table-cell table:formula="of:=[$'latest_prevalence_history.England_weighted'.B76]/55977178" office:value-type="percentage" office:value="0.0412583832707064" calcext:value-type="percentage">
            <text:p>4.13%</text:p>
          </table:table-cell>
          <table:table-cell/>
        </table:table-row>
        <table:table-row table:style-name="ro1">
          <table:table-cell table:style-name="ce19" table:formula="of:=VALUE([$'latest_prevalence_history.England_weighted'.A77])" office:value-type="date" office:date-value="2022-01-15" calcext:value-type="date">
            <text:p>15/01/22</text:p>
          </table:table-cell>
          <table:table-cell table:formula="of:=[$'latest_prevalence_history.England_weighted'.B77]" office:value-type="float" office:value="2271343.22559567" calcext:value-type="float">
            <text:p>2,271,343.2</text:p>
          </table:table-cell>
          <table:table-cell table:style-name="ce19" table:formula="of:=[.A77] - 7" office:value-type="date" office:date-value="2022-01-08" calcext:value-type="date">
            <text:p>08/01/22</text:p>
          </table:table-cell>
          <table:table-cell table:formula="of:=[$'latest_prevalence_history.England_weighted'.B77]/55977178" office:value-type="percentage" office:value="0.0405762367226813" calcext:value-type="percentage">
            <text:p>4.06%</text:p>
          </table:table-cell>
          <table:table-cell/>
        </table:table-row>
        <table:table-row table:style-name="ro1">
          <table:table-cell table:style-name="ce19" table:formula="of:=VALUE([$'latest_prevalence_history.England_weighted'.A78])" office:value-type="date" office:date-value="2022-01-16" calcext:value-type="date">
            <text:p>16/01/22</text:p>
          </table:table-cell>
          <table:table-cell table:formula="of:=[$'latest_prevalence_history.England_weighted'.B78]" office:value-type="float" office:value="2229324.97624597" calcext:value-type="float">
            <text:p>2,229,325.0</text:p>
          </table:table-cell>
          <table:table-cell table:style-name="ce19" table:formula="of:=[.A78] - 7" office:value-type="date" office:date-value="2022-01-09" calcext:value-type="date">
            <text:p>09/01/22</text:p>
          </table:table-cell>
          <table:table-cell table:formula="of:=[$'latest_prevalence_history.England_weighted'.B78]/55977178" office:value-type="percentage" office:value="0.0398256049321737" calcext:value-type="percentage">
            <text:p>3.98%</text:p>
          </table:table-cell>
          <table:table-cell/>
        </table:table-row>
        <table:table-row table:style-name="ro1">
          <table:table-cell table:style-name="ce19" table:formula="of:=VALUE([$'latest_prevalence_history.England_weighted'.A79])" office:value-type="date" office:date-value="2022-01-17" calcext:value-type="date">
            <text:p>17/01/22</text:p>
          </table:table-cell>
          <table:table-cell table:formula="of:=[$'latest_prevalence_history.England_weighted'.B79]" office:value-type="float" office:value="2184965.14434757" calcext:value-type="float">
            <text:p>2,184,965.1</text:p>
          </table:table-cell>
          <table:table-cell table:style-name="ce19" table:formula="of:=[.A79] - 7" office:value-type="date" office:date-value="2022-01-10" calcext:value-type="date">
            <text:p>10/01/22</text:p>
          </table:table-cell>
          <table:table-cell table:formula="of:=[$'latest_prevalence_history.England_weighted'.B79]/55977178" office:value-type="percentage" office:value="0.039033142119947" calcext:value-type="percentage">
            <text:p>3.90%</text:p>
          </table:table-cell>
          <table:table-cell/>
        </table:table-row>
        <table:table-row table:style-name="ro1">
          <table:table-cell table:style-name="ce19" table:formula="of:=VALUE([$'latest_prevalence_history.England_weighted'.A80])" office:value-type="date" office:date-value="2022-01-18" calcext:value-type="date">
            <text:p>18/01/22</text:p>
          </table:table-cell>
          <table:table-cell table:formula="of:=[$'latest_prevalence_history.England_weighted'.B80]" office:value-type="float" office:value="2137851.98433915" calcext:value-type="float">
            <text:p>2,137,852.0</text:p>
          </table:table-cell>
          <table:table-cell table:style-name="ce19" table:formula="of:=[.A80] - 7" office:value-type="date" office:date-value="2022-01-11" calcext:value-type="date">
            <text:p>11/01/22</text:p>
          </table:table-cell>
          <table:table-cell table:formula="of:=[$'latest_prevalence_history.England_weighted'.B80]/55977178" office:value-type="percentage" office:value="0.0381914926890232" calcext:value-type="percentage">
            <text:p>3.82%</text:p>
          </table:table-cell>
          <table:table-cell/>
        </table:table-row>
        <table:table-row table:style-name="ro1">
          <table:table-cell table:style-name="ce19" table:formula="of:=VALUE([$'latest_prevalence_history.England_weighted'.A81])" office:value-type="date" office:date-value="2022-01-19" calcext:value-type="date">
            <text:p>19/01/22</text:p>
          </table:table-cell>
          <table:table-cell table:formula="of:=[$'latest_prevalence_history.England_weighted'.B81]" office:value-type="float" office:value="2091793.14869914" calcext:value-type="float">
            <text:p>2,091,793.1</text:p>
          </table:table-cell>
          <table:table-cell table:style-name="ce19" table:formula="of:=[.A81] - 7" office:value-type="date" office:date-value="2022-01-12" calcext:value-type="date">
            <text:p>12/01/22</text:p>
          </table:table-cell>
          <table:table-cell table:formula="of:=[$'latest_prevalence_history.England_weighted'.B81]/55977178" office:value-type="percentage" office:value="0.037368678154857" calcext:value-type="percentage">
            <text:p>3.74%</text:p>
          </table:table-cell>
          <table:table-cell/>
        </table:table-row>
        <table:table-row table:style-name="ro1">
          <table:table-cell table:style-name="ce19" table:formula="of:=VALUE([$'latest_prevalence_history.England_weighted'.A82])" office:value-type="date" office:date-value="2022-01-20" calcext:value-type="date">
            <text:p>20/01/22</text:p>
          </table:table-cell>
          <table:table-cell table:formula="of:=[$'latest_prevalence_history.England_weighted'.B82]" office:value-type="float" office:value="2047656.31997926" calcext:value-type="float">
            <text:p>2,047,656.3</text:p>
          </table:table-cell>
          <table:table-cell table:style-name="ce19" table:formula="of:=[.A82] - 7" office:value-type="date" office:date-value="2022-01-13" calcext:value-type="date">
            <text:p>13/01/22</text:p>
          </table:table-cell>
          <table:table-cell table:formula="of:=[$'latest_prevalence_history.England_weighted'.B82]/55977178" office:value-type="percentage" office:value="0.0365801991657969" calcext:value-type="percentage">
            <text:p>3.66%</text:p>
          </table:table-cell>
          <table:table-cell/>
        </table:table-row>
        <table:table-row table:style-name="ro1">
          <table:table-cell table:style-name="ce19" table:formula="of:=VALUE([$'latest_prevalence_history.England_weighted'.A83])" office:value-type="date" office:date-value="2022-01-21" calcext:value-type="date">
            <text:p>21/01/22</text:p>
          </table:table-cell>
          <table:table-cell table:formula="of:=[$'latest_prevalence_history.England_weighted'.B83]" office:value-type="float" office:value="2008306.36050095" calcext:value-type="float">
            <text:p>2,008,306.4</text:p>
          </table:table-cell>
          <table:table-cell table:style-name="ce19" table:formula="of:=[.A83] - 7" office:value-type="date" office:date-value="2022-01-14" calcext:value-type="date">
            <text:p>14/01/22</text:p>
          </table:table-cell>
          <table:table-cell table:formula="of:=[$'latest_prevalence_history.England_weighted'.B83]/55977178" office:value-type="percentage" office:value="0.0358772348348992" calcext:value-type="percentage">
            <text:p>3.59%</text:p>
          </table:table-cell>
          <table:table-cell/>
        </table:table-row>
        <table:table-row table:style-name="ro1">
          <table:table-cell table:style-name="ce19" table:formula="of:=VALUE([$'latest_prevalence_history.England_weighted'.A84])" office:value-type="date" office:date-value="2022-01-22" calcext:value-type="date">
            <text:p>22/01/22</text:p>
          </table:table-cell>
          <table:table-cell table:formula="of:=[$'latest_prevalence_history.England_weighted'.B84]" office:value-type="float" office:value="1973380.94115237" calcext:value-type="float">
            <text:p>1,973,380.9</text:p>
          </table:table-cell>
          <table:table-cell table:style-name="ce19" table:formula="of:=[.A84] - 7" office:value-type="date" office:date-value="2022-01-15" calcext:value-type="date">
            <text:p>15/01/22</text:p>
          </table:table-cell>
          <table:table-cell table:formula="of:=[$'latest_prevalence_history.England_weighted'.B84]/55977178" office:value-type="percentage" office:value="0.0352533123615551" calcext:value-type="percentage">
            <text:p>3.53%</text:p>
          </table:table-cell>
          <table:table-cell/>
        </table:table-row>
        <table:table-row table:style-name="ro1">
          <table:table-cell table:style-name="ce19" table:formula="of:=VALUE([$'latest_prevalence_history.England_weighted'.A85])" office:value-type="date" office:date-value="2022-01-23" calcext:value-type="date">
            <text:p>23/01/22</text:p>
          </table:table-cell>
          <table:table-cell table:formula="of:=[$'latest_prevalence_history.England_weighted'.B85]" office:value-type="float" office:value="1945628.59673667" calcext:value-type="float">
            <text:p>1,945,628.6</text:p>
          </table:table-cell>
          <table:table-cell table:style-name="ce19" table:formula="of:=[.A85] - 7" office:value-type="date" office:date-value="2022-01-16" calcext:value-type="date">
            <text:p>16/01/22</text:p>
          </table:table-cell>
          <table:table-cell table:formula="of:=[$'latest_prevalence_history.England_weighted'.B85]/55977178" office:value-type="percentage" office:value="0.034757532734799" calcext:value-type="percentage">
            <text:p>3.48%</text:p>
          </table:table-cell>
          <table:table-cell/>
        </table:table-row>
        <table:table-row table:style-name="ro1">
          <table:table-cell table:style-name="ce19" table:formula="of:=VALUE([$'latest_prevalence_history.England_weighted'.A86])" office:value-type="date" office:date-value="2022-01-24" calcext:value-type="date">
            <text:p>24/01/22</text:p>
          </table:table-cell>
          <table:table-cell table:formula="of:=[$'latest_prevalence_history.England_weighted'.B86]" office:value-type="float" office:value="1925366.1599503" calcext:value-type="float">
            <text:p>1,925,366.2</text:p>
          </table:table-cell>
          <table:table-cell table:style-name="ce19" table:formula="of:=[.A86] - 7" office:value-type="date" office:date-value="2022-01-17" calcext:value-type="date">
            <text:p>17/01/22</text:p>
          </table:table-cell>
          <table:table-cell table:formula="of:=[$'latest_prevalence_history.England_weighted'.B86]/55977178" office:value-type="percentage" office:value="0.0343955559880189" calcext:value-type="percentage">
            <text:p>3.44%</text:p>
          </table:table-cell>
          <table:table-cell/>
        </table:table-row>
        <table:table-row table:style-name="ro1">
          <table:table-cell table:style-name="ce19" table:formula="of:=VALUE([$'latest_prevalence_history.England_weighted'.A87])" office:value-type="date" office:date-value="2022-01-25" calcext:value-type="date">
            <text:p>25/01/22</text:p>
          </table:table-cell>
          <table:table-cell table:formula="of:=[$'latest_prevalence_history.England_weighted'.B87]" office:value-type="float" office:value="1913178.63712295" calcext:value-type="float">
            <text:p>1,913,178.6</text:p>
          </table:table-cell>
          <table:table-cell table:style-name="ce19" table:formula="of:=[.A87] - 7" office:value-type="date" office:date-value="2022-01-18" calcext:value-type="date">
            <text:p>18/01/22</text:p>
          </table:table-cell>
          <table:table-cell table:formula="of:=[$'latest_prevalence_history.England_weighted'.B87]/55977178" office:value-type="percentage" office:value="0.034177832921891" calcext:value-type="percentage">
            <text:p>3.42%</text:p>
          </table:table-cell>
          <table:table-cell/>
        </table:table-row>
        <table:table-row table:style-name="ro1">
          <table:table-cell table:style-name="ce19" table:formula="of:=VALUE([$'latest_prevalence_history.England_weighted'.A88])" office:value-type="date" office:date-value="2022-01-26" calcext:value-type="date">
            <text:p>26/01/22</text:p>
          </table:table-cell>
          <table:table-cell table:formula="of:=[$'latest_prevalence_history.England_weighted'.B88]" office:value-type="float" office:value="1908869.11355948" calcext:value-type="float">
            <text:p>1,908,869.1</text:p>
          </table:table-cell>
          <table:table-cell table:style-name="ce19" table:formula="of:=[.A88] - 7" office:value-type="date" office:date-value="2022-01-19" calcext:value-type="date">
            <text:p>19/01/22</text:p>
          </table:table-cell>
          <table:table-cell table:formula="of:=[$'latest_prevalence_history.England_weighted'.B88]/55977178" office:value-type="percentage" office:value="0.0341008457689574" calcext:value-type="percentage">
            <text:p>3.41%</text:p>
          </table:table-cell>
          <table:table-cell/>
        </table:table-row>
        <table:table-row table:style-name="ro1">
          <table:table-cell table:style-name="ce19" table:formula="of:=VALUE([$'latest_prevalence_history.England_weighted'.A89])" office:value-type="date" office:date-value="2022-01-27" calcext:value-type="date">
            <text:p>27/01/22</text:p>
          </table:table-cell>
          <table:table-cell table:formula="of:=[$'latest_prevalence_history.England_weighted'.B89]" office:value-type="float" office:value="1912982.91174299" calcext:value-type="float">
            <text:p>1,912,982.9</text:p>
          </table:table-cell>
          <table:table-cell table:style-name="ce19" table:formula="of:=[.A89] - 7" office:value-type="date" office:date-value="2022-01-20" calcext:value-type="date">
            <text:p>20/01/22</text:p>
          </table:table-cell>
          <table:table-cell table:formula="of:=[$'latest_prevalence_history.England_weighted'.B89]/55977178" office:value-type="percentage" office:value="0.0341743364008631" calcext:value-type="percentage">
            <text:p>3.42%</text:p>
          </table:table-cell>
          <table:table-cell/>
        </table:table-row>
        <table:table-row table:style-name="ro1">
          <table:table-cell table:style-name="ce19" table:formula="of:=VALUE([$'latest_prevalence_history.England_weighted'.A90])" office:value-type="date" office:date-value="2022-01-28" calcext:value-type="date">
            <text:p>28/01/22</text:p>
          </table:table-cell>
          <table:table-cell table:formula="of:=[$'latest_prevalence_history.England_weighted'.B90]" office:value-type="float" office:value="1924837.49395179" calcext:value-type="float">
            <text:p>1,924,837.5</text:p>
          </table:table-cell>
          <table:table-cell table:style-name="ce19" table:formula="of:=[.A90] - 7" office:value-type="date" office:date-value="2022-01-21" calcext:value-type="date">
            <text:p>21/01/22</text:p>
          </table:table-cell>
          <table:table-cell table:formula="of:=[$'latest_prevalence_history.England_weighted'.B90]/55977178" office:value-type="percentage" office:value="0.0343861116748649" calcext:value-type="percentage">
            <text:p>3.44%</text:p>
          </table:table-cell>
          <table:table-cell/>
        </table:table-row>
        <table:table-row table:style-name="ro1">
          <table:table-cell table:style-name="ce19" table:formula="of:=VALUE([$'latest_prevalence_history.England_weighted'.A91])" office:value-type="date" office:date-value="2022-01-29" calcext:value-type="date">
            <text:p>29/01/22</text:p>
          </table:table-cell>
          <table:table-cell table:formula="of:=[$'latest_prevalence_history.England_weighted'.B91]" office:value-type="float" office:value="1943716.20237976" calcext:value-type="float">
            <text:p>1,943,716.2</text:p>
          </table:table-cell>
          <table:table-cell table:style-name="ce19" table:formula="of:=[.A91] - 7" office:value-type="date" office:date-value="2022-01-22" calcext:value-type="date">
            <text:p>22/01/22</text:p>
          </table:table-cell>
          <table:table-cell table:formula="of:=[$'latest_prevalence_history.England_weighted'.B91]/55977178" office:value-type="percentage" office:value="0.0347233689125908" calcext:value-type="percentage">
            <text:p>3.47%</text:p>
          </table:table-cell>
          <table:table-cell/>
        </table:table-row>
        <table:table-row table:style-name="ro1">
          <table:table-cell table:style-name="ce19" table:formula="of:=VALUE([$'latest_prevalence_history.England_weighted'.A92])" office:value-type="date" office:date-value="2022-01-30" calcext:value-type="date">
            <text:p>30/01/22</text:p>
          </table:table-cell>
          <table:table-cell table:formula="of:=[$'latest_prevalence_history.England_weighted'.B92]" office:value-type="float" office:value="1969184.42136296" calcext:value-type="float">
            <text:p>1,969,184.4</text:p>
          </table:table-cell>
          <table:table-cell table:style-name="ce19" table:formula="of:=[.A92] - 7" office:value-type="date" office:date-value="2022-01-23" calcext:value-type="date">
            <text:p>23/01/22</text:p>
          </table:table-cell>
          <table:table-cell table:formula="of:=[$'latest_prevalence_history.England_weighted'.B92]/55977178" office:value-type="percentage" office:value="0.03517834395587" calcext:value-type="percentage">
            <text:p>3.52%</text:p>
          </table:table-cell>
          <table:table-cell/>
        </table:table-row>
        <table:table-row table:style-name="ro1">
          <table:table-cell table:style-name="ce19" table:formula="of:=VALUE([$'latest_prevalence_history.England_weighted'.A93])" office:value-type="date" office:date-value="2022-01-31" calcext:value-type="date">
            <text:p>31/01/22</text:p>
          </table:table-cell>
          <table:table-cell table:formula="of:=[$'latest_prevalence_history.England_weighted'.B93]" office:value-type="float" office:value="1998976.83064847" calcext:value-type="float">
            <text:p>1,998,976.8</text:p>
          </table:table-cell>
          <table:table-cell table:style-name="ce19" table:formula="of:=[.A93] - 7" office:value-type="date" office:date-value="2022-01-24" calcext:value-type="date">
            <text:p>24/01/22</text:p>
          </table:table-cell>
          <table:table-cell table:formula="of:=[$'latest_prevalence_history.England_weighted'.B93]/55977178" office:value-type="percentage" office:value="0.035710568164913" calcext:value-type="percentage">
            <text:p>3.57%</text:p>
          </table:table-cell>
          <table:table-cell/>
        </table:table-row>
        <table:table-row table:style-name="ro1">
          <table:table-cell table:style-name="ce19" table:formula="of:=VALUE([$'latest_prevalence_history.England_weighted'.A94])" office:value-type="date" office:date-value="2022-02-01" calcext:value-type="date">
            <text:p>01/02/22</text:p>
          </table:table-cell>
          <table:table-cell table:formula="of:=[$'latest_prevalence_history.England_weighted'.B94]" office:value-type="float" office:value="2032782.20629397" calcext:value-type="float">
            <text:p>2,032,782.2</text:p>
          </table:table-cell>
          <table:table-cell table:style-name="ce19" table:formula="of:=[.A94] - 7" office:value-type="date" office:date-value="2022-01-25" calcext:value-type="date">
            <text:p>25/01/22</text:p>
          </table:table-cell>
          <table:table-cell table:formula="of:=[$'latest_prevalence_history.England_weighted'.B94]/55977178" office:value-type="percentage" office:value="0.0363144817034895" calcext:value-type="percentage">
            <text:p>3.63%</text:p>
          </table:table-cell>
          <table:table-cell/>
        </table:table-row>
        <table:table-row table:style-name="ro1">
          <table:table-cell table:style-name="ce19" table:formula="of:=VALUE([$'latest_prevalence_history.England_weighted'.A95])" office:value-type="date" office:date-value="2022-02-02" calcext:value-type="date">
            <text:p>02/02/22</text:p>
          </table:table-cell>
          <table:table-cell table:formula="of:=[$'latest_prevalence_history.England_weighted'.B95]" office:value-type="float" office:value="2069262.74186422" calcext:value-type="float">
            <text:p>2,069,262.7</text:p>
          </table:table-cell>
          <table:table-cell table:style-name="ce19" table:formula="of:=[.A95] - 7" office:value-type="date" office:date-value="2022-01-26" calcext:value-type="date">
            <text:p>26/01/22</text:p>
          </table:table-cell>
          <table:table-cell table:formula="of:=[$'latest_prevalence_history.England_weighted'.B95]/55977178" office:value-type="percentage" office:value="0.0369661854312167" calcext:value-type="percentage">
            <text:p>3.70%</text:p>
          </table:table-cell>
          <table:table-cell/>
        </table:table-row>
        <table:table-row table:style-name="ro1">
          <table:table-cell table:style-name="ce19" table:formula="of:=VALUE([$'latest_prevalence_history.England_weighted'.A96])" office:value-type="date" office:date-value="2022-02-03" calcext:value-type="date">
            <text:p>03/02/22</text:p>
          </table:table-cell>
          <table:table-cell table:formula="of:=[$'latest_prevalence_history.England_weighted'.B96]" office:value-type="float" office:value="2107427.12957898" calcext:value-type="float">
            <text:p>2,107,427.1</text:p>
          </table:table-cell>
          <table:table-cell table:style-name="ce19" table:formula="of:=[.A96] - 7" office:value-type="date" office:date-value="2022-01-27" calcext:value-type="date">
            <text:p>27/01/22</text:p>
          </table:table-cell>
          <table:table-cell table:formula="of:=[$'latest_prevalence_history.England_weighted'.B96]/55977178" office:value-type="percentage" office:value="0.0376479702063399" calcext:value-type="percentage">
            <text:p>3.76%</text:p>
          </table:table-cell>
          <table:table-cell/>
        </table:table-row>
        <table:table-row table:style-name="ro1">
          <table:table-cell table:style-name="ce19" table:formula="of:=VALUE([$'latest_prevalence_history.England_weighted'.A97])" office:value-type="date" office:date-value="2022-02-04" calcext:value-type="date">
            <text:p>04/02/22</text:p>
          </table:table-cell>
          <table:table-cell table:formula="of:=[$'latest_prevalence_history.England_weighted'.B97]" office:value-type="float" office:value="2145461.36887819" calcext:value-type="float">
            <text:p>2,145,461.4</text:p>
          </table:table-cell>
          <table:table-cell table:style-name="ce19" table:formula="of:=[.A97] - 7" office:value-type="date" office:date-value="2022-01-28" calcext:value-type="date">
            <text:p>28/01/22</text:p>
          </table:table-cell>
          <table:table-cell table:formula="of:=[$'latest_prevalence_history.England_weighted'.B97]/55977178" office:value-type="percentage" office:value="0.0383274299550826" calcext:value-type="percentage">
            <text:p>3.83%</text:p>
          </table:table-cell>
          <table:table-cell/>
        </table:table-row>
        <table:table-row table:style-name="ro1">
          <table:table-cell table:style-name="ce19" table:formula="of:=VALUE([$'latest_prevalence_history.England_weighted'.A98])" office:value-type="date" office:date-value="2022-02-05" calcext:value-type="date">
            <text:p>05/02/22</text:p>
          </table:table-cell>
          <table:table-cell table:formula="of:=[$'latest_prevalence_history.England_weighted'.B98]" office:value-type="float" office:value="2183225.46119924" calcext:value-type="float">
            <text:p>2,183,225.5</text:p>
          </table:table-cell>
          <table:table-cell table:style-name="ce19" table:formula="of:=[.A98] - 7" office:value-type="date" office:date-value="2022-01-29" calcext:value-type="date">
            <text:p>29/01/22</text:p>
          </table:table-cell>
          <table:table-cell table:formula="of:=[$'latest_prevalence_history.England_weighted'.B98]/55977178" office:value-type="percentage" office:value="0.0390020636838684" calcext:value-type="percentage">
            <text:p>3.90%</text:p>
          </table:table-cell>
          <table:table-cell/>
        </table:table-row>
        <table:table-row table:style-name="ro1">
          <table:table-cell table:style-name="ce19" table:formula="of:=VALUE([$'latest_prevalence_history.England_weighted'.A99])" office:value-type="date" office:date-value="2022-02-06" calcext:value-type="date">
            <text:p>06/02/22</text:p>
          </table:table-cell>
          <table:table-cell table:formula="of:=[$'latest_prevalence_history.England_weighted'.B99]" office:value-type="float" office:value="2218179.26398816" calcext:value-type="float">
            <text:p>2,218,179.3</text:p>
          </table:table-cell>
          <table:table-cell table:style-name="ce19" table:formula="of:=[.A99] - 7" office:value-type="date" office:date-value="2022-01-30" calcext:value-type="date">
            <text:p>30/01/22</text:p>
          </table:table-cell>
          <table:table-cell table:formula="of:=[$'latest_prevalence_history.England_weighted'.B99]/55977178" office:value-type="percentage" office:value="0.039626493211004" calcext:value-type="percentage">
            <text:p>3.96%</text:p>
          </table:table-cell>
          <table:table-cell/>
        </table:table-row>
        <table:table-row table:style-name="ro1">
          <table:table-cell table:style-name="ce19" table:formula="of:=VALUE([$'latest_prevalence_history.England_weighted'.A100])" office:value-type="date" office:date-value="2022-02-07" calcext:value-type="date">
            <text:p>07/02/22</text:p>
          </table:table-cell>
          <table:table-cell table:formula="of:=[$'latest_prevalence_history.England_weighted'.B100]" office:value-type="float" office:value="2249370.16419837" calcext:value-type="float">
            <text:p>2,249,370.2</text:p>
          </table:table-cell>
          <table:table-cell table:style-name="ce19" table:formula="of:=[.A100] - 7" office:value-type="date" office:date-value="2022-01-31" calcext:value-type="date">
            <text:p>31/01/22</text:p>
          </table:table-cell>
          <table:table-cell table:formula="of:=[$'latest_prevalence_history.England_weighted'.B100]/55977178" office:value-type="percentage" office:value="0.0401837006538339" calcext:value-type="percentage">
            <text:p>4.02%</text:p>
          </table:table-cell>
          <table:table-cell/>
        </table:table-row>
        <table:table-row table:style-name="ro1">
          <table:table-cell table:style-name="ce19" table:formula="of:=VALUE([$'latest_prevalence_history.England_weighted'.A101])" office:value-type="date" office:date-value="2022-02-08" calcext:value-type="date">
            <text:p>08/02/22</text:p>
          </table:table-cell>
          <table:table-cell table:formula="of:=[$'latest_prevalence_history.England_weighted'.B101]" office:value-type="float" office:value="2276053.39361093" calcext:value-type="float">
            <text:p>2,276,053.4</text:p>
          </table:table-cell>
          <table:table-cell table:style-name="ce19" table:formula="of:=[.A101] - 7" office:value-type="date" office:date-value="2022-02-01" calcext:value-type="date">
            <text:p>01/02/22</text:p>
          </table:table-cell>
          <table:table-cell table:formula="of:=[$'latest_prevalence_history.England_weighted'.B101]/55977178" office:value-type="percentage" office:value="0.0406603811576735" calcext:value-type="percentage">
            <text:p>4.07%</text:p>
          </table:table-cell>
          <table:table-cell/>
        </table:table-row>
        <table:table-row table:style-name="ro1">
          <table:table-cell table:style-name="ce19" table:formula="of:=VALUE([$'latest_prevalence_history.England_weighted'.A102])" office:value-type="date" office:date-value="2022-02-09" calcext:value-type="date">
            <text:p>09/02/22</text:p>
          </table:table-cell>
          <table:table-cell table:formula="of:=[$'latest_prevalence_history.England_weighted'.B102]" office:value-type="float" office:value="2296627.80119591" calcext:value-type="float">
            <text:p>2,296,627.8</text:p>
          </table:table-cell>
          <table:table-cell table:style-name="ce19" table:formula="of:=[.A102] - 7" office:value-type="date" office:date-value="2022-02-02" calcext:value-type="date">
            <text:p>02/02/22</text:p>
          </table:table-cell>
          <table:table-cell table:formula="of:=[$'latest_prevalence_history.England_weighted'.B102]/55977178" office:value-type="percentage" office:value="0.0410279310828408" calcext:value-type="percentage">
            <text:p>4.10%</text:p>
          </table:table-cell>
          <table:table-cell/>
        </table:table-row>
        <table:table-row table:style-name="ro1">
          <table:table-cell table:style-name="ce19" table:formula="of:=VALUE([$'latest_prevalence_history.England_weighted'.A103])" office:value-type="date" office:date-value="2022-02-10" calcext:value-type="date">
            <text:p>10/02/22</text:p>
          </table:table-cell>
          <table:table-cell table:formula="of:=[$'latest_prevalence_history.England_weighted'.B103]" office:value-type="float" office:value="2310637.06663177" calcext:value-type="float">
            <text:p>2,310,637.1</text:p>
          </table:table-cell>
          <table:table-cell table:style-name="ce19" table:formula="of:=[.A103] - 7" office:value-type="date" office:date-value="2022-02-03" calcext:value-type="date">
            <text:p>03/02/22</text:p>
          </table:table-cell>
          <table:table-cell table:formula="of:=[$'latest_prevalence_history.England_weighted'.B103]/55977178" office:value-type="percentage" office:value="0.0412781985299755" calcext:value-type="percentage">
            <text:p>4.13%</text:p>
          </table:table-cell>
          <table:table-cell/>
        </table:table-row>
        <table:table-row table:style-name="ro1">
          <table:table-cell table:style-name="ce19" table:formula="of:=VALUE([$'latest_prevalence_history.England_weighted'.A104])" office:value-type="date" office:date-value="2022-02-11" calcext:value-type="date">
            <text:p>11/02/22</text:p>
          </table:table-cell>
          <table:table-cell table:formula="of:=[$'latest_prevalence_history.England_weighted'.B104]" office:value-type="float" office:value="2319200.81808819" calcext:value-type="float">
            <text:p>2,319,200.8</text:p>
          </table:table-cell>
          <table:table-cell table:style-name="ce19" table:formula="of:=[.A104] - 7" office:value-type="date" office:date-value="2022-02-04" calcext:value-type="date">
            <text:p>04/02/22</text:p>
          </table:table-cell>
          <table:table-cell table:formula="of:=[$'latest_prevalence_history.England_weighted'.B104]/55977178" office:value-type="percentage" office:value="0.0414311850105803" calcext:value-type="percentage">
            <text:p>4.14%</text:p>
          </table:table-cell>
          <table:table-cell/>
        </table:table-row>
        <table:table-row table:style-name="ro1">
          <table:table-cell table:style-name="ce19" table:formula="of:=VALUE([$'latest_prevalence_history.England_weighted'.A105])" office:value-type="date" office:date-value="2022-02-12" calcext:value-type="date">
            <text:p>12/02/22</text:p>
          </table:table-cell>
          <table:table-cell table:formula="of:=[$'latest_prevalence_history.England_weighted'.B105]" office:value-type="float" office:value="2322050.71640789" calcext:value-type="float">
            <text:p>2,322,050.7</text:p>
          </table:table-cell>
          <table:table-cell table:style-name="ce19" table:formula="of:=[.A105] - 7" office:value-type="date" office:date-value="2022-02-05" calcext:value-type="date">
            <text:p>05/02/22</text:p>
          </table:table-cell>
          <table:table-cell table:formula="of:=[$'latest_prevalence_history.England_weighted'.B105]/55977178" office:value-type="percentage" office:value="0.0414820968003763" calcext:value-type="percentage">
            <text:p>4.15%</text:p>
          </table:table-cell>
          <table:table-cell/>
        </table:table-row>
        <table:table-row table:style-name="ro1">
          <table:table-cell table:style-name="ce19" table:formula="of:=VALUE([$'latest_prevalence_history.England_weighted'.A106])" office:value-type="date" office:date-value="2022-02-13" calcext:value-type="date">
            <text:p>13/02/22</text:p>
          </table:table-cell>
          <table:table-cell table:formula="of:=[$'latest_prevalence_history.England_weighted'.B106]" office:value-type="float" office:value="2317950.37575844" calcext:value-type="float">
            <text:p>2,317,950.4</text:p>
          </table:table-cell>
          <table:table-cell table:style-name="ce19" table:formula="of:=[.A106] - 7" office:value-type="date" office:date-value="2022-02-06" calcext:value-type="date">
            <text:p>06/02/22</text:p>
          </table:table-cell>
          <table:table-cell table:formula="of:=[$'latest_prevalence_history.England_weighted'.B106]/55977178" office:value-type="percentage" office:value="0.041408846579555" calcext:value-type="percentage">
            <text:p>4.14%</text:p>
          </table:table-cell>
          <table:table-cell/>
        </table:table-row>
        <table:table-row table:style-name="ro1">
          <table:table-cell table:style-name="ce19" table:formula="of:=VALUE([$'latest_prevalence_history.England_weighted'.A107])" office:value-type="date" office:date-value="2022-02-14" calcext:value-type="date">
            <text:p>14/02/22</text:p>
          </table:table-cell>
          <table:table-cell table:formula="of:=[$'latest_prevalence_history.England_weighted'.B107]" office:value-type="float" office:value="2308216.14303476" calcext:value-type="float">
            <text:p>2,308,216.1</text:p>
          </table:table-cell>
          <table:table-cell table:style-name="ce19" table:formula="of:=[.A107] - 7" office:value-type="date" office:date-value="2022-02-07" calcext:value-type="date">
            <text:p>07/02/22</text:p>
          </table:table-cell>
          <table:table-cell table:formula="of:=[$'latest_prevalence_history.England_weighted'.B107]/55977178" office:value-type="percentage" office:value="0.0412349501261883" calcext:value-type="percentage">
            <text:p>4.12%</text:p>
          </table:table-cell>
          <table:table-cell/>
        </table:table-row>
        <table:table-row table:style-name="ro1">
          <table:table-cell table:style-name="ce19" table:formula="of:=VALUE([$'latest_prevalence_history.England_weighted'.A108])" office:value-type="date" office:date-value="2022-02-15" calcext:value-type="date">
            <text:p>15/02/22</text:p>
          </table:table-cell>
          <table:table-cell table:formula="of:=[$'latest_prevalence_history.England_weighted'.B108]" office:value-type="float" office:value="2292414.24809477" calcext:value-type="float">
            <text:p>2,292,414.2</text:p>
          </table:table-cell>
          <table:table-cell table:style-name="ce19" table:formula="of:=[.A108] - 7" office:value-type="date" office:date-value="2022-02-08" calcext:value-type="date">
            <text:p>08/02/22</text:p>
          </table:table-cell>
          <table:table-cell table:formula="of:=[$'latest_prevalence_history.England_weighted'.B108]/55977178" office:value-type="percentage" office:value="0.0409526583868657" calcext:value-type="percentage">
            <text:p>4.10%</text:p>
          </table:table-cell>
          <table:table-cell/>
        </table:table-row>
        <table:table-row table:style-name="ro1">
          <table:table-cell table:style-name="ce19" table:formula="of:=VALUE([$'latest_prevalence_history.England_weighted'.A109])" office:value-type="date" office:date-value="2022-02-16" calcext:value-type="date">
            <text:p>16/02/22</text:p>
          </table:table-cell>
          <table:table-cell table:formula="of:=[$'latest_prevalence_history.England_weighted'.B109]" office:value-type="float" office:value="2270430.14127655" calcext:value-type="float">
            <text:p>2,270,430.1</text:p>
          </table:table-cell>
          <table:table-cell table:style-name="ce19" table:formula="of:=[.A109] - 7" office:value-type="date" office:date-value="2022-02-09" calcext:value-type="date">
            <text:p>09/02/22</text:p>
          </table:table-cell>
          <table:table-cell table:formula="of:=[$'latest_prevalence_history.England_weighted'.B109]/55977178" office:value-type="percentage" office:value="0.0405599249979439" calcext:value-type="percentage">
            <text:p>4.06%</text:p>
          </table:table-cell>
          <table:table-cell/>
        </table:table-row>
        <table:table-row table:style-name="ro1">
          <table:table-cell table:style-name="ce19" table:formula="of:=VALUE([$'latest_prevalence_history.England_weighted'.A110])" office:value-type="date" office:date-value="2022-02-17" calcext:value-type="date">
            <text:p>17/02/22</text:p>
          </table:table-cell>
          <table:table-cell table:formula="of:=[$'latest_prevalence_history.England_weighted'.B110]" office:value-type="float" office:value="2245065.43511332" calcext:value-type="float">
            <text:p>2,245,065.4</text:p>
          </table:table-cell>
          <table:table-cell table:style-name="ce19" table:formula="of:=[.A110] - 7" office:value-type="date" office:date-value="2022-02-10" calcext:value-type="date">
            <text:p>10/02/22</text:p>
          </table:table-cell>
          <table:table-cell table:formula="of:=[$'latest_prevalence_history.England_weighted'.B110]/55977178" office:value-type="percentage" office:value="0.040106799151492" calcext:value-type="percentage">
            <text:p>4.01%</text:p>
          </table:table-cell>
          <table:table-cell/>
        </table:table-row>
        <table:table-row table:style-name="ro1">
          <table:table-cell table:style-name="ce19" table:formula="of:=VALUE([$'latest_prevalence_history.England_weighted'.A111])" office:value-type="date" office:date-value="2022-02-18" calcext:value-type="date">
            <text:p>18/02/22</text:p>
          </table:table-cell>
          <table:table-cell table:formula="of:=[$'latest_prevalence_history.England_weighted'.B111]" office:value-type="float" office:value="2216371.90414306" calcext:value-type="float">
            <text:p>2,216,371.9</text:p>
          </table:table-cell>
          <table:table-cell table:style-name="ce19" table:formula="of:=[.A111] - 7" office:value-type="date" office:date-value="2022-02-11" calcext:value-type="date">
            <text:p>11/02/22</text:p>
          </table:table-cell>
          <table:table-cell table:formula="of:=[$'latest_prevalence_history.England_weighted'.B111]/55977178" office:value-type="percentage" office:value="0.0395942057697703" calcext:value-type="percentage">
            <text:p>3.96%</text:p>
          </table:table-cell>
          <table:table-cell/>
        </table:table-row>
        <table:table-row table:style-name="ro1">
          <table:table-cell table:style-name="ce19" table:formula="of:=VALUE([$'latest_prevalence_history.England_weighted'.A112])" office:value-type="date" office:date-value="2022-02-19" calcext:value-type="date">
            <text:p>19/02/22</text:p>
          </table:table-cell>
          <table:table-cell table:formula="of:=[$'latest_prevalence_history.England_weighted'.B112]" office:value-type="float" office:value="2183901.05406112" calcext:value-type="float">
            <text:p>2,183,901.1</text:p>
          </table:table-cell>
          <table:table-cell table:style-name="ce19" table:formula="of:=[.A112] - 7" office:value-type="date" office:date-value="2022-02-12" calcext:value-type="date">
            <text:p>12/02/22</text:p>
          </table:table-cell>
          <table:table-cell table:formula="of:=[$'latest_prevalence_history.England_weighted'.B112]/55977178" office:value-type="percentage" office:value="0.0390141327606961" calcext:value-type="percentage">
            <text:p>3.90%</text:p>
          </table:table-cell>
          <table:table-cell/>
        </table:table-row>
        <table:table-row table:style-name="ro1">
          <table:table-cell table:style-name="ce19" table:formula="of:=VALUE([$'latest_prevalence_history.England_weighted'.A113])" office:value-type="date" office:date-value="2022-02-20" calcext:value-type="date">
            <text:p>20/02/22</text:p>
          </table:table-cell>
          <table:table-cell table:formula="of:=[$'latest_prevalence_history.England_weighted'.B113]" office:value-type="float" office:value="2148929.06605399" calcext:value-type="float">
            <text:p>2,148,929.1</text:p>
          </table:table-cell>
          <table:table-cell table:style-name="ce19" table:formula="of:=[.A113] - 7" office:value-type="date" office:date-value="2022-02-13" calcext:value-type="date">
            <text:p>13/02/22</text:p>
          </table:table-cell>
          <table:table-cell table:formula="of:=[$'latest_prevalence_history.England_weighted'.B113]/55977178" office:value-type="percentage" office:value="0.0383893783651258" calcext:value-type="percentage">
            <text:p>3.84%</text:p>
          </table:table-cell>
          <table:table-cell/>
        </table:table-row>
        <table:table-row table:style-name="ro1">
          <table:table-cell table:style-name="ce19" table:formula="of:=VALUE([$'latest_prevalence_history.England_weighted'.A114])" office:value-type="date" office:date-value="2022-02-21" calcext:value-type="date">
            <text:p>21/02/22</text:p>
          </table:table-cell>
          <table:table-cell table:formula="of:=[$'latest_prevalence_history.England_weighted'.B114]" office:value-type="float" office:value="2112253.12167443" calcext:value-type="float">
            <text:p>2,112,253.1</text:p>
          </table:table-cell>
          <table:table-cell table:style-name="ce19" table:formula="of:=[.A114] - 7" office:value-type="date" office:date-value="2022-02-14" calcext:value-type="date">
            <text:p>14/02/22</text:p>
          </table:table-cell>
          <table:table-cell table:formula="of:=[$'latest_prevalence_history.England_weighted'.B114]/55977178" office:value-type="percentage" office:value="0.0377341837717227" calcext:value-type="percentage">
            <text:p>3.77%</text:p>
          </table:table-cell>
          <table:table-cell/>
        </table:table-row>
        <table:table-row table:style-name="ro1">
          <table:table-cell table:style-name="ce19" table:formula="of:=VALUE([$'latest_prevalence_history.England_weighted'.A115])" office:value-type="date" office:date-value="2022-02-22" calcext:value-type="date">
            <text:p>22/02/22</text:p>
          </table:table-cell>
          <table:table-cell table:formula="of:=[$'latest_prevalence_history.England_weighted'.B115]" office:value-type="float" office:value="2073749.79536953" calcext:value-type="float">
            <text:p>2,073,749.8</text:p>
          </table:table-cell>
          <table:table-cell table:style-name="ce19" table:formula="of:=[.A115] - 7" office:value-type="date" office:date-value="2022-02-15" calcext:value-type="date">
            <text:p>15/02/22</text:p>
          </table:table-cell>
          <table:table-cell table:formula="of:=[$'latest_prevalence_history.England_weighted'.B115]/55977178" office:value-type="percentage" office:value="0.0370463440541702" calcext:value-type="percentage">
            <text:p>3.70%</text:p>
          </table:table-cell>
          <table:table-cell/>
        </table:table-row>
        <table:table-row table:style-name="ro1">
          <table:table-cell table:style-name="ce19" table:formula="of:=VALUE([$'latest_prevalence_history.England_weighted'.A116])" office:value-type="date" office:date-value="2022-02-23" calcext:value-type="date">
            <text:p>23/02/22</text:p>
          </table:table-cell>
          <table:table-cell table:formula="of:=[$'latest_prevalence_history.England_weighted'.B116]" office:value-type="float" office:value="2034023.62039637" calcext:value-type="float">
            <text:p>2,034,023.6</text:p>
          </table:table-cell>
          <table:table-cell table:style-name="ce19" table:formula="of:=[.A116] - 7" office:value-type="date" office:date-value="2022-02-16" calcext:value-type="date">
            <text:p>16/02/22</text:p>
          </table:table-cell>
          <table:table-cell table:formula="of:=[$'latest_prevalence_history.England_weighted'.B116]/55977178" office:value-type="percentage" office:value="0.0363366588504403" calcext:value-type="percentage">
            <text:p>3.63%</text:p>
          </table:table-cell>
          <table:table-cell/>
        </table:table-row>
        <table:table-row table:style-name="ro1">
          <table:table-cell table:style-name="ce19" table:formula="of:=VALUE([$'latest_prevalence_history.England_weighted'.A117])" office:value-type="date" office:date-value="2022-02-24" calcext:value-type="date">
            <text:p>24/02/22</text:p>
          </table:table-cell>
          <table:table-cell table:formula="of:=[$'latest_prevalence_history.England_weighted'.B117]" office:value-type="float" office:value="1994768.27503377" calcext:value-type="float">
            <text:p>1,994,768.3</text:p>
          </table:table-cell>
          <table:table-cell table:style-name="ce19" table:formula="of:=[.A117] - 7" office:value-type="date" office:date-value="2022-02-17" calcext:value-type="date">
            <text:p>17/02/22</text:p>
          </table:table-cell>
          <table:table-cell table:formula="of:=[$'latest_prevalence_history.England_weighted'.B117]/55977178" office:value-type="percentage" office:value="0.0356353847461509" calcext:value-type="percentage">
            <text:p>3.56%</text:p>
          </table:table-cell>
          <table:table-cell/>
        </table:table-row>
        <table:table-row table:style-name="ro1">
          <table:table-cell table:style-name="ce19" table:formula="of:=VALUE([$'latest_prevalence_history.England_weighted'.A118])" office:value-type="date" office:date-value="2022-02-25" calcext:value-type="date">
            <text:p>25/02/22</text:p>
          </table:table-cell>
          <table:table-cell table:formula="of:=[$'latest_prevalence_history.England_weighted'.B118]" office:value-type="float" office:value="1956565.994027" calcext:value-type="float">
            <text:p>1,956,566.0</text:p>
          </table:table-cell>
          <table:table-cell table:style-name="ce19" table:formula="of:=[.A118] - 7" office:value-type="date" office:date-value="2022-02-18" calcext:value-type="date">
            <text:p>18/02/22</text:p>
          </table:table-cell>
          <table:table-cell table:formula="of:=[$'latest_prevalence_history.England_weighted'.B118]/55977178" office:value-type="percentage" office:value="0.0349529230292209" calcext:value-type="percentage">
            <text:p>3.50%</text:p>
          </table:table-cell>
          <table:table-cell/>
        </table:table-row>
        <table:table-row table:style-name="ro1">
          <table:table-cell table:style-name="ce19" table:formula="of:=VALUE([$'latest_prevalence_history.England_weighted'.A119])" office:value-type="date" office:date-value="2022-02-26" calcext:value-type="date">
            <text:p>26/02/22</text:p>
          </table:table-cell>
          <table:table-cell table:formula="of:=[$'latest_prevalence_history.England_weighted'.B119]" office:value-type="float" office:value="1919673.28128258" calcext:value-type="float">
            <text:p>1,919,673.3</text:p>
          </table:table-cell>
          <table:table-cell table:style-name="ce19" table:formula="of:=[.A119] - 7" office:value-type="date" office:date-value="2022-02-19" calcext:value-type="date">
            <text:p>19/02/22</text:p>
          </table:table-cell>
          <table:table-cell table:formula="of:=[$'latest_prevalence_history.England_weighted'.B119]/55977178" office:value-type="percentage" office:value="0.0342938559940014" calcext:value-type="percentage">
            <text:p>3.43%</text:p>
          </table:table-cell>
          <table:table-cell/>
        </table:table-row>
        <table:table-row table:style-name="ro1">
          <table:table-cell table:style-name="ce19" table:formula="of:=VALUE([$'latest_prevalence_history.England_weighted'.A120])" office:value-type="date" office:date-value="2022-02-27" calcext:value-type="date">
            <text:p>27/02/22</text:p>
          </table:table-cell>
          <table:table-cell table:formula="of:=[$'latest_prevalence_history.England_weighted'.B120]" office:value-type="float" office:value="1885509.68383012" calcext:value-type="float">
            <text:p>1,885,509.7</text:p>
          </table:table-cell>
          <table:table-cell table:style-name="ce19" table:formula="of:=[.A120] - 7" office:value-type="date" office:date-value="2022-02-20" calcext:value-type="date">
            <text:p>20/02/22</text:p>
          </table:table-cell>
          <table:table-cell table:formula="of:=[$'latest_prevalence_history.England_weighted'.B120]/55977178" office:value-type="percentage" office:value="0.0336835430294489" calcext:value-type="percentage">
            <text:p>3.37%</text:p>
          </table:table-cell>
          <table:table-cell/>
        </table:table-row>
        <table:table-row table:style-name="ro1">
          <table:table-cell table:style-name="ce19" table:formula="of:=VALUE([$'latest_prevalence_history.England_weighted'.A121])" office:value-type="date" office:date-value="2022-02-28" calcext:value-type="date">
            <text:p>28/02/22</text:p>
          </table:table-cell>
          <table:table-cell table:formula="of:=[$'latest_prevalence_history.England_weighted'.B121]" office:value-type="float" office:value="1854018.18108956" calcext:value-type="float">
            <text:p>1,854,018.2</text:p>
          </table:table-cell>
          <table:table-cell table:style-name="ce19" table:formula="of:=[.A121] - 7" office:value-type="date" office:date-value="2022-02-21" calcext:value-type="date">
            <text:p>21/02/22</text:p>
          </table:table-cell>
          <table:table-cell table:formula="of:=[$'latest_prevalence_history.England_weighted'.B121]/55977178" office:value-type="percentage" office:value="0.0331209654957876" calcext:value-type="percentage">
            <text:p>3.31%</text:p>
          </table:table-cell>
          <table:table-cell/>
        </table:table-row>
        <table:table-row table:style-name="ro1">
          <table:table-cell table:style-name="ce19" table:formula="of:=VALUE([$'latest_prevalence_history.England_weighted'.A122])" office:value-type="date" office:date-value="2022-03-01" calcext:value-type="date">
            <text:p>01/03/22</text:p>
          </table:table-cell>
          <table:table-cell table:formula="of:=[$'latest_prevalence_history.England_weighted'.B122]" office:value-type="float" office:value="1825794.603742" calcext:value-type="float">
            <text:p>1,825,794.6</text:p>
          </table:table-cell>
          <table:table-cell table:style-name="ce19" table:formula="of:=[.A122] - 7" office:value-type="date" office:date-value="2022-02-22" calcext:value-type="date">
            <text:p>22/02/22</text:p>
          </table:table-cell>
          <table:table-cell table:formula="of:=[$'latest_prevalence_history.England_weighted'.B122]/55977178" office:value-type="percentage" office:value="0.0326167675644885" calcext:value-type="percentage">
            <text:p>3.26%</text:p>
          </table:table-cell>
          <table:table-cell/>
        </table:table-row>
        <table:table-row table:style-name="ro1">
          <table:table-cell table:style-name="ce19" table:formula="of:=VALUE([$'latest_prevalence_history.England_weighted'.A123])" office:value-type="date" office:date-value="2022-03-02" calcext:value-type="date">
            <text:p>02/03/22</text:p>
          </table:table-cell>
          <table:table-cell table:formula="of:=[$'latest_prevalence_history.England_weighted'.B123]" office:value-type="float" office:value="1802410.45128086" calcext:value-type="float">
            <text:p>1,802,410.5</text:p>
          </table:table-cell>
          <table:table-cell table:style-name="ce19" table:formula="of:=[.A123] - 7" office:value-type="date" office:date-value="2022-02-23" calcext:value-type="date">
            <text:p>23/02/22</text:p>
          </table:table-cell>
          <table:table-cell table:formula="of:=[$'latest_prevalence_history.England_weighted'.B123]/55977178" office:value-type="percentage" office:value="0.0321990231676356" calcext:value-type="percentage">
            <text:p>3.22%</text:p>
          </table:table-cell>
          <table:table-cell/>
        </table:table-row>
        <table:table-row table:style-name="ro1">
          <table:table-cell table:style-name="ce19" table:formula="of:=VALUE([$'latest_prevalence_history.England_weighted'.A124])" office:value-type="date" office:date-value="2022-03-03" calcext:value-type="date">
            <text:p>03/03/22</text:p>
          </table:table-cell>
          <table:table-cell table:formula="of:=[$'latest_prevalence_history.England_weighted'.B124]" office:value-type="float" office:value="1784145.10107712" calcext:value-type="float">
            <text:p>1,784,145.1</text:p>
          </table:table-cell>
          <table:table-cell table:style-name="ce19" table:formula="of:=[.A124] - 7" office:value-type="date" office:date-value="2022-02-24" calcext:value-type="date">
            <text:p>24/02/22</text:p>
          </table:table-cell>
          <table:table-cell table:formula="of:=[$'latest_prevalence_history.England_weighted'.B124]/55977178" office:value-type="percentage" office:value="0.0318727232208298" calcext:value-type="percentage">
            <text:p>3.19%</text:p>
          </table:table-cell>
          <table:table-cell/>
        </table:table-row>
        <table:table-row table:style-name="ro1">
          <table:table-cell table:style-name="ce19" table:formula="of:=VALUE([$'latest_prevalence_history.England_weighted'.A125])" office:value-type="date" office:date-value="2022-03-04" calcext:value-type="date">
            <text:p>04/03/22</text:p>
          </table:table-cell>
          <table:table-cell table:formula="of:=[$'latest_prevalence_history.England_weighted'.B125]" office:value-type="float" office:value="1772256.10414131" calcext:value-type="float">
            <text:p>1,772,256.1</text:p>
          </table:table-cell>
          <table:table-cell table:style-name="ce19" table:formula="of:=[.A125] - 7" office:value-type="date" office:date-value="2022-02-25" calcext:value-type="date">
            <text:p>25/02/22</text:p>
          </table:table-cell>
          <table:table-cell table:formula="of:=[$'latest_prevalence_history.England_weighted'.B125]/55977178" office:value-type="percentage" office:value="0.0316603331475786" calcext:value-type="percentage">
            <text:p>3.17%</text:p>
          </table:table-cell>
          <table:table-cell/>
        </table:table-row>
        <table:table-row table:style-name="ro1">
          <table:table-cell table:style-name="ce19" table:formula="of:=VALUE([$'latest_prevalence_history.England_weighted'.A126])" office:value-type="date" office:date-value="2022-03-05" calcext:value-type="date">
            <text:p>05/03/22</text:p>
          </table:table-cell>
          <table:table-cell table:formula="of:=[$'latest_prevalence_history.England_weighted'.B126]" office:value-type="float" office:value="1766918.65557199" calcext:value-type="float">
            <text:p>1,766,918.7</text:p>
          </table:table-cell>
          <table:table-cell table:style-name="ce19" table:formula="of:=[.A126] - 7" office:value-type="date" office:date-value="2022-02-26" calcext:value-type="date">
            <text:p>26/02/22</text:p>
          </table:table-cell>
          <table:table-cell table:formula="of:=[$'latest_prevalence_history.England_weighted'.B126]/55977178" office:value-type="percentage" office:value="0.0315649827072739" calcext:value-type="percentage">
            <text:p>3.16%</text:p>
          </table:table-cell>
          <table:table-cell/>
        </table:table-row>
        <table:table-row table:style-name="ro1">
          <table:table-cell table:style-name="ce19" table:formula="of:=VALUE([$'latest_prevalence_history.England_weighted'.A127])" office:value-type="date" office:date-value="2022-03-06" calcext:value-type="date">
            <text:p>06/03/22</text:p>
          </table:table-cell>
          <table:table-cell table:formula="of:=[$'latest_prevalence_history.England_weighted'.B127]" office:value-type="float" office:value="1768258.2121323" calcext:value-type="float">
            <text:p>1,768,258.2</text:p>
          </table:table-cell>
          <table:table-cell table:style-name="ce19" table:formula="of:=[.A127] - 7" office:value-type="date" office:date-value="2022-02-27" calcext:value-type="date">
            <text:p>27/02/22</text:p>
          </table:table-cell>
          <table:table-cell table:formula="of:=[$'latest_prevalence_history.England_weighted'.B127]/55977178" office:value-type="percentage" office:value="0.0315889131126314" calcext:value-type="percentage">
            <text:p>3.16%</text:p>
          </table:table-cell>
          <table:table-cell/>
        </table:table-row>
        <table:table-row table:style-name="ro1">
          <table:table-cell table:style-name="ce19" table:formula="of:=VALUE([$'latest_prevalence_history.England_weighted'.A128])" office:value-type="date" office:date-value="2022-03-07" calcext:value-type="date">
            <text:p>07/03/22</text:p>
          </table:table-cell>
          <table:table-cell table:formula="of:=[$'latest_prevalence_history.England_weighted'.B128]" office:value-type="float" office:value="1777943.87066722" calcext:value-type="float">
            <text:p>1,777,943.9</text:p>
          </table:table-cell>
          <table:table-cell table:style-name="ce19" table:formula="of:=[.A128] - 7" office:value-type="date" office:date-value="2022-02-28" calcext:value-type="date">
            <text:p>28/02/22</text:p>
          </table:table-cell>
          <table:table-cell table:formula="of:=[$'latest_prevalence_history.England_weighted'.B128]/55977178" office:value-type="percentage" office:value="0.0317619418161312" calcext:value-type="percentage">
            <text:p>3.18%</text:p>
          </table:table-cell>
          <table:table-cell/>
        </table:table-row>
        <table:table-row table:style-name="ro1">
          <table:table-cell table:style-name="ce19" table:formula="of:=VALUE([$'latest_prevalence_history.England_weighted'.A129])" office:value-type="date" office:date-value="2022-03-08" calcext:value-type="date">
            <text:p>08/03/22</text:p>
          </table:table-cell>
          <table:table-cell table:formula="of:=[$'latest_prevalence_history.England_weighted'.B129]" office:value-type="float" office:value="1797963.26098661" calcext:value-type="float">
            <text:p>1,797,963.3</text:p>
          </table:table-cell>
          <table:table-cell table:style-name="ce19" table:formula="of:=[.A129] - 7" office:value-type="date" office:date-value="2022-03-01" calcext:value-type="date">
            <text:p>01/03/22</text:p>
          </table:table-cell>
          <table:table-cell table:formula="of:=[$'latest_prevalence_history.England_weighted'.B129]/55977178" office:value-type="percentage" office:value="0.0321195766779563" calcext:value-type="percentage">
            <text:p>3.21%</text:p>
          </table:table-cell>
          <table:table-cell/>
        </table:table-row>
        <table:table-row table:style-name="ro1">
          <table:table-cell table:style-name="ce19" table:formula="of:=VALUE([$'latest_prevalence_history.England_weighted'.A130])" office:value-type="date" office:date-value="2022-03-09" calcext:value-type="date">
            <text:p>09/03/22</text:p>
          </table:table-cell>
          <table:table-cell table:formula="of:=[$'latest_prevalence_history.England_weighted'.B130]" office:value-type="float" office:value="1828650.8243558" calcext:value-type="float">
            <text:p>1,828,650.8</text:p>
          </table:table-cell>
          <table:table-cell table:style-name="ce19" table:formula="of:=[.A130] - 7" office:value-type="date" office:date-value="2022-03-02" calcext:value-type="date">
            <text:p>02/03/22</text:p>
          </table:table-cell>
          <table:table-cell table:formula="of:=[$'latest_prevalence_history.England_weighted'.B130]/55977178" office:value-type="percentage" office:value="0.0326677922984221" calcext:value-type="percentage">
            <text:p>3.27%</text:p>
          </table:table-cell>
          <table:table-cell/>
        </table:table-row>
        <table:table-row table:style-name="ro1">
          <table:table-cell table:style-name="ce19" table:formula="of:=VALUE([$'latest_prevalence_history.England_weighted'.A131])" office:value-type="date" office:date-value="2022-03-10" calcext:value-type="date">
            <text:p>10/03/22</text:p>
          </table:table-cell>
          <table:table-cell table:formula="of:=[$'latest_prevalence_history.England_weighted'.B131]" office:value-type="float" office:value="1871027.94937024" calcext:value-type="float">
            <text:p>1,871,027.9</text:p>
          </table:table-cell>
          <table:table-cell table:style-name="ce19" table:formula="of:=[.A131] - 7" office:value-type="date" office:date-value="2022-03-03" calcext:value-type="date">
            <text:p>03/03/22</text:p>
          </table:table-cell>
          <table:table-cell table:formula="of:=[$'latest_prevalence_history.England_weighted'.B131]/55977178" office:value-type="percentage" office:value="0.0334248351956978" calcext:value-type="percentage">
            <text:p>3.34%</text:p>
          </table:table-cell>
          <table:table-cell/>
        </table:table-row>
        <table:table-row table:style-name="ro1">
          <table:table-cell table:style-name="ce19" table:formula="of:=VALUE([$'latest_prevalence_history.England_weighted'.A132])" office:value-type="date" office:date-value="2022-03-11" calcext:value-type="date">
            <text:p>11/03/22</text:p>
          </table:table-cell>
          <table:table-cell table:formula="of:=[$'latest_prevalence_history.England_weighted'.B132]" office:value-type="float" office:value="1924721.59185089" calcext:value-type="float">
            <text:p>1,924,721.6</text:p>
          </table:table-cell>
          <table:table-cell table:style-name="ce19" table:formula="of:=[.A132] - 7" office:value-type="date" office:date-value="2022-03-04" calcext:value-type="date">
            <text:p>04/03/22</text:p>
          </table:table-cell>
          <table:table-cell table:formula="of:=[$'latest_prevalence_history.England_weighted'.B132]/55977178" office:value-type="percentage" office:value="0.0343840411506791" calcext:value-type="percentage">
            <text:p>3.44%</text:p>
          </table:table-cell>
          <table:table-cell/>
        </table:table-row>
        <table:table-row table:style-name="ro1">
          <table:table-cell table:style-name="ce19" table:formula="of:=VALUE([$'latest_prevalence_history.England_weighted'.A133])" office:value-type="date" office:date-value="2022-03-12" calcext:value-type="date">
            <text:p>12/03/22</text:p>
          </table:table-cell>
          <table:table-cell table:formula="of:=[$'latest_prevalence_history.England_weighted'.B133]" office:value-type="float" office:value="1989025.69540382" calcext:value-type="float">
            <text:p>1,989,025.7</text:p>
          </table:table-cell>
          <table:table-cell table:style-name="ce19" table:formula="of:=[.A133] - 7" office:value-type="date" office:date-value="2022-03-05" calcext:value-type="date">
            <text:p>05/03/22</text:p>
          </table:table-cell>
          <table:table-cell table:formula="of:=[$'latest_prevalence_history.England_weighted'.B133]/55977178" office:value-type="percentage" office:value="0.0355327968731082" calcext:value-type="percentage">
            <text:p>3.55%</text:p>
          </table:table-cell>
          <table:table-cell/>
        </table:table-row>
        <table:table-row table:style-name="ro1">
          <table:table-cell table:style-name="ce19" table:formula="of:=VALUE([$'latest_prevalence_history.England_weighted'.A134])" office:value-type="date" office:date-value="2022-03-13" calcext:value-type="date">
            <text:p>13/03/22</text:p>
          </table:table-cell>
          <table:table-cell table:formula="of:=[$'latest_prevalence_history.England_weighted'.B134]" office:value-type="float" office:value="2063072.82868731" calcext:value-type="float">
            <text:p>2,063,072.8</text:p>
          </table:table-cell>
          <table:table-cell table:style-name="ce19" table:formula="of:=[.A134] - 7" office:value-type="date" office:date-value="2022-03-06" calcext:value-type="date">
            <text:p>06/03/22</text:p>
          </table:table-cell>
          <table:table-cell table:formula="of:=[$'latest_prevalence_history.England_weighted'.B134]/55977178" office:value-type="percentage" office:value="0.0368556062023582" calcext:value-type="percentage">
            <text:p>3.69%</text:p>
          </table:table-cell>
          <table:table-cell/>
        </table:table-row>
        <table:table-row table:style-name="ro1">
          <table:table-cell table:style-name="ce19" table:formula="of:=VALUE([$'latest_prevalence_history.England_weighted'.A135])" office:value-type="date" office:date-value="2022-03-14" calcext:value-type="date">
            <text:p>14/03/22</text:p>
          </table:table-cell>
          <table:table-cell table:formula="of:=[$'latest_prevalence_history.England_weighted'.B135]" office:value-type="float" office:value="2146642.16560863" calcext:value-type="float">
            <text:p>2,146,642.2</text:p>
          </table:table-cell>
          <table:table-cell table:style-name="ce19" table:formula="of:=[.A135] - 7" office:value-type="date" office:date-value="2022-03-07" calcext:value-type="date">
            <text:p>07/03/22</text:p>
          </table:table-cell>
          <table:table-cell table:formula="of:=[$'latest_prevalence_history.England_weighted'.B135]/55977178" office:value-type="percentage" office:value="0.0383485242076446" calcext:value-type="percentage">
            <text:p>3.83%</text:p>
          </table:table-cell>
          <table:table-cell/>
        </table:table-row>
        <table:table-row table:style-name="ro1">
          <table:table-cell table:style-name="ce19" table:formula="of:=VALUE([$'latest_prevalence_history.England_weighted'.A136])" office:value-type="date" office:date-value="2022-03-15" calcext:value-type="date">
            <text:p>15/03/22</text:p>
          </table:table-cell>
          <table:table-cell table:formula="of:=[$'latest_prevalence_history.England_weighted'.B136]" office:value-type="float" office:value="2238708.91757915" calcext:value-type="float">
            <text:p>2,238,708.9</text:p>
          </table:table-cell>
          <table:table-cell table:style-name="ce19" table:formula="of:=[.A136] - 7" office:value-type="date" office:date-value="2022-03-08" calcext:value-type="date">
            <text:p>08/03/22</text:p>
          </table:table-cell>
          <table:table-cell table:formula="of:=[$'latest_prevalence_history.England_weighted'.B136]/55977178" office:value-type="percentage" office:value="0.0399932436318806" calcext:value-type="percentage">
            <text:p>4.00%</text:p>
          </table:table-cell>
          <table:table-cell/>
        </table:table-row>
        <table:table-row table:style-name="ro1">
          <table:table-cell table:style-name="ce19" table:formula="of:=VALUE([$'latest_prevalence_history.England_weighted'.A137])" office:value-type="date" office:date-value="2022-03-16" calcext:value-type="date">
            <text:p>16/03/22</text:p>
          </table:table-cell>
          <table:table-cell table:formula="of:=[$'latest_prevalence_history.England_weighted'.B137]" office:value-type="float" office:value="2337741.15960227" calcext:value-type="float">
            <text:p>2,337,741.2</text:p>
          </table:table-cell>
          <table:table-cell table:style-name="ce19" table:formula="of:=[.A137] - 7" office:value-type="date" office:date-value="2022-03-09" calcext:value-type="date">
            <text:p>09/03/22</text:p>
          </table:table-cell>
          <table:table-cell table:formula="of:=[$'latest_prevalence_history.England_weighted'.B137]/55977178" office:value-type="percentage" office:value="0.0417623975185435" calcext:value-type="percentage">
            <text:p>4.18%</text:p>
          </table:table-cell>
          <table:table-cell/>
        </table:table-row>
        <table:table-row table:style-name="ro1">
          <table:table-cell table:style-name="ce19" table:formula="of:=VALUE([$'latest_prevalence_history.England_weighted'.A138])" office:value-type="date" office:date-value="2022-03-17" calcext:value-type="date">
            <text:p>17/03/22</text:p>
          </table:table-cell>
          <table:table-cell table:formula="of:=[$'latest_prevalence_history.England_weighted'.B138]" office:value-type="float" office:value="2445190.20004068" calcext:value-type="float">
            <text:p>2,445,190.2</text:p>
          </table:table-cell>
          <table:table-cell table:style-name="ce19" table:formula="of:=[.A138] - 7" office:value-type="date" office:date-value="2022-03-10" calcext:value-type="date">
            <text:p>10/03/22</text:p>
          </table:table-cell>
          <table:table-cell table:formula="of:=[$'latest_prevalence_history.England_weighted'.B138]/55977178" office:value-type="percentage" office:value="0.0436819126544872" calcext:value-type="percentage">
            <text:p>4.37%</text:p>
          </table:table-cell>
          <table:table-cell/>
        </table:table-row>
        <table:table-row table:style-name="ro1">
          <table:table-cell table:style-name="ce19" table:formula="of:=VALUE([$'latest_prevalence_history.England_weighted'.A139])" office:value-type="date" office:date-value="2022-03-18" calcext:value-type="date">
            <text:p>18/03/22</text:p>
          </table:table-cell>
          <table:table-cell table:formula="of:=[$'latest_prevalence_history.England_weighted'.B139]" office:value-type="float" office:value="2558810.67188645" calcext:value-type="float">
            <text:p>2,558,810.7</text:p>
          </table:table-cell>
          <table:table-cell table:style-name="ce19" table:formula="of:=[.A139] - 7" office:value-type="date" office:date-value="2022-03-11" calcext:value-type="date">
            <text:p>11/03/22</text:p>
          </table:table-cell>
          <table:table-cell table:formula="of:=[$'latest_prevalence_history.England_weighted'.B139]/55977178" office:value-type="percentage" office:value="0.0457116768531356" calcext:value-type="percentage">
            <text:p>4.57%</text:p>
          </table:table-cell>
          <table:table-cell/>
        </table:table-row>
        <table:table-row table:style-name="ro1">
          <table:table-cell table:style-name="ce19" table:formula="of:=VALUE([$'latest_prevalence_history.England_weighted'.A140])" office:value-type="date" office:date-value="2022-03-19" calcext:value-type="date">
            <text:p>19/03/22</text:p>
          </table:table-cell>
          <table:table-cell table:formula="of:=[$'latest_prevalence_history.England_weighted'.B140]" office:value-type="float" office:value="2676508.30190374" calcext:value-type="float">
            <text:p>2,676,508.3</text:p>
          </table:table-cell>
          <table:table-cell table:style-name="ce19" table:formula="of:=[.A140] - 7" office:value-type="date" office:date-value="2022-03-12" calcext:value-type="date">
            <text:p>12/03/22</text:p>
          </table:table-cell>
          <table:table-cell table:formula="of:=[$'latest_prevalence_history.England_weighted'.B140]/55977178" office:value-type="percentage" office:value="0.0478142771310076" calcext:value-type="percentage">
            <text:p>4.78%</text:p>
          </table:table-cell>
          <table:table-cell/>
        </table:table-row>
        <table:table-row table:style-name="ro1">
          <table:table-cell table:style-name="ce19" table:formula="of:=VALUE([$'latest_prevalence_history.England_weighted'.A141])" office:value-type="date" office:date-value="2022-03-20" calcext:value-type="date">
            <text:p>20/03/22</text:p>
          </table:table-cell>
          <table:table-cell table:formula="of:=[$'latest_prevalence_history.England_weighted'.B141]" office:value-type="float" office:value="2797518.38584713" calcext:value-type="float">
            <text:p>2,797,518.4</text:p>
          </table:table-cell>
          <table:table-cell table:style-name="ce19" table:formula="of:=[.A141] - 7" office:value-type="date" office:date-value="2022-03-13" calcext:value-type="date">
            <text:p>13/03/22</text:p>
          </table:table-cell>
          <table:table-cell table:formula="of:=[$'latest_prevalence_history.England_weighted'.B141]/55977178" office:value-type="percentage" office:value="0.0499760524878038" calcext:value-type="percentage">
            <text:p>5.00%</text:p>
          </table:table-cell>
          <table:table-cell/>
        </table:table-row>
        <table:table-row table:style-name="ro1">
          <table:table-cell table:style-name="ce19" table:formula="of:=VALUE([$'latest_prevalence_history.England_weighted'.A142])" office:value-type="date" office:date-value="2022-03-21" calcext:value-type="date">
            <text:p>21/03/22</text:p>
          </table:table-cell>
          <table:table-cell table:formula="of:=[$'latest_prevalence_history.England_weighted'.B142]" office:value-type="float" office:value="2918776.14923929" calcext:value-type="float">
            <text:p>2,918,776.1</text:p>
          </table:table-cell>
          <table:table-cell table:style-name="ce19" table:formula="of:=[.A142] - 7" office:value-type="date" office:date-value="2022-03-14" calcext:value-type="date">
            <text:p>14/03/22</text:p>
          </table:table-cell>
          <table:table-cell table:formula="of:=[$'latest_prevalence_history.England_weighted'.B142]/55977178" office:value-type="percentage" office:value="0.0521422524951024" calcext:value-type="percentage">
            <text:p>5.21%</text:p>
          </table:table-cell>
          <table:table-cell/>
        </table:table-row>
        <table:table-row table:style-name="ro1">
          <table:table-cell table:style-name="ce19" table:formula="of:=VALUE([$'latest_prevalence_history.England_weighted'.A143])" office:value-type="date" office:date-value="2022-03-22" calcext:value-type="date">
            <text:p>22/03/22</text:p>
          </table:table-cell>
          <table:table-cell table:formula="of:=[$'latest_prevalence_history.England_weighted'.B143]" office:value-type="float" office:value="3038394.36944666" calcext:value-type="float">
            <text:p>3,038,394.4</text:p>
          </table:table-cell>
          <table:table-cell table:style-name="ce19" table:formula="of:=[.A143] - 7" office:value-type="date" office:date-value="2022-03-15" calcext:value-type="date">
            <text:p>15/03/22</text:p>
          </table:table-cell>
          <table:table-cell table:formula="of:=[$'latest_prevalence_history.England_weighted'.B143]/55977178" office:value-type="percentage" office:value="0.0542791630090152" calcext:value-type="percentage">
            <text:p>5.43%</text:p>
          </table:table-cell>
          <table:table-cell/>
        </table:table-row>
        <table:table-row table:style-name="ro1">
          <table:table-cell table:style-name="ce19" table:formula="of:=VALUE([$'latest_prevalence_history.England_weighted'.A144])" office:value-type="date" office:date-value="2022-03-23" calcext:value-type="date">
            <text:p>23/03/22</text:p>
          </table:table-cell>
          <table:table-cell table:formula="of:=[$'latest_prevalence_history.England_weighted'.B144]" office:value-type="float" office:value="3154952.21671801" calcext:value-type="float">
            <text:p>3,154,952.2</text:p>
          </table:table-cell>
          <table:table-cell table:style-name="ce19" table:formula="of:=[.A144] - 7" office:value-type="date" office:date-value="2022-03-16" calcext:value-type="date">
            <text:p>16/03/22</text:p>
          </table:table-cell>
          <table:table-cell table:formula="of:=[$'latest_prevalence_history.England_weighted'.B144]/55977178" office:value-type="percentage" office:value="0.0563614017255034" calcext:value-type="percentage">
            <text:p>5.64%</text:p>
          </table:table-cell>
          <table:table-cell/>
        </table:table-row>
        <table:table-row table:style-name="ro1">
          <table:table-cell table:style-name="ce19" table:formula="of:=VALUE([$'latest_prevalence_history.England_weighted'.A145])" office:value-type="date" office:date-value="2022-03-24" calcext:value-type="date">
            <text:p>24/03/22</text:p>
          </table:table-cell>
          <table:table-cell table:formula="of:=[$'latest_prevalence_history.England_weighted'.B145]" office:value-type="float" office:value="3267495.12069529" calcext:value-type="float">
            <text:p>3,267,495.1</text:p>
          </table:table-cell>
          <table:table-cell table:style-name="ce19" table:formula="of:=[.A145] - 7" office:value-type="date" office:date-value="2022-03-17" calcext:value-type="date">
            <text:p>17/03/22</text:p>
          </table:table-cell>
          <table:table-cell table:formula="of:=[$'latest_prevalence_history.England_weighted'.B145]/55977178" office:value-type="percentage" office:value="0.0583719157956711" calcext:value-type="percentage">
            <text:p>5.84%</text:p>
          </table:table-cell>
          <table:table-cell/>
        </table:table-row>
        <table:table-row table:style-name="ro1" table:number-rows-repeated="444">
          <table:table-cell table:style-name="ce19"/>
          <table:table-cell/>
          <table:table-cell table:style-name="ce19"/>
          <table:table-cell table:number-columns-repeated="2"/>
        </table:table-row>
        <table:table-row table:style-name="ro1" table:number-rows-repeated="10479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NS" table:style-name="ta1"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column table:style-name="co3" table:default-cell-style-name="ce21"/>
        <table:table-column table:style-name="co3" table:default-cell-style-name="ce20"/>
        <table:table-column table:style-name="co3" table:number-columns-repeated="2" table:default-cell-style-name="Default"/>
        <table:table-column table:style-name="co3" table:default-cell-style-name="ce20"/>
        <table:table-row table:style-name="ro1">
          <table:table-cell table:style-name="ce19" office:value-type="string" calcext:value-type="string">
            <text:p>date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date</text:p>
          </table:table-cell>
          <table:table-cell table:formula="of:=COM.MICROSOFT.CONCAT(&quot;ONS % * &quot;; [.G2])" office:value-type="string" office:string-value="ONS % * 0.9" calcext:value-type="string">
            <text:p>ONS % * 0.9</text:p>
          </table:table-cell>
          <table:table-cell table:formula="of:=COM.MICROSOFT.CONCAT(&quot;ONS * &quot;; [.G2])" office:value-type="string" office:string-value="ONS * 0.9" calcext:value-type="string">
            <text:p>ONS * 0.9</text:p>
          </table:table-cell>
          <table:table-cell office:value-type="string" calcext:value-type="string">
            <text:p>point cm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ONS</text:p>
          </table:table-cell>
        </table:table-row>
        <table:table-row table:style-name="ro2">
          <table:table-cell table:style-name="ce19" office:value-type="date" office:date-value="2020-07-09" calcext:value-type="date">
            <text:p>09/07/20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19" table:formula="of:=[.A2]" office:value-type="date" office:date-value="2020-07-09" calcext:value-type="date">
            <text:p>09/07/20</text:p>
          </table:table-cell>
          <table:table-cell table:formula="of:=[.B2]*[.$G$2]" office:value-type="percentage" office:value="0.00036" calcext:value-type="percentage">
            <text:p>0.04%</text:p>
          </table:table-cell>
          <table:table-cell table:formula="of:=[.H2] *[.$G$2]" office:value-type="float" office:value="20151.78408" calcext:value-type="float">
            <text:p>20,151.8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55977178*[.B2]" office:value-type="float" office:value="22390.8712" calcext:value-type="float">
            <text:p>22,390.9</text:p>
          </table:table-cell>
        </table:table-row>
        <table:table-row table:style-name="ro2">
          <table:table-cell table:style-name="ce19" office:value-type="date" office:date-value="2020-07-16" calcext:value-type="date">
            <text:p>16/07/2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19" table:formula="of:=[.A3]" office:value-type="date" office:date-value="2020-07-16" calcext:value-type="date">
            <text:p>16/07/20</text:p>
          </table:table-cell>
          <table:table-cell table:formula="of:=[.B3]*[.$G$2]" office:value-type="percentage" office:value="0.00045" calcext:value-type="percentage">
            <text:p>0.05%</text:p>
          </table:table-cell>
          <table:table-cell table:formula="of:=[.H3] *[.$G$2]" office:value-type="float" office:value="25189.7301" calcext:value-type="float">
            <text:p>25,189.7</text:p>
          </table:table-cell>
          <table:table-cell table:style-name="ce21" table:formula="of:=([.E3]-[.E2])/[.E2]" office:value-type="percentage" office:value="0.25" calcext:value-type="percentage">
            <text:p>25.00%</text:p>
          </table:table-cell>
          <table:table-cell/>
          <table:table-cell table:formula="of:=55977178*[.B3]" office:value-type="float" office:value="27988.589" calcext:value-type="float">
            <text:p>27,988.6</text:p>
          </table:table-cell>
        </table:table-row>
        <table:table-row table:style-name="ro2">
          <table:table-cell table:style-name="ce19" office:value-type="date" office:date-value="2020-07-23" calcext:value-type="date">
            <text:p>23/07/2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19" table:formula="of:=[.A4]" office:value-type="date" office:date-value="2020-07-23" calcext:value-type="date">
            <text:p>23/07/20</text:p>
          </table:table-cell>
          <table:table-cell table:formula="of:=[.B4]*[.$G$2]" office:value-type="percentage" office:value="0.00063" calcext:value-type="percentage">
            <text:p>0.06%</text:p>
          </table:table-cell>
          <table:table-cell table:formula="of:=[.H4] *[.$G$2]" office:value-type="float" office:value="35265.62214" calcext:value-type="float">
            <text:p>35,265.6</text:p>
          </table:table-cell>
          <table:table-cell table:style-name="ce21" table:formula="of:=([.E4]-[.E3])/[.E3]" office:value-type="percentage" office:value="0.4" calcext:value-type="percentage">
            <text:p>40.00%</text:p>
          </table:table-cell>
          <table:table-cell/>
          <table:table-cell table:formula="of:=55977178*[.B4]" office:value-type="float" office:value="39184.0246" calcext:value-type="float">
            <text:p>39,184.0</text:p>
          </table:table-cell>
        </table:table-row>
        <table:table-row table:style-name="ro2">
          <table:table-cell table:style-name="ce19" office:value-type="date" office:date-value="2020-07-30" calcext:value-type="date">
            <text:p>30/07/2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19" table:formula="of:=[.A5]" office:value-type="date" office:date-value="2020-07-30" calcext:value-type="date">
            <text:p>30/07/20</text:p>
          </table:table-cell>
          <table:table-cell table:formula="of:=[.B5]*[.$G$2]" office:value-type="percentage" office:value="0.00045" calcext:value-type="percentage">
            <text:p>0.05%</text:p>
          </table:table-cell>
          <table:table-cell table:formula="of:=[.H5] *[.$G$2]" office:value-type="float" office:value="25189.7301" calcext:value-type="float">
            <text:p>25,189.7</text:p>
          </table:table-cell>
          <table:table-cell table:style-name="ce21" table:formula="of:=([.E5]-[.E4])/[.E4]" office:value-type="percentage" office:value="-0.285714285714286" calcext:value-type="percentage">
            <text:p>-28.57%</text:p>
          </table:table-cell>
          <table:table-cell/>
          <table:table-cell table:formula="of:=55977178*[.B5]" office:value-type="float" office:value="27988.589" calcext:value-type="float">
            <text:p>27,988.6</text:p>
          </table:table-cell>
        </table:table-row>
        <table:table-row table:style-name="ro2">
          <table:table-cell table:style-name="ce19" office:value-type="date" office:date-value="2020-08-06" calcext:value-type="date">
            <text:p>06/08/20</text:p>
          </table:table-cell>
          <table:table-cell table:style-name="ce30" office:value-type="percentage" office:value="0.0005" calcext:value-type="percentage">
            <text:p>0.05%</text:p>
          </table:table-cell>
          <table:table-cell table:style-name="ce19" table:formula="of:=[.A6]" office:value-type="date" office:date-value="2020-08-06" calcext:value-type="date">
            <text:p>06/08/20</text:p>
          </table:table-cell>
          <table:table-cell table:formula="of:=[.B6]*[.$G$2]" office:value-type="percentage" office:value="0.00045" calcext:value-type="percentage">
            <text:p>0.05%</text:p>
          </table:table-cell>
          <table:table-cell table:formula="of:=[.H6] *[.$G$2]" office:value-type="float" office:value="25189.7301" calcext:value-type="float">
            <text:p>25,189.7</text:p>
          </table:table-cell>
          <table:table-cell table:style-name="ce21" table:formula="of:=([.E6]-[.E5])/[.E5]" office:value-type="percentage" office:value="0" calcext:value-type="percentage">
            <text:p>0.00%</text:p>
          </table:table-cell>
          <table:table-cell/>
          <table:table-cell table:formula="of:=55977178*[.B6]" office:value-type="float" office:value="27988.589" calcext:value-type="float">
            <text:p>27,988.6</text:p>
          </table:table-cell>
        </table:table-row>
        <table:table-row table:style-name="ro2">
          <table:table-cell table:style-name="ce19" office:value-type="date" office:date-value="2020-08-10" calcext:value-type="date">
            <text:p>10/08/20</text:p>
          </table:table-cell>
          <table:table-cell table:style-name="ce31" office:value-type="percentage" office:value="0.0005" calcext:value-type="percentage">
            <text:p>0.05%</text:p>
          </table:table-cell>
          <table:table-cell table:style-name="ce19" table:formula="of:=[.A7]" office:value-type="date" office:date-value="2020-08-10" calcext:value-type="date">
            <text:p>10/08/20</text:p>
          </table:table-cell>
          <table:table-cell table:formula="of:=[.B7]*[.$G$2]" office:value-type="percentage" office:value="0.00045" calcext:value-type="percentage">
            <text:p>0.05%</text:p>
          </table:table-cell>
          <table:table-cell table:formula="of:=[.H7] *[.$G$2]" office:value-type="float" office:value="25189.7301" calcext:value-type="float">
            <text:p>25,189.7</text:p>
          </table:table-cell>
          <table:table-cell table:style-name="ce21" table:formula="of:=([.E7]-[.E6])/[.E6]" office:value-type="percentage" office:value="0" calcext:value-type="percentage">
            <text:p>0.00%</text:p>
          </table:table-cell>
          <table:table-cell/>
          <table:table-cell table:formula="of:=55977178*[.B7]" office:value-type="float" office:value="27988.589" calcext:value-type="float">
            <text:p>27,988.6</text:p>
          </table:table-cell>
        </table:table-row>
        <table:table-row table:style-name="ro2">
          <table:table-cell table:style-name="ce19" office:value-type="date" office:date-value="2020-08-17" calcext:value-type="date">
            <text:p>17/08/20</text:p>
          </table:table-cell>
          <table:table-cell table:style-name="ce31" office:value-type="percentage" office:value="0.0005" calcext:value-type="percentage">
            <text:p>0.05%</text:p>
          </table:table-cell>
          <table:table-cell table:style-name="ce19" table:formula="of:=[.A8]" office:value-type="date" office:date-value="2020-08-17" calcext:value-type="date">
            <text:p>17/08/20</text:p>
          </table:table-cell>
          <table:table-cell table:formula="of:=[.B8]*[.$G$2]" office:value-type="percentage" office:value="0.00045" calcext:value-type="percentage">
            <text:p>0.05%</text:p>
          </table:table-cell>
          <table:table-cell table:formula="of:=[.H8] *[.$G$2]" office:value-type="float" office:value="25189.7301" calcext:value-type="float">
            <text:p>25,189.7</text:p>
          </table:table-cell>
          <table:table-cell table:style-name="ce21" table:formula="of:=([.E8]-[.E7])/[.E7]" office:value-type="percentage" office:value="0" calcext:value-type="percentage">
            <text:p>0.00%</text:p>
          </table:table-cell>
          <table:table-cell/>
          <table:table-cell table:formula="of:=55977178*[.B8]" office:value-type="float" office:value="27988.589" calcext:value-type="float">
            <text:p>27,988.6</text:p>
          </table:table-cell>
        </table:table-row>
        <table:table-row table:style-name="ro2">
          <table:table-cell table:style-name="ce19" office:value-type="date" office:date-value="2020-08-22" calcext:value-type="date">
            <text:p>22/08/20</text:p>
          </table:table-cell>
          <table:table-cell table:style-name="ce31" office:value-type="percentage" office:value="0.0005" calcext:value-type="percentage">
            <text:p>0.05%</text:p>
          </table:table-cell>
          <table:table-cell table:style-name="ce19" table:formula="of:=[.A9]" office:value-type="date" office:date-value="2020-08-22" calcext:value-type="date">
            <text:p>22/08/20</text:p>
          </table:table-cell>
          <table:table-cell table:formula="of:=[.B9]*[.$G$2]" office:value-type="percentage" office:value="0.00045" calcext:value-type="percentage">
            <text:p>0.05%</text:p>
          </table:table-cell>
          <table:table-cell table:formula="of:=[.H9] *[.$G$2]" office:value-type="float" office:value="25189.7301" calcext:value-type="float">
            <text:p>25,189.7</text:p>
          </table:table-cell>
          <table:table-cell table:style-name="ce21" table:formula="of:=([.E9]-[.E8])/[.E8]" office:value-type="percentage" office:value="0" calcext:value-type="percentage">
            <text:p>0.00%</text:p>
          </table:table-cell>
          <table:table-cell/>
          <table:table-cell table:formula="of:=55977178*[.B9]" office:value-type="float" office:value="27988.589" calcext:value-type="float">
            <text:p>27,988.6</text:p>
          </table:table-cell>
        </table:table-row>
        <table:table-row table:style-name="ro2">
          <table:table-cell table:style-name="ce19" office:value-type="date" office:date-value="2020-09-02" calcext:value-type="date">
            <text:p>02/09/20</text:p>
          </table:table-cell>
          <table:table-cell table:style-name="ce32" office:value-type="percentage" office:value="0.0007" calcext:value-type="percentage">
            <text:p>0.07%</text:p>
          </table:table-cell>
          <table:table-cell table:style-name="ce19" table:formula="of:=[.A10]" office:value-type="date" office:date-value="2020-09-02" calcext:value-type="date">
            <text:p>02/09/20</text:p>
          </table:table-cell>
          <table:table-cell table:formula="of:=[.B10]*[.$G$2]" office:value-type="percentage" office:value="0.00063" calcext:value-type="percentage">
            <text:p>0.06%</text:p>
          </table:table-cell>
          <table:table-cell table:formula="of:=[.H10] *[.$G$2]" office:value-type="float" office:value="35265.62214" calcext:value-type="float">
            <text:p>35,265.6</text:p>
          </table:table-cell>
          <table:table-cell table:style-name="ce21" table:formula="of:=([.E10]-[.E9])/[.E9]" office:value-type="percentage" office:value="0.4" calcext:value-type="percentage">
            <text:p>40.00%</text:p>
          </table:table-cell>
          <table:table-cell/>
          <table:table-cell table:formula="of:=55977178*[.B10]" office:value-type="float" office:value="39184.0246" calcext:value-type="float">
            <text:p>39,184.0</text:p>
          </table:table-cell>
        </table:table-row>
        <table:table-row table:style-name="ro2">
          <table:table-cell table:style-name="ce19" office:value-type="date" office:date-value="2020-09-07" calcext:value-type="date">
            <text:p>07/09/20</text:p>
          </table:table-cell>
          <table:table-cell table:style-name="ce32" office:value-type="percentage" office:value="0.0011" calcext:value-type="percentage">
            <text:p>0.11%</text:p>
          </table:table-cell>
          <table:table-cell table:style-name="ce19" table:formula="of:=[.A11]" office:value-type="date" office:date-value="2020-09-07" calcext:value-type="date">
            <text:p>07/09/20</text:p>
          </table:table-cell>
          <table:table-cell table:formula="of:=[.B11]*[.$G$2]" office:value-type="percentage" office:value="0.00099" calcext:value-type="percentage">
            <text:p>0.10%</text:p>
          </table:table-cell>
          <table:table-cell table:formula="of:=[.H11] *[.$G$2]" office:value-type="float" office:value="55417.40622" calcext:value-type="float">
            <text:p>55,417.4</text:p>
          </table:table-cell>
          <table:table-cell table:style-name="ce21" table:formula="of:=([.E11]-[.E10])/[.E10]" office:value-type="percentage" office:value="0.571428571428571" calcext:value-type="percentage">
            <text:p>57.14%</text:p>
          </table:table-cell>
          <table:table-cell/>
          <table:table-cell table:formula="of:=55977178*[.B11]" office:value-type="float" office:value="61574.8958" calcext:value-type="float">
            <text:p>61,574.9</text:p>
          </table:table-cell>
        </table:table-row>
        <table:table-row table:style-name="ro2">
          <table:table-cell table:style-name="ce19" office:value-type="date" office:date-value="2020-09-16" calcext:value-type="date">
            <text:p>16/09/20</text:p>
          </table:table-cell>
          <table:table-cell table:style-name="ce32" office:value-type="percentage" office:value="0.0019" calcext:value-type="percentage">
            <text:p>0.19%</text:p>
          </table:table-cell>
          <table:table-cell table:style-name="ce19" table:formula="of:=[.A12]" office:value-type="date" office:date-value="2020-09-16" calcext:value-type="date">
            <text:p>16/09/20</text:p>
          </table:table-cell>
          <table:table-cell table:formula="of:=[.B12]*[.$G$2]" office:value-type="percentage" office:value="0.00171" calcext:value-type="percentage">
            <text:p>0.17%</text:p>
          </table:table-cell>
          <table:table-cell table:formula="of:=[.H12] *[.$G$2]" office:value-type="float" office:value="95720.97438" calcext:value-type="float">
            <text:p>95,721.0</text:p>
          </table:table-cell>
          <table:table-cell table:style-name="ce21" table:formula="of:=([.E12]-[.E11])/[.E11]" office:value-type="percentage" office:value="0.727272727272727" calcext:value-type="percentage">
            <text:p>72.73%</text:p>
          </table:table-cell>
          <table:table-cell/>
          <table:table-cell table:formula="of:=55977178*[.B12]" office:value-type="float" office:value="106356.6382" calcext:value-type="float">
            <text:p>106,356.6</text:p>
          </table:table-cell>
        </table:table-row>
        <table:table-row table:style-name="ro2">
          <table:table-cell table:style-name="ce19" office:value-type="date" office:date-value="2020-09-21" calcext:value-type="date">
            <text:p>21/09/20</text:p>
          </table:table-cell>
          <table:table-cell table:style-name="ce32" office:value-type="percentage" office:value="0.0021" calcext:value-type="percentage">
            <text:p>0.21%</text:p>
          </table:table-cell>
          <table:table-cell table:style-name="ce19" table:formula="of:=[.A13]" office:value-type="date" office:date-value="2020-09-21" calcext:value-type="date">
            <text:p>21/09/20</text:p>
          </table:table-cell>
          <table:table-cell table:formula="of:=[.B13]*[.$G$2]" office:value-type="percentage" office:value="0.00189" calcext:value-type="percentage">
            <text:p>0.19%</text:p>
          </table:table-cell>
          <table:table-cell table:formula="of:=[.H13] *[.$G$2]" office:value-type="float" office:value="105796.86642" calcext:value-type="float">
            <text:p>105,796.9</text:p>
          </table:table-cell>
          <table:table-cell table:style-name="ce21" table:formula="of:=([.E13]-[.E12])/[.E12]" office:value-type="percentage" office:value="0.105263157894737" calcext:value-type="percentage">
            <text:p>10.53%</text:p>
          </table:table-cell>
          <table:table-cell/>
          <table:table-cell table:formula="of:=55977178*[.B13]" office:value-type="float" office:value="117552.0738" calcext:value-type="float">
            <text:p>117,552.1</text:p>
          </table:table-cell>
        </table:table-row>
        <table:table-row table:style-name="ro2">
          <table:table-cell table:style-name="ce19" office:value-type="date" office:date-value="2020-09-28" calcext:value-type="date">
            <text:p>28/09/20</text:p>
          </table:table-cell>
          <table:table-cell table:style-name="ce32" office:value-type="percentage" office:value="0.0041" calcext:value-type="percentage">
            <text:p>0.41%</text:p>
          </table:table-cell>
          <table:table-cell table:style-name="ce19" table:formula="of:=[.A14]" office:value-type="date" office:date-value="2020-09-28" calcext:value-type="date">
            <text:p>28/09/20</text:p>
          </table:table-cell>
          <table:table-cell table:formula="of:=[.B14]*[.$G$2]" office:value-type="percentage" office:value="0.00369" calcext:value-type="percentage">
            <text:p>0.37%</text:p>
          </table:table-cell>
          <table:table-cell table:formula="of:=[.H14] *[.$G$2]" office:value-type="float" office:value="206555.78682" calcext:value-type="float">
            <text:p>206,555.8</text:p>
          </table:table-cell>
          <table:table-cell table:style-name="ce21" table:formula="of:=([.E14]-[.E13])/[.E13]" office:value-type="percentage" office:value="0.952380952380952" calcext:value-type="percentage">
            <text:p>95.24%</text:p>
          </table:table-cell>
          <table:table-cell/>
          <table:table-cell table:formula="of:=55977178*[.B14]" office:value-type="float" office:value="229506.4298" calcext:value-type="float">
            <text:p>229,506.4</text:p>
          </table:table-cell>
        </table:table-row>
        <table:table-row table:style-name="ro2">
          <table:table-cell table:style-name="ce19" office:value-type="date" office:date-value="2020-10-05" calcext:value-type="date">
            <text:p>05/10/20</text:p>
          </table:table-cell>
          <table:table-cell table:style-name="ce32" office:value-type="percentage" office:value="0.0062" calcext:value-type="percentage">
            <text:p>0.62%</text:p>
          </table:table-cell>
          <table:table-cell table:style-name="ce19" table:formula="of:=[.A15]" office:value-type="date" office:date-value="2020-10-05" calcext:value-type="date">
            <text:p>05/10/20</text:p>
          </table:table-cell>
          <table:table-cell table:formula="of:=[.B15]*[.$G$2]" office:value-type="percentage" office:value="0.00558" calcext:value-type="percentage">
            <text:p>0.56%</text:p>
          </table:table-cell>
          <table:table-cell table:formula="of:=[.H15] *[.$G$2]" office:value-type="float" office:value="312352.65324" calcext:value-type="float">
            <text:p>312,352.7</text:p>
          </table:table-cell>
          <table:table-cell table:style-name="ce21" table:formula="of:=([.E15]-[.E14])/[.E14]" office:value-type="percentage" office:value="0.51219512195122" calcext:value-type="percentage">
            <text:p>51.22%</text:p>
          </table:table-cell>
          <table:table-cell/>
          <table:table-cell table:formula="of:=55977178*[.B15]" office:value-type="float" office:value="347058.5036" calcext:value-type="float">
            <text:p>347,058.5</text:p>
          </table:table-cell>
        </table:table-row>
        <table:table-row table:style-name="ro2">
          <table:table-cell table:style-name="ce19" office:value-type="date" office:date-value="2020-10-13" calcext:value-type="date">
            <text:p>13/10/20</text:p>
          </table:table-cell>
          <table:table-cell table:style-name="ce32" office:value-type="percentage" office:value="0.0079" calcext:value-type="percentage">
            <text:p>0.79%</text:p>
          </table:table-cell>
          <table:table-cell table:style-name="ce19" table:formula="of:=[.A16]" office:value-type="date" office:date-value="2020-10-13" calcext:value-type="date">
            <text:p>13/10/20</text:p>
          </table:table-cell>
          <table:table-cell table:formula="of:=[.B16]*[.$G$2]" office:value-type="percentage" office:value="0.00711" calcext:value-type="percentage">
            <text:p>0.71%</text:p>
          </table:table-cell>
          <table:table-cell table:formula="of:=[.H16] *[.$G$2]" office:value-type="float" office:value="397997.73558" calcext:value-type="float">
            <text:p>397,997.7</text:p>
          </table:table-cell>
          <table:table-cell table:style-name="ce21" table:formula="of:=([.E16]-[.E15])/[.E15]" office:value-type="percentage" office:value="0.274193548387097" calcext:value-type="percentage">
            <text:p>27.42%</text:p>
          </table:table-cell>
          <table:table-cell/>
          <table:table-cell table:formula="of:=55977178*[.B16]" office:value-type="float" office:value="442219.7062" calcext:value-type="float">
            <text:p>442,219.7</text:p>
          </table:table-cell>
        </table:table-row>
        <table:table-row table:style-name="ro2">
          <table:table-cell table:style-name="ce19" office:value-type="date" office:date-value="2020-10-20" calcext:value-type="date">
            <text:p>20/10/20</text:p>
          </table:table-cell>
          <table:table-cell table:style-name="ce32" office:value-type="percentage" office:value="0.0104" calcext:value-type="percentage">
            <text:p>1.04%</text:p>
          </table:table-cell>
          <table:table-cell table:style-name="ce19" table:formula="of:=[.A17]" office:value-type="date" office:date-value="2020-10-20" calcext:value-type="date">
            <text:p>20/10/20</text:p>
          </table:table-cell>
          <table:table-cell table:formula="of:=[.B17]*[.$G$2]" office:value-type="percentage" office:value="0.00936" calcext:value-type="percentage">
            <text:p>0.94%</text:p>
          </table:table-cell>
          <table:table-cell table:formula="of:=[.H17] *[.$G$2]" office:value-type="float" office:value="523946.38608" calcext:value-type="float">
            <text:p>523,946.4</text:p>
          </table:table-cell>
          <table:table-cell table:style-name="ce21" table:formula="of:=([.E17]-[.E16])/[.E16]" office:value-type="percentage" office:value="0.316455696202531" calcext:value-type="percentage">
            <text:p>31.65%</text:p>
          </table:table-cell>
          <table:table-cell/>
          <table:table-cell table:formula="of:=55977178*[.B17]" office:value-type="float" office:value="582162.6512" calcext:value-type="float">
            <text:p>582,162.7</text:p>
          </table:table-cell>
        </table:table-row>
        <table:table-row table:style-name="ro2">
          <table:table-cell table:style-name="ce19" office:value-type="date" office:date-value="2020-10-28" calcext:value-type="date">
            <text:p>28/10/20</text:p>
          </table:table-cell>
          <table:table-cell table:style-name="ce32" office:value-type="percentage" office:value="0.0113" calcext:value-type="percentage">
            <text:p>1.13%</text:p>
          </table:table-cell>
          <table:table-cell table:style-name="ce19" table:formula="of:=[.A18]" office:value-type="date" office:date-value="2020-10-28" calcext:value-type="date">
            <text:p>28/10/20</text:p>
          </table:table-cell>
          <table:table-cell table:formula="of:=[.B18]*[.$G$2]" office:value-type="percentage" office:value="0.01017" calcext:value-type="percentage">
            <text:p>1.02%</text:p>
          </table:table-cell>
          <table:table-cell table:formula="of:=[.H18] *[.$G$2]" office:value-type="float" office:value="569287.90026" calcext:value-type="float">
            <text:p>569,287.9</text:p>
          </table:table-cell>
          <table:table-cell table:style-name="ce21" table:formula="of:=([.E18]-[.E17])/[.E17]" office:value-type="percentage" office:value="0.0865384615384616" calcext:value-type="percentage">
            <text:p>8.65%</text:p>
          </table:table-cell>
          <table:table-cell/>
          <table:table-cell table:formula="of:=55977178*[.B18]" office:value-type="float" office:value="632542.1114" calcext:value-type="float">
            <text:p>632,542.1</text:p>
          </table:table-cell>
        </table:table-row>
        <table:table-row table:style-name="ro2">
          <table:table-cell table:style-name="ce19" office:value-type="date" office:date-value="2020-11-03" calcext:value-type="date">
            <text:p>03/11/20</text:p>
          </table:table-cell>
          <table:table-cell table:style-name="ce32" office:value-type="percentage" office:value="0.012" calcext:value-type="percentage">
            <text:p>1.20%</text:p>
          </table:table-cell>
          <table:table-cell table:style-name="ce19" table:formula="of:=[.A19]" office:value-type="date" office:date-value="2020-11-03" calcext:value-type="date">
            <text:p>03/11/20</text:p>
          </table:table-cell>
          <table:table-cell table:formula="of:=[.B19]*[.$G$2]" office:value-type="percentage" office:value="0.0108" calcext:value-type="percentage">
            <text:p>1.08%</text:p>
          </table:table-cell>
          <table:table-cell table:formula="of:=[.H19] *[.$G$2]" office:value-type="float" office:value="604553.5224" calcext:value-type="float">
            <text:p>604,553.5</text:p>
          </table:table-cell>
          <table:table-cell table:style-name="ce21" table:formula="of:=([.E19]-[.E18])/[.E18]" office:value-type="percentage" office:value="0.0619469026548672" calcext:value-type="percentage">
            <text:p>6.19%</text:p>
          </table:table-cell>
          <table:table-cell/>
          <table:table-cell table:formula="of:=55977178*[.B19]" office:value-type="float" office:value="671726.136" calcext:value-type="float">
            <text:p>671,726.1</text:p>
          </table:table-cell>
        </table:table-row>
        <table:table-row table:style-name="ro2">
          <table:table-cell table:style-name="ce19" office:value-type="date" office:date-value="2020-11-11" calcext:value-type="date">
            <text:p>11/11/20</text:p>
          </table:table-cell>
          <table:table-cell table:style-name="ce32" office:value-type="percentage" office:value="0.0122" calcext:value-type="percentage">
            <text:p>1.22%</text:p>
          </table:table-cell>
          <table:table-cell table:style-name="ce19" table:formula="of:=[.A20]" office:value-type="date" office:date-value="2020-11-11" calcext:value-type="date">
            <text:p>11/11/20</text:p>
          </table:table-cell>
          <table:table-cell table:formula="of:=[.B20]*[.$G$2]" office:value-type="percentage" office:value="0.01098" calcext:value-type="percentage">
            <text:p>1.10%</text:p>
          </table:table-cell>
          <table:table-cell table:formula="of:=[.H20] *[.$G$2]" office:value-type="float" office:value="614629.41444" calcext:value-type="float">
            <text:p>614,629.4</text:p>
          </table:table-cell>
          <table:table-cell table:style-name="ce21" table:formula="of:=([.E20]-[.E19])/[.E19]" office:value-type="percentage" office:value="0.0166666666666668" calcext:value-type="percentage">
            <text:p>1.67%</text:p>
          </table:table-cell>
          <table:table-cell/>
          <table:table-cell table:formula="of:=55977178*[.B20]" office:value-type="float" office:value="682921.5716" calcext:value-type="float">
            <text:p>682,921.6</text:p>
          </table:table-cell>
        </table:table-row>
        <table:table-row table:style-name="ro2">
          <table:table-cell table:style-name="ce19" office:value-type="date" office:date-value="2020-11-18" calcext:value-type="date">
            <text:p>18/11/20</text:p>
          </table:table-cell>
          <table:table-cell table:style-name="ce32" office:value-type="percentage" office:value="0.0116" calcext:value-type="percentage">
            <text:p>1.16%</text:p>
          </table:table-cell>
          <table:table-cell table:style-name="ce19" table:formula="of:=[.A21]" office:value-type="date" office:date-value="2020-11-18" calcext:value-type="date">
            <text:p>18/11/20</text:p>
          </table:table-cell>
          <table:table-cell table:formula="of:=[.B21]*[.$G$2]" office:value-type="percentage" office:value="0.01044" calcext:value-type="percentage">
            <text:p>1.04%</text:p>
          </table:table-cell>
          <table:table-cell table:formula="of:=[.H21] *[.$G$2]" office:value-type="float" office:value="584401.73832" calcext:value-type="float">
            <text:p>584,401.7</text:p>
          </table:table-cell>
          <table:table-cell table:style-name="ce21" table:formula="of:=([.E21]-[.E20])/[.E20]" office:value-type="percentage" office:value="-0.0491803278688526" calcext:value-type="percentage">
            <text:p>-4.92%</text:p>
          </table:table-cell>
          <table:table-cell/>
          <table:table-cell table:formula="of:=55977178*[.B21]" office:value-type="float" office:value="649335.2648" calcext:value-type="float">
            <text:p>649,335.3</text:p>
          </table:table-cell>
        </table:table-row>
        <table:table-row table:style-name="ro2">
          <table:table-cell table:style-name="ce19" office:value-type="date" office:date-value="2020-11-25" calcext:value-type="date">
            <text:p>25/11/20</text:p>
          </table:table-cell>
          <table:table-cell table:style-name="ce32" office:value-type="percentage" office:value="0.0096" calcext:value-type="percentage">
            <text:p>0.96%</text:p>
          </table:table-cell>
          <table:table-cell table:style-name="ce19" table:formula="of:=[.A22]" office:value-type="date" office:date-value="2020-11-25" calcext:value-type="date">
            <text:p>25/11/20</text:p>
          </table:table-cell>
          <table:table-cell table:formula="of:=[.B22]*[.$G$2]" office:value-type="percentage" office:value="0.00864" calcext:value-type="percentage">
            <text:p>0.86%</text:p>
          </table:table-cell>
          <table:table-cell table:formula="of:=[.H22] *[.$G$2]" office:value-type="float" office:value="483642.81792" calcext:value-type="float">
            <text:p>483,642.8</text:p>
          </table:table-cell>
          <table:table-cell table:style-name="ce21" table:formula="of:=([.E22]-[.E21])/[.E21]" office:value-type="percentage" office:value="-0.172413793103448" calcext:value-type="percentage">
            <text:p>-17.24%</text:p>
          </table:table-cell>
          <table:table-cell/>
          <table:table-cell table:formula="of:=55977178*[.B22]" office:value-type="float" office:value="537380.9088" calcext:value-type="float">
            <text:p>537,380.9</text:p>
          </table:table-cell>
        </table:table-row>
        <table:table-row table:style-name="ro2">
          <table:table-cell table:style-name="ce19" office:value-type="date" office:date-value="2020-12-02" calcext:value-type="date">
            <text:p>02/12/20</text:p>
          </table:table-cell>
          <table:table-cell table:style-name="ce32" office:value-type="percentage" office:value="0.0088" calcext:value-type="percentage">
            <text:p>0.88%</text:p>
          </table:table-cell>
          <table:table-cell table:style-name="ce19" table:formula="of:=[.A23]" office:value-type="date" office:date-value="2020-12-02" calcext:value-type="date">
            <text:p>02/12/20</text:p>
          </table:table-cell>
          <table:table-cell table:formula="of:=[.B23]*[.$G$2]" office:value-type="percentage" office:value="0.00792" calcext:value-type="percentage">
            <text:p>0.79%</text:p>
          </table:table-cell>
          <table:table-cell table:formula="of:=[.H23] *[.$G$2]" office:value-type="float" office:value="443339.24976" calcext:value-type="float">
            <text:p>443,339.2</text:p>
          </table:table-cell>
          <table:table-cell table:style-name="ce21" table:formula="of:=([.E23]-[.E22])/[.E22]" office:value-type="percentage" office:value="-0.0833333333333334" calcext:value-type="percentage">
            <text:p>-8.33%</text:p>
          </table:table-cell>
          <table:table-cell/>
          <table:table-cell table:formula="of:=55977178*[.B23]" office:value-type="float" office:value="492599.1664" calcext:value-type="float">
            <text:p>492,599.2</text:p>
          </table:table-cell>
        </table:table-row>
        <table:table-row table:style-name="ro2">
          <table:table-cell table:style-name="ce19" office:value-type="date" office:date-value="2020-12-09" calcext:value-type="date">
            <text:p>09/12/20</text:p>
          </table:table-cell>
          <table:table-cell table:style-name="ce32" office:value-type="percentage" office:value="0.0104" calcext:value-type="percentage">
            <text:p>1.04%</text:p>
          </table:table-cell>
          <table:table-cell table:style-name="ce19" table:formula="of:=[.A24]" office:value-type="date" office:date-value="2020-12-09" calcext:value-type="date">
            <text:p>09/12/20</text:p>
          </table:table-cell>
          <table:table-cell table:formula="of:=[.B24]*[.$G$2]" office:value-type="percentage" office:value="0.00936" calcext:value-type="percentage">
            <text:p>0.94%</text:p>
          </table:table-cell>
          <table:table-cell table:formula="of:=[.H24] *[.$G$2]" office:value-type="float" office:value="523946.38608" calcext:value-type="float">
            <text:p>523,946.4</text:p>
          </table:table-cell>
          <table:table-cell table:style-name="ce21" table:formula="of:=([.E24]-[.E23])/[.E23]" office:value-type="percentage" office:value="0.181818181818182" calcext:value-type="percentage">
            <text:p>18.18%</text:p>
          </table:table-cell>
          <table:table-cell/>
          <table:table-cell table:formula="of:=55977178*[.B24]" office:value-type="float" office:value="582162.6512" calcext:value-type="float">
            <text:p>582,162.7</text:p>
          </table:table-cell>
        </table:table-row>
        <table:table-row table:style-name="ro2">
          <table:table-cell table:style-name="ce19" office:value-type="date" office:date-value="2020-12-15" calcext:value-type="date">
            <text:p>15/12/20</text:p>
          </table:table-cell>
          <table:table-cell table:style-name="ce32" office:value-type="percentage" office:value="0.0118" calcext:value-type="percentage">
            <text:p>1.18%</text:p>
          </table:table-cell>
          <table:table-cell table:style-name="ce19" table:formula="of:=[.A25]" office:value-type="date" office:date-value="2020-12-15" calcext:value-type="date">
            <text:p>15/12/20</text:p>
          </table:table-cell>
          <table:table-cell table:formula="of:=[.B25]*[.$G$2]" office:value-type="percentage" office:value="0.01062" calcext:value-type="percentage">
            <text:p>1.06%</text:p>
          </table:table-cell>
          <table:table-cell table:formula="of:=[.H25] *[.$G$2]" office:value-type="float" office:value="594477.63036" calcext:value-type="float">
            <text:p>594,477.6</text:p>
          </table:table-cell>
          <table:table-cell table:style-name="ce21" table:formula="of:=([.E25]-[.E24])/[.E24]" office:value-type="percentage" office:value="0.134615384615385" calcext:value-type="percentage">
            <text:p>13.46%</text:p>
          </table:table-cell>
          <table:table-cell/>
          <table:table-cell table:formula="of:=55977178*[.B25]" office:value-type="float" office:value="660530.7004" calcext:value-type="float">
            <text:p>660,530.7</text:p>
          </table:table-cell>
        </table:table-row>
        <table:table-row table:style-name="ro2">
          <table:table-cell table:style-name="ce19" office:value-type="date" office:date-value="2020-12-20" calcext:value-type="date">
            <text:p>20/12/20</text:p>
          </table:table-cell>
          <table:table-cell table:style-name="ce32" office:value-type="percentage" office:value="0.0147" calcext:value-type="percentage">
            <text:p>1.47%</text:p>
          </table:table-cell>
          <table:table-cell table:style-name="ce19" table:formula="of:=[.A26]" office:value-type="date" office:date-value="2020-12-20" calcext:value-type="date">
            <text:p>20/12/20</text:p>
          </table:table-cell>
          <table:table-cell table:formula="of:=[.B26]*[.$G$2]" office:value-type="percentage" office:value="0.01323" calcext:value-type="percentage">
            <text:p>1.32%</text:p>
          </table:table-cell>
          <table:table-cell table:formula="of:=[.H26] *[.$G$2]" office:value-type="float" office:value="740578.06494" calcext:value-type="float">
            <text:p>740,578.1</text:p>
          </table:table-cell>
          <table:table-cell table:style-name="ce21" table:formula="of:=([.E26]-[.E25])/[.E25]" office:value-type="percentage" office:value="0.245762711864407" calcext:value-type="percentage">
            <text:p>24.58%</text:p>
          </table:table-cell>
          <table:table-cell/>
          <table:table-cell table:formula="of:=55977178*[.B26]" office:value-type="float" office:value="822864.5166" calcext:value-type="float">
            <text:p>822,864.5</text:p>
          </table:table-cell>
        </table:table-row>
        <table:table-row table:style-name="ro2">
          <table:table-cell table:style-name="ce19" office:value-type="date" office:date-value="2020-12-30" calcext:value-type="date">
            <text:p>30/12/20</text:p>
          </table:table-cell>
          <table:table-cell table:style-name="ce32" office:value-type="percentage" office:value="0.0206" calcext:value-type="percentage">
            <text:p>2.06%</text:p>
          </table:table-cell>
          <table:table-cell table:style-name="ce19" table:formula="of:=[.A27]" office:value-type="date" office:date-value="2020-12-30" calcext:value-type="date">
            <text:p>30/12/20</text:p>
          </table:table-cell>
          <table:table-cell table:formula="of:=[.B27]*[.$G$2]" office:value-type="percentage" office:value="0.01854" calcext:value-type="percentage">
            <text:p>1.85%</text:p>
          </table:table-cell>
          <table:table-cell table:formula="of:=[.H27] *[.$G$2]" office:value-type="float" office:value="1037816.88012" calcext:value-type="float">
            <text:p>1,037,816.9</text:p>
          </table:table-cell>
          <table:table-cell table:style-name="ce21" table:formula="of:=([.E27]-[.E26])/[.E26]" office:value-type="percentage" office:value="0.401360544217687" calcext:value-type="percentage">
            <text:p>40.14%</text:p>
          </table:table-cell>
          <table:table-cell/>
          <table:table-cell table:formula="of:=55977178*[.B27]" office:value-type="float" office:value="1153129.8668" calcext:value-type="float">
            <text:p>1,153,129.9</text:p>
          </table:table-cell>
        </table:table-row>
        <table:table-row table:style-name="ro2">
          <table:table-cell table:style-name="ce19" office:value-type="date" office:date-value="2021-01-06" calcext:value-type="date">
            <text:p>06/01/21</text:p>
          </table:table-cell>
          <table:table-cell table:style-name="ce32" office:value-type="percentage" office:value="0.0208" calcext:value-type="percentage">
            <text:p>2.08%</text:p>
          </table:table-cell>
          <table:table-cell table:style-name="ce19" table:formula="of:=[.A28]" office:value-type="date" office:date-value="2021-01-06" calcext:value-type="date">
            <text:p>06/01/21</text:p>
          </table:table-cell>
          <table:table-cell table:formula="of:=[.B28]*[.$G$2]" office:value-type="percentage" office:value="0.01872" calcext:value-type="percentage">
            <text:p>1.87%</text:p>
          </table:table-cell>
          <table:table-cell table:formula="of:=[.H28] *[.$G$2]" office:value-type="float" office:value="1047892.77216" calcext:value-type="float">
            <text:p>1,047,892.8</text:p>
          </table:table-cell>
          <table:table-cell table:style-name="ce21" table:formula="of:=([.E28]-[.E27])/[.E27]" office:value-type="percentage" office:value="0.00970873786407762" calcext:value-type="percentage">
            <text:p>0.97%</text:p>
          </table:table-cell>
          <table:table-cell/>
          <table:table-cell table:formula="of:=55977178*[.B28]" office:value-type="float" office:value="1164325.3024" calcext:value-type="float">
            <text:p>1,164,325.3</text:p>
          </table:table-cell>
        </table:table-row>
        <table:table-row table:style-name="ro2">
          <table:table-cell table:style-name="ce19" office:value-type="date" office:date-value="2021-01-13" calcext:value-type="date">
            <text:p>13/01/21</text:p>
          </table:table-cell>
          <table:table-cell table:style-name="ce32" office:value-type="percentage" office:value="0.0188" calcext:value-type="percentage">
            <text:p>1.88%</text:p>
          </table:table-cell>
          <table:table-cell table:style-name="ce19" table:formula="of:=[.A29]" office:value-type="date" office:date-value="2021-01-13" calcext:value-type="date">
            <text:p>13/01/21</text:p>
          </table:table-cell>
          <table:table-cell table:formula="of:=[.B29]*[.$G$2]" office:value-type="percentage" office:value="0.01692" calcext:value-type="percentage">
            <text:p>1.69%</text:p>
          </table:table-cell>
          <table:table-cell table:formula="of:=[.H29] *[.$G$2]" office:value-type="float" office:value="947133.85176" calcext:value-type="float">
            <text:p>947,133.9</text:p>
          </table:table-cell>
          <table:table-cell table:style-name="ce21" table:formula="of:=([.E29]-[.E28])/[.E28]" office:value-type="percentage" office:value="-0.0961538461538461" calcext:value-type="percentage">
            <text:p>-9.62%</text:p>
          </table:table-cell>
          <table:table-cell/>
          <table:table-cell table:formula="of:=55977178*[.B29]" office:value-type="float" office:value="1052370.9464" calcext:value-type="float">
            <text:p>1,052,370.9</text:p>
          </table:table-cell>
        </table:table-row>
        <table:table-row table:style-name="ro2">
          <table:table-cell table:style-name="ce19" office:value-type="date" office:date-value="2021-01-20" calcext:value-type="date">
            <text:p>20/01/21</text:p>
          </table:table-cell>
          <table:table-cell table:style-name="ce32" office:value-type="percentage" office:value="0.0187" calcext:value-type="percentage">
            <text:p>1.87%</text:p>
          </table:table-cell>
          <table:table-cell table:style-name="ce19" table:formula="of:=[.A30]" office:value-type="date" office:date-value="2021-01-20" calcext:value-type="date">
            <text:p>20/01/21</text:p>
          </table:table-cell>
          <table:table-cell table:formula="of:=[.B30]*[.$G$2]" office:value-type="percentage" office:value="0.01683" calcext:value-type="percentage">
            <text:p>1.68%</text:p>
          </table:table-cell>
          <table:table-cell table:formula="of:=[.H30] *[.$G$2]" office:value-type="float" office:value="942095.90574" calcext:value-type="float">
            <text:p>942,095.9</text:p>
          </table:table-cell>
          <table:table-cell table:style-name="ce21" table:formula="of:=([.E30]-[.E29])/[.E29]" office:value-type="percentage" office:value="-0.00531914893617012" calcext:value-type="percentage">
            <text:p>-0.53%</text:p>
          </table:table-cell>
          <table:table-cell/>
          <table:table-cell table:formula="of:=55977178*[.B30]" office:value-type="float" office:value="1046773.2286" calcext:value-type="float">
            <text:p>1,046,773.2</text:p>
          </table:table-cell>
        </table:table-row>
        <table:table-row table:style-name="ro2">
          <table:table-cell table:style-name="ce19" office:value-type="date" office:date-value="2021-01-27" calcext:value-type="date">
            <text:p>27/01/21</text:p>
          </table:table-cell>
          <table:table-cell table:style-name="ce32" office:value-type="percentage" office:value="0.0155" calcext:value-type="percentage">
            <text:p>1.55%</text:p>
          </table:table-cell>
          <table:table-cell table:style-name="ce19" table:formula="of:=[.A31]" office:value-type="date" office:date-value="2021-01-27" calcext:value-type="date">
            <text:p>27/01/21</text:p>
          </table:table-cell>
          <table:table-cell table:formula="of:=[.B31]*[.$G$2]" office:value-type="percentage" office:value="0.01395" calcext:value-type="percentage">
            <text:p>1.40%</text:p>
          </table:table-cell>
          <table:table-cell table:formula="of:=[.H31] *[.$G$2]" office:value-type="float" office:value="780881.6331" calcext:value-type="float">
            <text:p>780,881.6</text:p>
          </table:table-cell>
          <table:table-cell table:style-name="ce21" table:formula="of:=([.E31]-[.E30])/[.E30]" office:value-type="percentage" office:value="-0.171122994652407" calcext:value-type="percentage">
            <text:p>-17.11%</text:p>
          </table:table-cell>
          <table:table-cell/>
          <table:table-cell table:formula="of:=55977178*[.B31]" office:value-type="float" office:value="867646.259" calcext:value-type="float">
            <text:p>867,646.3</text:p>
          </table:table-cell>
        </table:table-row>
        <table:table-row table:style-name="ro2">
          <table:table-cell table:style-name="ce19" office:value-type="date" office:date-value="2021-02-02" calcext:value-type="date">
            <text:p>02/02/21</text:p>
          </table:table-cell>
          <table:table-cell table:style-name="ce32" office:value-type="percentage" office:value="0.0128" calcext:value-type="percentage">
            <text:p>1.28%</text:p>
          </table:table-cell>
          <table:table-cell table:style-name="ce19" table:formula="of:=[.A32]" office:value-type="date" office:date-value="2021-02-02" calcext:value-type="date">
            <text:p>02/02/21</text:p>
          </table:table-cell>
          <table:table-cell table:formula="of:=[.B32]*[.$G$2]" office:value-type="percentage" office:value="0.01152" calcext:value-type="percentage">
            <text:p>1.15%</text:p>
          </table:table-cell>
          <table:table-cell table:formula="of:=[.H32] *[.$G$2]" office:value-type="float" office:value="644857.09056" calcext:value-type="float">
            <text:p>644,857.1</text:p>
          </table:table-cell>
          <table:table-cell table:style-name="ce21" table:formula="of:=([.E32]-[.E31])/[.E31]" office:value-type="percentage" office:value="-0.174193548387097" calcext:value-type="percentage">
            <text:p>-17.42%</text:p>
          </table:table-cell>
          <table:table-cell/>
          <table:table-cell table:formula="of:=55977178*[.B32]" office:value-type="float" office:value="716507.8784" calcext:value-type="float">
            <text:p>716,507.9</text:p>
          </table:table-cell>
        </table:table-row>
        <table:table-row table:style-name="ro2">
          <table:table-cell table:style-name="ce19" office:value-type="date" office:date-value="2021-02-09" calcext:value-type="date">
            <text:p>09/02/21</text:p>
          </table:table-cell>
          <table:table-cell table:style-name="ce32" office:value-type="percentage" office:value="0.0088" calcext:value-type="percentage">
            <text:p>0.88%</text:p>
          </table:table-cell>
          <table:table-cell table:style-name="ce19" table:formula="of:=[.A33]" office:value-type="date" office:date-value="2021-02-09" calcext:value-type="date">
            <text:p>09/02/21</text:p>
          </table:table-cell>
          <table:table-cell table:formula="of:=[.B33]*[.$G$2]" office:value-type="percentage" office:value="0.00792" calcext:value-type="percentage">
            <text:p>0.79%</text:p>
          </table:table-cell>
          <table:table-cell table:formula="of:=[.H33] *[.$G$2]" office:value-type="float" office:value="443339.24976" calcext:value-type="float">
            <text:p>443,339.2</text:p>
          </table:table-cell>
          <table:table-cell table:style-name="ce21" table:formula="of:=([.E33]-[.E32])/[.E32]" office:value-type="percentage" office:value="-0.3125" calcext:value-type="percentage">
            <text:p>-31.25%</text:p>
          </table:table-cell>
          <table:table-cell/>
          <table:table-cell table:formula="of:=55977178*[.B33]" office:value-type="float" office:value="492599.1664" calcext:value-type="float">
            <text:p>492,599.2</text:p>
          </table:table-cell>
        </table:table-row>
        <table:table-row table:style-name="ro2">
          <table:table-cell table:style-name="ce19" office:value-type="date" office:date-value="2021-02-16" calcext:value-type="date">
            <text:p>16/02/21</text:p>
          </table:table-cell>
          <table:table-cell table:style-name="ce32" office:value-type="percentage" office:value="0.0069" calcext:value-type="percentage">
            <text:p>0.69%</text:p>
          </table:table-cell>
          <table:table-cell table:style-name="ce19" table:formula="of:=[.A34]" office:value-type="date" office:date-value="2021-02-16" calcext:value-type="date">
            <text:p>16/02/21</text:p>
          </table:table-cell>
          <table:table-cell table:formula="of:=[.B34]*[.$G$2]" office:value-type="percentage" office:value="0.00621" calcext:value-type="percentage">
            <text:p>0.62%</text:p>
          </table:table-cell>
          <table:table-cell table:formula="of:=[.H34] *[.$G$2]" office:value-type="float" office:value="347618.27538" calcext:value-type="float">
            <text:p>347,618.3</text:p>
          </table:table-cell>
          <table:table-cell table:style-name="ce21" table:formula="of:=([.E34]-[.E33])/[.E33]" office:value-type="percentage" office:value="-0.215909090909091" calcext:value-type="percentage">
            <text:p>-21.59%</text:p>
          </table:table-cell>
          <table:table-cell/>
          <table:table-cell table:formula="of:=55977178*[.B34]" office:value-type="float" office:value="386242.5282" calcext:value-type="float">
            <text:p>386,242.5</text:p>
          </table:table-cell>
        </table:table-row>
        <table:table-row table:style-name="ro2">
          <table:table-cell table:style-name="ce19" office:value-type="date" office:date-value="2021-02-24" calcext:value-type="date">
            <text:p>24/02/21</text:p>
          </table:table-cell>
          <table:table-cell table:style-name="ce32" office:value-type="percentage" office:value="0.0045" calcext:value-type="percentage">
            <text:p>0.45%</text:p>
          </table:table-cell>
          <table:table-cell table:style-name="ce19" table:formula="of:=[.A35]" office:value-type="date" office:date-value="2021-02-24" calcext:value-type="date">
            <text:p>24/02/21</text:p>
          </table:table-cell>
          <table:table-cell table:formula="of:=[.B35]*[.$G$2]" office:value-type="percentage" office:value="0.00405" calcext:value-type="percentage">
            <text:p>0.41%</text:p>
          </table:table-cell>
          <table:table-cell table:formula="of:=[.H35] *[.$G$2]" office:value-type="float" office:value="226707.5709" calcext:value-type="float">
            <text:p>226,707.6</text:p>
          </table:table-cell>
          <table:table-cell table:style-name="ce21" table:formula="of:=([.E35]-[.E34])/[.E34]" office:value-type="percentage" office:value="-0.347826086956522" calcext:value-type="percentage">
            <text:p>-34.78%</text:p>
          </table:table-cell>
          <table:table-cell/>
          <table:table-cell table:formula="of:=55977178*[.B35]" office:value-type="float" office:value="251897.301" calcext:value-type="float">
            <text:p>251,897.3</text:p>
          </table:table-cell>
        </table:table-row>
        <table:table-row table:style-name="ro2">
          <table:table-cell table:style-name="ce19" office:value-type="date" office:date-value="2021-03-02" calcext:value-type="date">
            <text:p>02/03/21</text:p>
          </table:table-cell>
          <table:table-cell table:style-name="ce32" office:value-type="percentage" office:value="0.0037" calcext:value-type="percentage">
            <text:p>0.37%</text:p>
          </table:table-cell>
          <table:table-cell table:style-name="ce19" table:formula="of:=[.A36]" office:value-type="date" office:date-value="2021-03-02" calcext:value-type="date">
            <text:p>02/03/21</text:p>
          </table:table-cell>
          <table:table-cell table:formula="of:=[.B36]*[.$G$2]" office:value-type="percentage" office:value="0.00333" calcext:value-type="percentage">
            <text:p>0.33%</text:p>
          </table:table-cell>
          <table:table-cell table:formula="of:=[.H36] *[.$G$2]" office:value-type="float" office:value="186404.00274" calcext:value-type="float">
            <text:p>186,404.0</text:p>
          </table:table-cell>
          <table:table-cell table:style-name="ce21" table:formula="of:=([.E36]-[.E35])/[.E35]" office:value-type="percentage" office:value="-0.177777777777778" calcext:value-type="percentage">
            <text:p>-17.78%</text:p>
          </table:table-cell>
          <table:table-cell/>
          <table:table-cell table:formula="of:=55977178*[.B36]" office:value-type="float" office:value="207115.5586" calcext:value-type="float">
            <text:p>207,115.6</text:p>
          </table:table-cell>
        </table:table-row>
        <table:table-row table:style-name="ro2">
          <table:table-cell table:style-name="ce19" office:value-type="date" office:date-value="2021-03-10" calcext:value-type="date">
            <text:p>10/03/21</text:p>
          </table:table-cell>
          <table:table-cell table:style-name="ce32" office:value-type="percentage" office:value="0.0029" calcext:value-type="percentage">
            <text:p>0.29%</text:p>
          </table:table-cell>
          <table:table-cell table:style-name="ce19" table:formula="of:=[.A37]" office:value-type="date" office:date-value="2021-03-10" calcext:value-type="date">
            <text:p>10/03/21</text:p>
          </table:table-cell>
          <table:table-cell table:formula="of:=[.B37]*[.$G$2]" office:value-type="percentage" office:value="0.00261" calcext:value-type="percentage">
            <text:p>0.26%</text:p>
          </table:table-cell>
          <table:table-cell table:formula="of:=[.H37] *[.$G$2]" office:value-type="float" office:value="146100.43458" calcext:value-type="float">
            <text:p>146,100.4</text:p>
          </table:table-cell>
          <table:table-cell table:style-name="ce21" table:formula="of:=([.E37]-[.E36])/[.E36]" office:value-type="percentage" office:value="-0.216216216216216" calcext:value-type="percentage">
            <text:p>-21.62%</text:p>
          </table:table-cell>
          <table:table-cell/>
          <table:table-cell table:formula="of:=55977178*[.B37]" office:value-type="float" office:value="162333.8162" calcext:value-type="float">
            <text:p>162,333.8</text:p>
          </table:table-cell>
        </table:table-row>
        <table:table-row table:style-name="ro2">
          <table:table-cell table:style-name="ce19" office:value-type="date" office:date-value="2021-03-17" calcext:value-type="date">
            <text:p>17/03/21</text:p>
          </table:table-cell>
          <table:table-cell table:style-name="ce32" office:value-type="percentage" office:value="0.003" calcext:value-type="percentage">
            <text:p>0.30%</text:p>
          </table:table-cell>
          <table:table-cell table:style-name="ce19" table:formula="of:=[.A38]" office:value-type="date" office:date-value="2021-03-17" calcext:value-type="date">
            <text:p>17/03/21</text:p>
          </table:table-cell>
          <table:table-cell table:formula="of:=[.B38]*[.$G$2]" office:value-type="percentage" office:value="0.0027" calcext:value-type="percentage">
            <text:p>0.27%</text:p>
          </table:table-cell>
          <table:table-cell table:formula="of:=[.H38] *[.$G$2]" office:value-type="float" office:value="151138.3806" calcext:value-type="float">
            <text:p>151,138.4</text:p>
          </table:table-cell>
          <table:table-cell table:style-name="ce21" table:formula="of:=([.E38]-[.E37])/[.E37]" office:value-type="percentage" office:value="0.0344827586206897" calcext:value-type="percentage">
            <text:p>3.45%</text:p>
          </table:table-cell>
          <table:table-cell/>
          <table:table-cell table:formula="of:=55977178*[.B38]" office:value-type="float" office:value="167931.534" calcext:value-type="float">
            <text:p>167,931.5</text:p>
          </table:table-cell>
        </table:table-row>
        <table:table-row table:style-name="ro2">
          <table:table-cell table:style-name="ce19" office:value-type="date" office:date-value="2021-03-24" calcext:value-type="date">
            <text:p>24/03/21</text:p>
          </table:table-cell>
          <table:table-cell table:style-name="ce32" office:value-type="percentage" office:value="0.0027" calcext:value-type="percentage">
            <text:p>0.27%</text:p>
          </table:table-cell>
          <table:table-cell table:style-name="ce19" table:formula="of:=[.A39]" office:value-type="date" office:date-value="2021-03-24" calcext:value-type="date">
            <text:p>24/03/21</text:p>
          </table:table-cell>
          <table:table-cell table:formula="of:=[.B39]*[.$G$2]" office:value-type="percentage" office:value="0.00243" calcext:value-type="percentage">
            <text:p>0.24%</text:p>
          </table:table-cell>
          <table:table-cell table:formula="of:=[.H39] *[.$G$2]" office:value-type="float" office:value="136024.54254" calcext:value-type="float">
            <text:p>136,024.5</text:p>
          </table:table-cell>
          <table:table-cell table:style-name="ce21" table:formula="of:=([.E39]-[.E38])/[.E38]" office:value-type="percentage" office:value="-0.1" calcext:value-type="percentage">
            <text:p>-10.00%</text:p>
          </table:table-cell>
          <table:table-cell/>
          <table:table-cell table:formula="of:=55977178*[.B39]" office:value-type="float" office:value="151138.3806" calcext:value-type="float">
            <text:p>151,138.4</text:p>
          </table:table-cell>
        </table:table-row>
        <table:table-row table:style-name="ro2">
          <table:table-cell table:style-name="ce19" office:value-type="date" office:date-value="2021-03-31" calcext:value-type="date">
            <text:p>31/03/21</text:p>
          </table:table-cell>
          <table:table-cell table:style-name="ce33" office:value-type="percentage" office:value="0.003" calcext:value-type="percentage">
            <text:p>0.30%</text:p>
          </table:table-cell>
          <table:table-cell table:style-name="ce19" table:formula="of:=[.A40]" office:value-type="date" office:date-value="2021-03-31" calcext:value-type="date">
            <text:p>31/03/21</text:p>
          </table:table-cell>
          <table:table-cell table:formula="of:=[.B40]*[.$G$2]" office:value-type="percentage" office:value="0.0027" calcext:value-type="percentage">
            <text:p>0.27%</text:p>
          </table:table-cell>
          <table:table-cell table:formula="of:=[.H40] *[.$G$2]" office:value-type="float" office:value="151138.3806" calcext:value-type="float">
            <text:p>151,138.4</text:p>
          </table:table-cell>
          <table:table-cell table:style-name="ce21" table:formula="of:=([.E40]-[.E39])/[.E39]" office:value-type="percentage" office:value="0.111111111111111" calcext:value-type="percentage">
            <text:p>11.11%</text:p>
          </table:table-cell>
          <table:table-cell/>
          <table:table-cell table:formula="of:=55977178*[.B40]" office:value-type="float" office:value="167931.534" calcext:value-type="float">
            <text:p>167,931.5</text:p>
          </table:table-cell>
        </table:table-row>
        <table:table-row table:style-name="ro2">
          <table:table-cell table:style-name="ce19" office:value-type="date" office:date-value="2021-04-07" calcext:value-type="date">
            <text:p>07/04/21</text:p>
          </table:table-cell>
          <table:table-cell table:style-name="ce34" office:value-type="percentage" office:value="0.0021" calcext:value-type="percentage">
            <text:p>0.21%</text:p>
          </table:table-cell>
          <table:table-cell table:style-name="ce19" table:formula="of:=[.A41]" office:value-type="date" office:date-value="2021-04-07" calcext:value-type="date">
            <text:p>07/04/21</text:p>
          </table:table-cell>
          <table:table-cell table:formula="of:=[.B41]*[.$G$2]" office:value-type="percentage" office:value="0.00189" calcext:value-type="percentage">
            <text:p>0.19%</text:p>
          </table:table-cell>
          <table:table-cell table:formula="of:=[.H41] *[.$G$2]" office:value-type="float" office:value="105796.86642" calcext:value-type="float">
            <text:p>105,796.9</text:p>
          </table:table-cell>
          <table:table-cell table:style-name="ce21" table:formula="of:=([.E41]-[.E40])/[.E40]" office:value-type="percentage" office:value="-0.3" calcext:value-type="percentage">
            <text:p>-30.00%</text:p>
          </table:table-cell>
          <table:table-cell/>
          <table:table-cell table:formula="of:=55977178*[.B41]" office:value-type="float" office:value="117552.0738" calcext:value-type="float">
            <text:p>117,552.1</text:p>
          </table:table-cell>
        </table:table-row>
        <table:table-row table:style-name="ro2">
          <table:table-cell table:style-name="ce19" office:value-type="date" office:date-value="2021-04-13" calcext:value-type="date">
            <text:p>13/04/21</text:p>
          </table:table-cell>
          <table:table-cell table:style-name="ce35" office:value-type="percentage" office:value="0.0017" calcext:value-type="percentage">
            <text:p>0.17%</text:p>
          </table:table-cell>
          <table:table-cell table:style-name="ce19" table:formula="of:=[.A42]" office:value-type="date" office:date-value="2021-04-13" calcext:value-type="date">
            <text:p>13/04/21</text:p>
          </table:table-cell>
          <table:table-cell table:formula="of:=[.B42]*[.$G$2]" office:value-type="percentage" office:value="0.00153" calcext:value-type="percentage">
            <text:p>0.15%</text:p>
          </table:table-cell>
          <table:table-cell table:formula="of:=[.H42] *[.$G$2]" office:value-type="float" office:value="85645.08234" calcext:value-type="float">
            <text:p>85,645.1</text:p>
          </table:table-cell>
          <table:table-cell table:style-name="ce21" table:formula="of:=([.E42]-[.E41])/[.E41]" office:value-type="percentage" office:value="-0.19047619047619" calcext:value-type="percentage">
            <text:p>-19.05%</text:p>
          </table:table-cell>
          <table:table-cell/>
          <table:table-cell table:formula="of:=55977178*[.B42]" office:value-type="float" office:value="95161.2026" calcext:value-type="float">
            <text:p>95,161.2</text:p>
          </table:table-cell>
        </table:table-row>
        <table:table-row table:style-name="ro2">
          <table:table-cell table:style-name="ce19" office:value-type="date" office:date-value="2021-04-21" calcext:value-type="date">
            <text:p>21/04/21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19" table:formula="of:=[.A43]" office:value-type="date" office:date-value="2021-04-21" calcext:value-type="date">
            <text:p>21/04/21</text:p>
          </table:table-cell>
          <table:table-cell table:formula="of:=[.B43]*[.$G$2]" office:value-type="percentage" office:value="0.0009" calcext:value-type="percentage">
            <text:p>0.09%</text:p>
          </table:table-cell>
          <table:table-cell table:formula="of:=[.H43] *[.$G$2]" office:value-type="float" office:value="50379.4602" calcext:value-type="float">
            <text:p>50,379.5</text:p>
          </table:table-cell>
          <table:table-cell table:style-name="ce21" table:formula="of:=([.E43]-[.E42])/[.E42]" office:value-type="percentage" office:value="-0.411764705882353" calcext:value-type="percentage">
            <text:p>-41.18%</text:p>
          </table:table-cell>
          <table:table-cell/>
          <table:table-cell table:formula="of:=55977178*[.B43]" office:value-type="float" office:value="55977.178" calcext:value-type="float">
            <text:p>55,977.2</text:p>
          </table:table-cell>
        </table:table-row>
        <table:table-row table:style-name="ro2">
          <table:table-cell table:style-name="ce19" office:value-type="date" office:date-value="2021-04-29" calcext:value-type="date">
            <text:p>29/04/21</text:p>
          </table:table-cell>
          <table:table-cell table:style-name="ce35" office:value-type="percentage" office:value="0.0008" calcext:value-type="percentage">
            <text:p>0.08%</text:p>
          </table:table-cell>
          <table:table-cell table:style-name="ce19" table:formula="of:=[.A44]" office:value-type="date" office:date-value="2021-04-29" calcext:value-type="date">
            <text:p>29/04/21</text:p>
          </table:table-cell>
          <table:table-cell table:formula="of:=[.B44]*[.$G$2]" office:value-type="percentage" office:value="0.00072" calcext:value-type="percentage">
            <text:p>0.07%</text:p>
          </table:table-cell>
          <table:table-cell table:formula="of:=[.H44] *[.$G$2]" office:value-type="float" office:value="40303.56816" calcext:value-type="float">
            <text:p>40,303.6</text:p>
          </table:table-cell>
          <table:table-cell table:style-name="ce21" table:formula="of:=([.E44]-[.E43])/[.E43]" office:value-type="percentage" office:value="-0.2" calcext:value-type="percentage">
            <text:p>-20.00%</text:p>
          </table:table-cell>
          <table:table-cell/>
          <table:table-cell table:formula="of:=55977178*[.B44]" office:value-type="float" office:value="44781.7424" calcext:value-type="float">
            <text:p>44,781.7</text:p>
          </table:table-cell>
        </table:table-row>
        <table:table-row table:style-name="ro2">
          <table:table-cell table:style-name="ce19" office:value-type="date" office:date-value="2021-05-05" calcext:value-type="date">
            <text:p>05/05/21</text:p>
          </table:table-cell>
          <table:table-cell table:style-name="ce35" office:value-type="percentage" office:value="0.0007" calcext:value-type="percentage">
            <text:p>0.07%</text:p>
          </table:table-cell>
          <table:table-cell table:style-name="ce19" table:formula="of:=[.A45]" office:value-type="date" office:date-value="2021-05-05" calcext:value-type="date">
            <text:p>05/05/21</text:p>
          </table:table-cell>
          <table:table-cell table:formula="of:=[.B45]*[.$G$2]" office:value-type="percentage" office:value="0.00063" calcext:value-type="percentage">
            <text:p>0.06%</text:p>
          </table:table-cell>
          <table:table-cell table:formula="of:=[.H45] *[.$G$2]" office:value-type="float" office:value="35265.62214" calcext:value-type="float">
            <text:p>35,265.6</text:p>
          </table:table-cell>
          <table:table-cell table:style-name="ce21" table:formula="of:=([.E45]-[.E44])/[.E44]" office:value-type="percentage" office:value="-0.125" calcext:value-type="percentage">
            <text:p>-12.50%</text:p>
          </table:table-cell>
          <table:table-cell/>
          <table:table-cell table:formula="of:=55977178*[.B45]" office:value-type="float" office:value="39184.0246" calcext:value-type="float">
            <text:p>39,184.0</text:p>
          </table:table-cell>
        </table:table-row>
        <table:table-row table:style-name="ro2">
          <table:table-cell table:style-name="ce19" office:value-type="date" office:date-value="2021-05-12" calcext:value-type="date">
            <text:p>12/05/21</text:p>
          </table:table-cell>
          <table:table-cell table:style-name="ce35" office:value-type="percentage" office:value="0.0009" calcext:value-type="percentage">
            <text:p>0.09%</text:p>
          </table:table-cell>
          <table:table-cell table:style-name="ce19" table:formula="of:=[.A46]" office:value-type="date" office:date-value="2021-05-12" calcext:value-type="date">
            <text:p>12/05/21</text:p>
          </table:table-cell>
          <table:table-cell table:formula="of:=[.B46]*[.$G$2]" office:value-type="percentage" office:value="0.00081" calcext:value-type="percentage">
            <text:p>0.08%</text:p>
          </table:table-cell>
          <table:table-cell table:formula="of:=[.H46] *[.$G$2]" office:value-type="float" office:value="45341.51418" calcext:value-type="float">
            <text:p>45,341.5</text:p>
          </table:table-cell>
          <table:table-cell table:style-name="ce21" table:formula="of:=([.E46]-[.E45])/[.E45]" office:value-type="percentage" office:value="0.285714285714286" calcext:value-type="percentage">
            <text:p>28.57%</text:p>
          </table:table-cell>
          <table:table-cell/>
          <table:table-cell table:formula="of:=55977178*[.B46]" office:value-type="float" office:value="50379.4602" calcext:value-type="float">
            <text:p>50,379.5</text:p>
          </table:table-cell>
        </table:table-row>
        <table:table-row table:style-name="ro2">
          <table:table-cell table:style-name="ce19" office:value-type="date" office:date-value="2021-05-19" calcext:value-type="date">
            <text:p>19/05/21</text:p>
          </table:table-cell>
          <table:table-cell table:style-name="ce35" office:value-type="percentage" office:value="0.0009" calcext:value-type="percentage">
            <text:p>0.09%</text:p>
          </table:table-cell>
          <table:table-cell table:style-name="ce19" table:formula="of:=[.A47]" office:value-type="date" office:date-value="2021-05-19" calcext:value-type="date">
            <text:p>19/05/21</text:p>
          </table:table-cell>
          <table:table-cell table:formula="of:=[.B47]*[.$G$2]" office:value-type="percentage" office:value="0.00081" calcext:value-type="percentage">
            <text:p>0.08%</text:p>
          </table:table-cell>
          <table:table-cell table:formula="of:=[.H47] *[.$G$2]" office:value-type="float" office:value="45341.51418" calcext:value-type="float">
            <text:p>45,341.5</text:p>
          </table:table-cell>
          <table:table-cell table:style-name="ce21" table:formula="of:=([.E47]-[.E46])/[.E46]" office:value-type="percentage" office:value="0" calcext:value-type="percentage">
            <text:p>0.00%</text:p>
          </table:table-cell>
          <table:table-cell/>
          <table:table-cell table:formula="of:=55977178*[.B47]" office:value-type="float" office:value="50379.4602" calcext:value-type="float">
            <text:p>50,379.5</text:p>
          </table:table-cell>
        </table:table-row>
        <table:table-row table:style-name="ro2">
          <table:table-cell table:style-name="ce19" office:value-type="date" office:date-value="2021-05-26" calcext:value-type="date">
            <text:p>26/05/21</text:p>
          </table:table-cell>
          <table:table-cell table:style-name="ce36" office:value-type="percentage" office:value="0.0016" calcext:value-type="percentage">
            <text:p>0.16%</text:p>
          </table:table-cell>
          <table:table-cell table:style-name="ce19" table:formula="of:=[.A48]" office:value-type="date" office:date-value="2021-05-26" calcext:value-type="date">
            <text:p>26/05/21</text:p>
          </table:table-cell>
          <table:table-cell table:formula="of:=[.B48]*[.$G$2]" office:value-type="percentage" office:value="0.00144" calcext:value-type="percentage">
            <text:p>0.14%</text:p>
          </table:table-cell>
          <table:table-cell table:formula="of:=[.H48] *[.$G$2]" office:value-type="float" office:value="80607.13632" calcext:value-type="float">
            <text:p>80,607.1</text:p>
          </table:table-cell>
          <table:table-cell table:style-name="ce21" table:formula="of:=([.E48]-[.E47])/[.E47]" office:value-type="percentage" office:value="0.777777777777778" calcext:value-type="percentage">
            <text:p>77.78%</text:p>
          </table:table-cell>
          <table:table-cell/>
          <table:table-cell table:formula="of:=55977178*[.B48]" office:value-type="float" office:value="89563.4848" calcext:value-type="float">
            <text:p>89,563.5</text:p>
          </table:table-cell>
        </table:table-row>
        <table:table-row table:style-name="ro1">
          <table:table-cell table:style-name="ce19" office:value-type="date" office:date-value="2021-06-02" calcext:value-type="date">
            <text:p>02/06/21</text:p>
          </table:table-cell>
          <table:table-cell office:value-type="percentage" office:value="0.0018" calcext:value-type="percentage">
            <text:p>0.18%</text:p>
          </table:table-cell>
          <table:table-cell table:style-name="ce19" table:formula="of:=[.A49]" office:value-type="date" office:date-value="2021-06-02" calcext:value-type="date">
            <text:p>02/06/21</text:p>
          </table:table-cell>
          <table:table-cell table:formula="of:=[.B49]*[.$G$2]" office:value-type="percentage" office:value="0.00162" calcext:value-type="percentage">
            <text:p>0.16%</text:p>
          </table:table-cell>
          <table:table-cell table:formula="of:=[.H49] *[.$G$2]" office:value-type="float" office:value="90683.02836" calcext:value-type="float">
            <text:p>90,683.0</text:p>
          </table:table-cell>
          <table:table-cell table:style-name="ce21" table:formula="of:=([.E49]-[.E48])/[.E48]" office:value-type="percentage" office:value="0.125" calcext:value-type="percentage">
            <text:p>12.50%</text:p>
          </table:table-cell>
          <table:table-cell/>
          <table:table-cell table:formula="of:=55977178*[.B49]" office:value-type="float" office:value="100758.9204" calcext:value-type="float">
            <text:p>100,758.9</text:p>
          </table:table-cell>
        </table:table-row>
        <table:table-row table:style-name="ro2">
          <table:table-cell table:style-name="ce19" office:value-type="date" office:date-value="2021-06-09" calcext:value-type="date">
            <text:p>09/06/21</text:p>
          </table:table-cell>
          <table:table-cell table:style-name="ce36" office:value-type="percentage" office:value="0.0019" calcext:value-type="percentage">
            <text:p>0.19%</text:p>
          </table:table-cell>
          <table:table-cell table:style-name="ce19" table:formula="of:=[.A50]" office:value-type="date" office:date-value="2021-06-09" calcext:value-type="date">
            <text:p>09/06/21</text:p>
          </table:table-cell>
          <table:table-cell table:formula="of:=[.B50]*[.$G$2]" office:value-type="percentage" office:value="0.00171" calcext:value-type="percentage">
            <text:p>0.17%</text:p>
          </table:table-cell>
          <table:table-cell table:formula="of:=[.H50] *[.$G$2]" office:value-type="float" office:value="95720.97438" calcext:value-type="float">
            <text:p>95,721.0</text:p>
          </table:table-cell>
          <table:table-cell table:style-name="ce21" table:formula="of:=([.E50]-[.E49])/[.E49]" office:value-type="percentage" office:value="0.0555555555555554" calcext:value-type="percentage">
            <text:p>5.56%</text:p>
          </table:table-cell>
          <table:table-cell/>
          <table:table-cell table:formula="of:=55977178*[.B50]" office:value-type="float" office:value="106356.6382" calcext:value-type="float">
            <text:p>106,356.6</text:p>
          </table:table-cell>
        </table:table-row>
        <table:table-row table:style-name="ro2">
          <table:table-cell table:style-name="ce19" office:value-type="date" office:date-value="2021-06-16" calcext:value-type="date">
            <text:p>16/06/21</text:p>
          </table:table-cell>
          <table:table-cell table:style-name="ce36" office:value-type="percentage" office:value="0.0022" calcext:value-type="percentage">
            <text:p>0.22%</text:p>
          </table:table-cell>
          <table:table-cell table:style-name="ce19" table:formula="of:=[.A51]" office:value-type="date" office:date-value="2021-06-16" calcext:value-type="date">
            <text:p>16/06/21</text:p>
          </table:table-cell>
          <table:table-cell table:formula="of:=[.B51]*[.$G$2]" office:value-type="percentage" office:value="0.00198" calcext:value-type="percentage">
            <text:p>0.20%</text:p>
          </table:table-cell>
          <table:table-cell table:formula="of:=[.H51] *[.$G$2]" office:value-type="float" office:value="110834.81244" calcext:value-type="float">
            <text:p>110,834.8</text:p>
          </table:table-cell>
          <table:table-cell table:style-name="ce21" table:formula="of:=([.E51]-[.E50])/[.E50]" office:value-type="percentage" office:value="0.157894736842105" calcext:value-type="percentage">
            <text:p>15.79%</text:p>
          </table:table-cell>
          <table:table-cell/>
          <table:table-cell table:formula="of:=55977178*[.B51]" office:value-type="float" office:value="123149.7916" calcext:value-type="float">
            <text:p>123,149.8</text:p>
          </table:table-cell>
        </table:table-row>
        <table:table-row table:style-name="ro1">
          <table:table-cell table:style-name="ce19" office:value-type="date" office:date-value="2021-06-23" calcext:value-type="date">
            <text:p>23/06/21</text:p>
          </table:table-cell>
          <table:table-cell office:value-type="percentage" office:value="0.0039" calcext:value-type="percentage">
            <text:p>0.39%</text:p>
          </table:table-cell>
          <table:table-cell table:style-name="ce19" table:formula="of:=[.A52]" office:value-type="date" office:date-value="2021-06-23" calcext:value-type="date">
            <text:p>23/06/21</text:p>
          </table:table-cell>
          <table:table-cell table:formula="of:=[.B52]*[.$G$2]" office:value-type="percentage" office:value="0.00351" calcext:value-type="percentage">
            <text:p>0.35%</text:p>
          </table:table-cell>
          <table:table-cell table:formula="of:=[.H52] *[.$G$2]" office:value-type="float" office:value="196479.89478" calcext:value-type="float">
            <text:p>196,479.9</text:p>
          </table:table-cell>
          <table:table-cell table:style-name="ce21" table:formula="of:=([.E52]-[.E51])/[.E51]" office:value-type="percentage" office:value="0.772727272727273" calcext:value-type="percentage">
            <text:p>77.27%</text:p>
          </table:table-cell>
          <table:table-cell/>
          <table:table-cell table:formula="of:=55977178*[.B52]" office:value-type="float" office:value="218310.9942" calcext:value-type="float">
            <text:p>218,311.0</text:p>
          </table:table-cell>
        </table:table-row>
        <table:table-row table:style-name="ro2">
          <table:table-cell table:style-name="ce19" office:value-type="date" office:date-value="2021-06-30" calcext:value-type="date">
            <text:p>30/06/21</text:p>
          </table:table-cell>
          <table:table-cell table:style-name="ce37" office:value-type="percentage" office:value="0.0061" calcext:value-type="percentage">
            <text:p>0.61%</text:p>
          </table:table-cell>
          <table:table-cell table:style-name="ce19" table:formula="of:=[.A53]" office:value-type="date" office:date-value="2021-06-30" calcext:value-type="date">
            <text:p>30/06/21</text:p>
          </table:table-cell>
          <table:table-cell table:formula="of:=[.B53]*[.$G$2]" office:value-type="percentage" office:value="0.00549" calcext:value-type="percentage">
            <text:p>0.55%</text:p>
          </table:table-cell>
          <table:table-cell table:formula="of:=[.H53] *[.$G$2]" office:value-type="float" office:value="307314.70722" calcext:value-type="float">
            <text:p>307,314.7</text:p>
          </table:table-cell>
          <table:table-cell table:style-name="ce21" table:formula="of:=([.E53]-[.E52])/[.E52]" office:value-type="percentage" office:value="0.564102564102564" calcext:value-type="percentage">
            <text:p>56.41%</text:p>
          </table:table-cell>
          <table:table-cell/>
          <table:table-cell table:formula="of:=55977178*[.B53]" office:value-type="float" office:value="341460.7858" calcext:value-type="float">
            <text:p>341,460.8</text:p>
          </table:table-cell>
        </table:table-row>
        <table:table-row table:style-name="ro2">
          <table:table-cell table:style-name="ce19" office:value-type="date" office:date-value="2021-07-07" calcext:value-type="date">
            <text:p>07/07/21</text:p>
          </table:table-cell>
          <table:table-cell table:style-name="ce37" office:value-type="percentage" office:value="0.0106" calcext:value-type="percentage">
            <text:p>1.06%</text:p>
          </table:table-cell>
          <table:table-cell table:style-name="ce19" table:formula="of:=[.A54]" office:value-type="date" office:date-value="2021-07-07" calcext:value-type="date">
            <text:p>07/07/21</text:p>
          </table:table-cell>
          <table:table-cell table:formula="of:=[.B54]*[.$G$2]" office:value-type="percentage" office:value="0.00954" calcext:value-type="percentage">
            <text:p>0.95%</text:p>
          </table:table-cell>
          <table:table-cell table:formula="of:=[.H54] *[.$G$2]" office:value-type="float" office:value="534022.27812" calcext:value-type="float">
            <text:p>534,022.3</text:p>
          </table:table-cell>
          <table:table-cell table:style-name="ce21" table:formula="of:=([.E54]-[.E53])/[.E53]" office:value-type="percentage" office:value="0.737704918032787" calcext:value-type="percentage">
            <text:p>73.77%</text:p>
          </table:table-cell>
          <table:table-cell/>
          <table:table-cell table:formula="of:=55977178*[.B54]" office:value-type="float" office:value="593358.0868" calcext:value-type="float">
            <text:p>593,358.1</text:p>
          </table:table-cell>
        </table:table-row>
        <table:table-row table:style-name="ro2">
          <table:table-cell table:style-name="ce19" office:value-type="date" office:date-value="2021-07-14" calcext:value-type="date">
            <text:p>14/07/21</text:p>
          </table:table-cell>
          <table:table-cell table:style-name="ce38" office:value-type="percentage" office:value="0.0136" calcext:value-type="percentage">
            <text:p>1.36%</text:p>
          </table:table-cell>
          <table:table-cell table:style-name="ce19" table:formula="of:=[.A55]" office:value-type="date" office:date-value="2021-07-14" calcext:value-type="date">
            <text:p>14/07/21</text:p>
          </table:table-cell>
          <table:table-cell table:formula="of:=[.B55]*[.$G$2]" office:value-type="percentage" office:value="0.01224" calcext:value-type="percentage">
            <text:p>1.22%</text:p>
          </table:table-cell>
          <table:table-cell table:formula="of:=[.H55] *[.$G$2]" office:value-type="float" office:value="685160.65872" calcext:value-type="float">
            <text:p>685,160.7</text:p>
          </table:table-cell>
          <table:table-cell table:style-name="ce21" table:formula="of:=([.E55]-[.E54])/[.E54]" office:value-type="percentage" office:value="0.283018867924528" calcext:value-type="percentage">
            <text:p>28.30%</text:p>
          </table:table-cell>
          <table:table-cell/>
          <table:table-cell table:formula="of:=55977178*[.B55]" office:value-type="float" office:value="761289.6208" calcext:value-type="float">
            <text:p>761,289.6</text:p>
          </table:table-cell>
        </table:table-row>
        <table:table-row table:style-name="ro2">
          <table:table-cell table:style-name="ce19" office:value-type="date" office:date-value="2021-07-21" calcext:value-type="date">
            <text:p>21/07/21</text:p>
          </table:table-cell>
          <table:table-cell table:style-name="ce38" office:value-type="percentage" office:value="0.0157" calcext:value-type="percentage">
            <text:p>1.57%</text:p>
          </table:table-cell>
          <table:table-cell table:style-name="ce19" table:formula="of:=[.A56]" office:value-type="date" office:date-value="2021-07-21" calcext:value-type="date">
            <text:p>21/07/21</text:p>
          </table:table-cell>
          <table:table-cell table:formula="of:=[.B56]*[.$G$2]" office:value-type="percentage" office:value="0.01413" calcext:value-type="percentage">
            <text:p>1.41%</text:p>
          </table:table-cell>
          <table:table-cell table:formula="of:=[.H56] *[.$G$2]" office:value-type="float" office:value="790957.52514" calcext:value-type="float">
            <text:p>790,957.5</text:p>
          </table:table-cell>
          <table:table-cell table:style-name="ce21" table:formula="of:=([.E56]-[.E55])/[.E55]" office:value-type="percentage" office:value="0.154411764705882" calcext:value-type="percentage">
            <text:p>15.44%</text:p>
          </table:table-cell>
          <table:table-cell/>
          <table:table-cell table:formula="of:=55977178*[.B56]" office:value-type="float" office:value="878841.6946" calcext:value-type="float">
            <text:p>878,841.7</text:p>
          </table:table-cell>
        </table:table-row>
        <table:table-row table:style-name="ro1">
          <table:table-cell table:style-name="ce19" office:value-type="date" office:date-value="2021-07-28" calcext:value-type="date">
            <text:p>28/07/21</text:p>
          </table:table-cell>
          <table:table-cell office:value-type="percentage" office:value="0.0132" calcext:value-type="percentage">
            <text:p>1.32%</text:p>
          </table:table-cell>
          <table:table-cell table:style-name="ce19" table:formula="of:=[.A57]" office:value-type="date" office:date-value="2021-07-28" calcext:value-type="date">
            <text:p>28/07/21</text:p>
          </table:table-cell>
          <table:table-cell table:formula="of:=[.B57]*[.$G$2]" office:value-type="percentage" office:value="0.01188" calcext:value-type="percentage">
            <text:p>1.19%</text:p>
          </table:table-cell>
          <table:table-cell table:formula="of:=[.H57] *[.$G$2]" office:value-type="float" office:value="665008.87464" calcext:value-type="float">
            <text:p>665,008.9</text:p>
          </table:table-cell>
          <table:table-cell table:style-name="ce21" table:formula="of:=([.E57]-[.E56])/[.E56]" office:value-type="percentage" office:value="-0.159235668789809" calcext:value-type="percentage">
            <text:p>-15.92%</text:p>
          </table:table-cell>
          <table:table-cell/>
          <table:table-cell table:formula="of:=55977178*[.B57]" office:value-type="float" office:value="738898.7496" calcext:value-type="float">
            <text:p>738,898.7</text:p>
          </table:table-cell>
        </table:table-row>
        <table:table-row table:style-name="ro1">
          <table:table-cell table:style-name="ce19" office:value-type="date" office:date-value="2021-08-03" calcext:value-type="date">
            <text:p>03/08/21</text:p>
          </table:table-cell>
          <table:table-cell office:value-type="percentage" office:value="0.0133" calcext:value-type="percentage">
            <text:p>1.33%</text:p>
          </table:table-cell>
          <table:table-cell table:style-name="ce19" table:formula="of:=[.A58]" office:value-type="date" office:date-value="2021-08-03" calcext:value-type="date">
            <text:p>03/08/21</text:p>
          </table:table-cell>
          <table:table-cell table:formula="of:=[.B58]*[.$G$2]" office:value-type="percentage" office:value="0.01197" calcext:value-type="percentage">
            <text:p>1.20%</text:p>
          </table:table-cell>
          <table:table-cell table:formula="of:=[.H58] *[.$G$2]" office:value-type="float" office:value="670046.82066" calcext:value-type="float">
            <text:p>670,046.8</text:p>
          </table:table-cell>
          <table:table-cell table:style-name="ce21" table:formula="of:=([.E58]-[.E57])/[.E57]" office:value-type="percentage" office:value="0.00757575757575745" calcext:value-type="percentage">
            <text:p>0.76%</text:p>
          </table:table-cell>
          <table:table-cell/>
          <table:table-cell table:formula="of:=55977178*[.B58]" office:value-type="float" office:value="744496.4674" calcext:value-type="float">
            <text:p>744,496.5</text:p>
          </table:table-cell>
        </table:table-row>
        <table:table-row table:style-name="ro1">
          <table:table-cell table:style-name="ce19" office:value-type="date" office:date-value="2021-08-11" calcext:value-type="date">
            <text:p>11/08/21</text:p>
          </table:table-cell>
          <table:table-cell office:value-type="percentage" office:value="0.0128" calcext:value-type="percentage">
            <text:p>1.28%</text:p>
          </table:table-cell>
          <table:table-cell table:style-name="ce19" table:formula="of:=[.A59]" office:value-type="date" office:date-value="2021-08-11" calcext:value-type="date">
            <text:p>11/08/21</text:p>
          </table:table-cell>
          <table:table-cell table:formula="of:=[.B59]*[.$G$2]" office:value-type="percentage" office:value="0.01152" calcext:value-type="percentage">
            <text:p>1.15%</text:p>
          </table:table-cell>
          <table:table-cell table:formula="of:=[.H59] *[.$G$2]" office:value-type="float" office:value="644857.09056" calcext:value-type="float">
            <text:p>644,857.1</text:p>
          </table:table-cell>
          <table:table-cell table:style-name="ce21" table:formula="of:=([.E59]-[.E58])/[.E58]" office:value-type="percentage" office:value="-0.0375939849624059" calcext:value-type="percentage">
            <text:p>-3.76%</text:p>
          </table:table-cell>
          <table:table-cell/>
          <table:table-cell table:formula="of:=55977178*[.B59]" office:value-type="float" office:value="716507.8784" calcext:value-type="float">
            <text:p>716,507.9</text:p>
          </table:table-cell>
        </table:table-row>
        <table:table-row table:style-name="ro1">
          <table:table-cell table:style-name="ce19" office:value-type="date" office:date-value="2021-08-17" calcext:value-type="date">
            <text:p>17/08/21</text:p>
          </table:table-cell>
          <table:table-cell office:value-type="percentage" office:value="0.0139" calcext:value-type="percentage">
            <text:p>1.39%</text:p>
          </table:table-cell>
          <table:table-cell table:style-name="ce19" table:formula="of:=[.A60]" office:value-type="date" office:date-value="2021-08-17" calcext:value-type="date">
            <text:p>17/08/21</text:p>
          </table:table-cell>
          <table:table-cell table:formula="of:=[.B60]*[.$G$2]" office:value-type="percentage" office:value="0.01251" calcext:value-type="percentage">
            <text:p>1.25%</text:p>
          </table:table-cell>
          <table:table-cell table:formula="of:=[.H60] *[.$G$2]" office:value-type="float" office:value="700274.49678" calcext:value-type="float">
            <text:p>700,274.5</text:p>
          </table:table-cell>
          <table:table-cell table:style-name="ce21" table:formula="of:=([.E60]-[.E59])/[.E59]" office:value-type="percentage" office:value="0.0859375" calcext:value-type="percentage">
            <text:p>8.59%</text:p>
          </table:table-cell>
          <table:table-cell/>
          <table:table-cell table:formula="of:=55977178*[.B60]" office:value-type="float" office:value="778082.7742" calcext:value-type="float">
            <text:p>778,082.8</text:p>
          </table:table-cell>
        </table:table-row>
        <table:table-row table:style-name="ro2">
          <table:table-cell table:style-name="ce19" office:value-type="date" office:date-value="2021-08-24" calcext:value-type="date">
            <text:p>24/08/21</text:p>
          </table:table-cell>
          <table:table-cell table:style-name="ce36" office:value-type="percentage" office:value="0.0141" calcext:value-type="percentage">
            <text:p>1.41%</text:p>
          </table:table-cell>
          <table:table-cell table:style-name="ce19" table:formula="of:=[.A61]" office:value-type="date" office:date-value="2021-08-24" calcext:value-type="date">
            <text:p>24/08/21</text:p>
          </table:table-cell>
          <table:table-cell table:formula="of:=[.B61]*[.$G$2]" office:value-type="percentage" office:value="0.01269" calcext:value-type="percentage">
            <text:p>1.27%</text:p>
          </table:table-cell>
          <table:table-cell table:formula="of:=[.H61] *[.$G$2]" office:value-type="float" office:value="710350.38882" calcext:value-type="float">
            <text:p>710,350.4</text:p>
          </table:table-cell>
          <table:table-cell table:style-name="ce21" table:formula="of:=([.E61]-[.E60])/[.E60]" office:value-type="percentage" office:value="0.014388489208633" calcext:value-type="percentage">
            <text:p>1.44%</text:p>
          </table:table-cell>
          <table:table-cell/>
          <table:table-cell table:formula="of:=55977178*[.B61]" office:value-type="float" office:value="789278.2098" calcext:value-type="float">
            <text:p>789,278.2</text:p>
          </table:table-cell>
        </table:table-row>
        <table:table-row table:style-name="ro1">
          <table:table-cell table:style-name="ce19" office:value-type="date" office:date-value="2021-08-31" calcext:value-type="date">
            <text:p>31/08/21</text:p>
          </table:table-cell>
          <table:table-cell office:value-type="percentage" office:value="0.0138" calcext:value-type="percentage">
            <text:p>1.38%</text:p>
          </table:table-cell>
          <table:table-cell table:style-name="ce19" table:formula="of:=[.A62]" office:value-type="date" office:date-value="2021-08-31" calcext:value-type="date">
            <text:p>31/08/21</text:p>
          </table:table-cell>
          <table:table-cell table:formula="of:=[.B62]*[.$G$2]" office:value-type="percentage" office:value="0.01242" calcext:value-type="percentage">
            <text:p>1.24%</text:p>
          </table:table-cell>
          <table:table-cell table:formula="of:=[.H62] *[.$G$2]" office:value-type="float" office:value="695236.55076" calcext:value-type="float">
            <text:p>695,236.6</text:p>
          </table:table-cell>
          <table:table-cell table:style-name="ce21" table:formula="of:=([.E62]-[.E61])/[.E61]" office:value-type="percentage" office:value="-0.0212765957446808" calcext:value-type="percentage">
            <text:p>-2.13%</text:p>
          </table:table-cell>
          <table:table-cell/>
          <table:table-cell table:formula="of:=55977178*[.B62]" office:value-type="float" office:value="772485.0564" calcext:value-type="float">
            <text:p>772,485.1</text:p>
          </table:table-cell>
        </table:table-row>
        <table:table-row table:style-name="ro1">
          <table:table-cell table:style-name="ce19" office:value-type="date" office:date-value="2021-09-08" calcext:value-type="date">
            <text:p>08/09/21</text:p>
          </table:table-cell>
          <table:table-cell office:value-type="percentage" office:value="0.0128" calcext:value-type="percentage">
            <text:p>1.28%</text:p>
          </table:table-cell>
          <table:table-cell table:style-name="ce19" table:formula="of:=[.A63]" office:value-type="date" office:date-value="2021-09-08" calcext:value-type="date">
            <text:p>08/09/21</text:p>
          </table:table-cell>
          <table:table-cell table:formula="of:=[.B63]*[.$G$2]" office:value-type="percentage" office:value="0.01152" calcext:value-type="percentage">
            <text:p>1.15%</text:p>
          </table:table-cell>
          <table:table-cell table:formula="of:=[.H63] *[.$G$2]" office:value-type="float" office:value="644857.09056" calcext:value-type="float">
            <text:p>644,857.1</text:p>
          </table:table-cell>
          <table:table-cell table:style-name="ce21" table:formula="of:=([.E63]-[.E62])/[.E62]" office:value-type="percentage" office:value="-0.072463768115942" calcext:value-type="percentage">
            <text:p>-7.25%</text:p>
          </table:table-cell>
          <table:table-cell/>
          <table:table-cell table:formula="of:=55977178*[.B63]" office:value-type="float" office:value="716507.8784" calcext:value-type="float">
            <text:p>716,507.9</text:p>
          </table:table-cell>
        </table:table-row>
        <table:table-row table:style-name="ro2">
          <table:table-cell table:style-name="ce19" office:value-type="date" office:date-value="2021-09-15" calcext:value-type="date">
            <text:p>15/09/21</text:p>
          </table:table-cell>
          <table:table-cell table:style-name="ce39" office:value-type="percentage" office:value="0.0114" calcext:value-type="percentage">
            <text:p>1.14%</text:p>
          </table:table-cell>
          <table:table-cell table:style-name="ce19" table:formula="of:=[.A64]" office:value-type="date" office:date-value="2021-09-15" calcext:value-type="date">
            <text:p>15/09/21</text:p>
          </table:table-cell>
          <table:table-cell table:formula="of:=[.B64]*[.$G$2]" office:value-type="percentage" office:value="0.01026" calcext:value-type="percentage">
            <text:p>1.03%</text:p>
          </table:table-cell>
          <table:table-cell table:formula="of:=[.H64] *[.$G$2]" office:value-type="float" office:value="574325.84628" calcext:value-type="float">
            <text:p>574,325.8</text:p>
          </table:table-cell>
          <table:table-cell table:style-name="ce21" table:formula="of:=([.E64]-[.E63])/[.E63]" office:value-type="percentage" office:value="-0.109375" calcext:value-type="percentage">
            <text:p>-10.94%</text:p>
          </table:table-cell>
          <table:table-cell/>
          <table:table-cell table:formula="of:=55977178*[.B64]" office:value-type="float" office:value="638139.8292" calcext:value-type="float">
            <text:p>638,139.8</text:p>
          </table:table-cell>
        </table:table-row>
        <table:table-row table:style-name="ro2">
          <table:table-cell table:style-name="ce19" office:value-type="date" office:date-value="2021-09-22" calcext:value-type="date">
            <text:p>22/09/21</text:p>
          </table:table-cell>
          <table:table-cell table:style-name="ce40" office:value-type="percentage" office:value="0.0121" calcext:value-type="percentage">
            <text:p>1.21%</text:p>
          </table:table-cell>
          <table:table-cell table:style-name="ce19" table:formula="of:=[.A65]" office:value-type="date" office:date-value="2021-09-22" calcext:value-type="date">
            <text:p>22/09/21</text:p>
          </table:table-cell>
          <table:table-cell table:formula="of:=[.B65]*[.$G$2]" office:value-type="percentage" office:value="0.01089" calcext:value-type="percentage">
            <text:p>1.09%</text:p>
          </table:table-cell>
          <table:table-cell table:formula="of:=[.H65] *[.$G$2]" office:value-type="float" office:value="609591.46842" calcext:value-type="float">
            <text:p>609,591.5</text:p>
          </table:table-cell>
          <table:table-cell table:style-name="ce21" table:formula="of:=([.E65]-[.E64])/[.E64]" office:value-type="percentage" office:value="0.0614035087719298" calcext:value-type="percentage">
            <text:p>6.14%</text:p>
          </table:table-cell>
          <table:table-cell/>
          <table:table-cell table:formula="of:=55977178*[.B65]" office:value-type="float" office:value="677323.8538" calcext:value-type="float">
            <text:p>677,323.9</text:p>
          </table:table-cell>
        </table:table-row>
        <table:table-row table:style-name="ro1">
          <table:table-cell table:style-name="ce19" office:value-type="date" office:date-value="2021-09-29" calcext:value-type="date">
            <text:p>29/09/21</text:p>
          </table:table-cell>
          <table:table-cell office:value-type="percentage" office:value="0.0144" calcext:value-type="percentage">
            <text:p>1.44%</text:p>
          </table:table-cell>
          <table:table-cell table:style-name="ce19" table:formula="of:=[.A66]" office:value-type="date" office:date-value="2021-09-29" calcext:value-type="date">
            <text:p>29/09/21</text:p>
          </table:table-cell>
          <table:table-cell table:formula="of:=[.B66]*[.$G$2]" office:value-type="percentage" office:value="0.01296" calcext:value-type="percentage">
            <text:p>1.30%</text:p>
          </table:table-cell>
          <table:table-cell table:formula="of:=[.H66] *[.$G$2]" office:value-type="float" office:value="725464.22688" calcext:value-type="float">
            <text:p>725,464.2</text:p>
          </table:table-cell>
          <table:table-cell table:style-name="ce21" table:formula="of:=([.E66]-[.E65])/[.E65]" office:value-type="percentage" office:value="0.190082644628099" calcext:value-type="percentage">
            <text:p>19.01%</text:p>
          </table:table-cell>
          <table:table-cell/>
          <table:table-cell table:formula="of:=55977178*[.B66]" office:value-type="float" office:value="806071.3632" calcext:value-type="float">
            <text:p>806,071.4</text:p>
          </table:table-cell>
        </table:table-row>
        <table:table-row table:style-name="ro1">
          <table:table-cell table:style-name="ce19" office:value-type="date" office:date-value="2021-10-06" calcext:value-type="date">
            <text:p>06/10/21</text:p>
          </table:table-cell>
          <table:table-cell office:value-type="percentage" office:value="0.0163" calcext:value-type="percentage">
            <text:p>1.63%</text:p>
          </table:table-cell>
          <table:table-cell table:style-name="ce19" table:formula="of:=[.A67]" office:value-type="date" office:date-value="2021-10-06" calcext:value-type="date">
            <text:p>06/10/21</text:p>
          </table:table-cell>
          <table:table-cell table:formula="of:=[.B67]*[.$G$2]" office:value-type="percentage" office:value="0.01467" calcext:value-type="percentage">
            <text:p>1.47%</text:p>
          </table:table-cell>
          <table:table-cell table:formula="of:=[.H67] *[.$G$2]" office:value-type="float" office:value="821185.20126" calcext:value-type="float">
            <text:p>821,185.2</text:p>
          </table:table-cell>
          <table:table-cell table:style-name="ce21" table:formula="of:=([.E67]-[.E66])/[.E66]" office:value-type="percentage" office:value="0.131944444444444" calcext:value-type="percentage">
            <text:p>13.19%</text:p>
          </table:table-cell>
          <table:table-cell/>
          <table:table-cell table:formula="of:=55977178*[.B67]" office:value-type="float" office:value="912428.0014" calcext:value-type="float">
            <text:p>912,428.0</text:p>
          </table:table-cell>
        </table:table-row>
        <table:table-row table:style-name="ro1">
          <table:table-cell table:style-name="ce19" office:value-type="date" office:date-value="2021-10-13" calcext:value-type="date">
            <text:p>13/10/21</text:p>
          </table:table-cell>
          <table:table-cell office:value-type="percentage" office:value="0.0179" calcext:value-type="percentage">
            <text:p>1.79%</text:p>
          </table:table-cell>
          <table:table-cell table:style-name="ce19" table:formula="of:=[.A68]" office:value-type="date" office:date-value="2021-10-13" calcext:value-type="date">
            <text:p>13/10/21</text:p>
          </table:table-cell>
          <table:table-cell table:formula="of:=[.B68]*[.$G$2]" office:value-type="percentage" office:value="0.01611" calcext:value-type="percentage">
            <text:p>1.61%</text:p>
          </table:table-cell>
          <table:table-cell table:formula="of:=[.H68] *[.$G$2]" office:value-type="float" office:value="901792.33758" calcext:value-type="float">
            <text:p>901,792.3</text:p>
          </table:table-cell>
          <table:table-cell table:style-name="ce21" table:formula="of:=([.E68]-[.E67])/[.E67]" office:value-type="percentage" office:value="0.098159509202454" calcext:value-type="percentage">
            <text:p>9.82%</text:p>
          </table:table-cell>
          <table:table-cell/>
          <table:table-cell table:formula="of:=55977178*[.B68]" office:value-type="float" office:value="1001991.4862" calcext:value-type="float">
            <text:p>1,001,991.5</text:p>
          </table:table-cell>
        </table:table-row>
        <table:table-row table:style-name="ro1">
          <table:table-cell table:style-name="ce19" office:value-type="date" office:date-value="2021-10-19" calcext:value-type="date">
            <text:p>19/10/21</text:p>
          </table:table-cell>
          <table:table-cell office:value-type="percentage" office:value="0.0202" calcext:value-type="percentage">
            <text:p>2.02%</text:p>
          </table:table-cell>
          <table:table-cell table:style-name="ce19" table:formula="of:=[.A69]" office:value-type="date" office:date-value="2021-10-19" calcext:value-type="date">
            <text:p>19/10/21</text:p>
          </table:table-cell>
          <table:table-cell table:formula="of:=[.B69]*[.$G$2]" office:value-type="percentage" office:value="0.01818" calcext:value-type="percentage">
            <text:p>1.82%</text:p>
          </table:table-cell>
          <table:table-cell table:formula="of:=[.H69] *[.$G$2]" office:value-type="float" office:value="1017665.09604" calcext:value-type="float">
            <text:p>1,017,665.1</text:p>
          </table:table-cell>
          <table:table-cell table:style-name="ce21" table:formula="of:=([.E69]-[.E68])/[.E68]" office:value-type="percentage" office:value="0.128491620111732" calcext:value-type="percentage">
            <text:p>12.85%</text:p>
          </table:table-cell>
          <table:table-cell/>
          <table:table-cell table:formula="of:=55977178*[.B69]" office:value-type="float" office:value="1130738.9956" calcext:value-type="float">
            <text:p>1,130,739.0</text:p>
          </table:table-cell>
        </table:table-row>
        <table:table-row table:style-name="ro2">
          <table:table-cell table:style-name="ce19" office:value-type="date" office:date-value="2021-10-27" calcext:value-type="date">
            <text:p>27/10/21</text:p>
          </table:table-cell>
          <table:table-cell table:style-name="ce37" office:value-type="percentage" office:value="0.0202" calcext:value-type="percentage">
            <text:p>2.02%</text:p>
          </table:table-cell>
          <table:table-cell table:style-name="ce19" table:formula="of:=[.A70]" office:value-type="date" office:date-value="2021-10-27" calcext:value-type="date">
            <text:p>27/10/21</text:p>
          </table:table-cell>
          <table:table-cell table:formula="of:=[.B70]*[.$G$2]" office:value-type="percentage" office:value="0.01818" calcext:value-type="percentage">
            <text:p>1.82%</text:p>
          </table:table-cell>
          <table:table-cell table:formula="of:=[.H70] *[.$G$2]" office:value-type="float" office:value="1017665.09604" calcext:value-type="float">
            <text:p>1,017,665.1</text:p>
          </table:table-cell>
          <table:table-cell table:style-name="ce21" table:formula="of:=([.E70]-[.E69])/[.E69]" office:value-type="percentage" office:value="0" calcext:value-type="percentage">
            <text:p>0.00%</text:p>
          </table:table-cell>
          <table:table-cell/>
          <table:table-cell table:formula="of:=55977178*[.B70]" office:value-type="float" office:value="1130738.9956" calcext:value-type="float">
            <text:p>1,130,739.0</text:p>
          </table:table-cell>
        </table:table-row>
        <table:table-row table:style-name="ro2">
          <table:table-cell table:style-name="ce19" office:value-type="date" office:date-value="2021-11-03" calcext:value-type="date">
            <text:p>03/11/21</text:p>
          </table:table-cell>
          <table:table-cell table:style-name="ce39" office:value-type="percentage" office:value="0.017" calcext:value-type="percentage">
            <text:p>1.70%</text:p>
          </table:table-cell>
          <table:table-cell table:style-name="ce19" table:formula="of:=[.A71]" office:value-type="date" office:date-value="2021-11-03" calcext:value-type="date">
            <text:p>03/11/21</text:p>
          </table:table-cell>
          <table:table-cell table:formula="of:=[.B71]*[.$G$2]" office:value-type="percentage" office:value="0.0153" calcext:value-type="percentage">
            <text:p>1.53%</text:p>
          </table:table-cell>
          <table:table-cell table:formula="of:=[.H71] *[.$G$2]" office:value-type="float" office:value="856450.8234" calcext:value-type="float">
            <text:p>856,450.8</text:p>
          </table:table-cell>
          <table:table-cell table:style-name="ce21" table:formula="of:=([.E71]-[.E70])/[.E70]" office:value-type="percentage" office:value="-0.158415841584159" calcext:value-type="percentage">
            <text:p>-15.84%</text:p>
          </table:table-cell>
          <table:table-cell/>
          <table:table-cell table:formula="of:=55977178*[.B71]" office:value-type="float" office:value="951612.026" calcext:value-type="float">
            <text:p>951,612.0</text:p>
          </table:table-cell>
        </table:table-row>
        <table:table-row table:style-name="ro1">
          <table:table-cell table:style-name="ce19" office:value-type="date" office:date-value="2021-11-10" calcext:value-type="date">
            <text:p>10/11/21</text:p>
          </table:table-cell>
          <table:table-cell office:value-type="percentage" office:value="0.0151" calcext:value-type="percentage">
            <text:p>1.51%</text:p>
          </table:table-cell>
          <table:table-cell table:style-name="ce19" table:formula="of:=[.A72]" office:value-type="date" office:date-value="2021-11-10" calcext:value-type="date">
            <text:p>10/11/21</text:p>
          </table:table-cell>
          <table:table-cell table:formula="of:=[.B72]*[.$G$2]" office:value-type="percentage" office:value="0.01359" calcext:value-type="percentage">
            <text:p>1.36%</text:p>
          </table:table-cell>
          <table:table-cell table:formula="of:=[.H72] *[.$G$2]" office:value-type="float" office:value="760729.84902" calcext:value-type="float">
            <text:p>760,729.8</text:p>
          </table:table-cell>
          <table:table-cell table:style-name="ce21" table:formula="of:=([.E72]-[.E71])/[.E71]" office:value-type="percentage" office:value="-0.111764705882353" calcext:value-type="percentage">
            <text:p>-11.18%</text:p>
          </table:table-cell>
          <table:table-cell/>
          <table:table-cell table:formula="of:=55977178*[.B72]" office:value-type="float" office:value="845255.3878" calcext:value-type="float">
            <text:p>845,255.4</text:p>
          </table:table-cell>
        </table:table-row>
        <table:table-row table:style-name="ro2">
          <table:table-cell table:style-name="ce19" office:value-type="date" office:date-value="2021-11-17" calcext:value-type="date">
            <text:p>17/11/21</text:p>
          </table:table-cell>
          <table:table-cell table:style-name="ce41" office:value-type="percentage" office:value="0.0158" calcext:value-type="percentage">
            <text:p>1.58%</text:p>
          </table:table-cell>
          <table:table-cell table:style-name="ce19" table:formula="of:=[.A73]" office:value-type="date" office:date-value="2021-11-17" calcext:value-type="date">
            <text:p>17/11/21</text:p>
          </table:table-cell>
          <table:table-cell table:formula="of:=[.B73]*[.$G$2]" office:value-type="percentage" office:value="0.01422" calcext:value-type="percentage">
            <text:p>1.42%</text:p>
          </table:table-cell>
          <table:table-cell table:formula="of:=[.H73] *[.$G$2]" office:value-type="float" office:value="795995.47116" calcext:value-type="float">
            <text:p>795,995.5</text:p>
          </table:table-cell>
          <table:table-cell table:style-name="ce21" table:formula="of:=([.E73]-[.E72])/[.E72]" office:value-type="percentage" office:value="0.0463576158940397" calcext:value-type="percentage">
            <text:p>4.64%</text:p>
          </table:table-cell>
          <table:table-cell/>
          <table:table-cell table:formula="of:=55977178*[.B73]" office:value-type="float" office:value="884439.4124" calcext:value-type="float">
            <text:p>884,439.4</text:p>
          </table:table-cell>
        </table:table-row>
        <table:table-row table:style-name="ro1">
          <table:table-cell table:style-name="ce19" office:value-type="date" office:date-value="2021-11-24" calcext:value-type="date">
            <text:p>24/11/21</text:p>
          </table:table-cell>
          <table:table-cell office:value-type="percentage" office:value="0.0165" calcext:value-type="percentage">
            <text:p>1.65%</text:p>
          </table:table-cell>
          <table:table-cell table:style-name="ce19" table:formula="of:=[.A74]" office:value-type="date" office:date-value="2021-11-24" calcext:value-type="date">
            <text:p>24/11/21</text:p>
          </table:table-cell>
          <table:table-cell table:formula="of:=[.B74]*[.$G$2]" office:value-type="percentage" office:value="0.01485" calcext:value-type="percentage">
            <text:p>1.49%</text:p>
          </table:table-cell>
          <table:table-cell table:formula="of:=[.H74] *[.$G$2]" office:value-type="float" office:value="831261.0933" calcext:value-type="float">
            <text:p>831,261.1</text:p>
          </table:table-cell>
          <table:table-cell table:style-name="ce21" table:formula="of:=([.E74]-[.E73])/[.E73]" office:value-type="percentage" office:value="0.0443037974683544" calcext:value-type="percentage">
            <text:p>4.43%</text:p>
          </table:table-cell>
          <table:table-cell/>
          <table:table-cell table:formula="of:=55977178*[.B74]" office:value-type="float" office:value="923623.437" calcext:value-type="float">
            <text:p>923,623.4</text:p>
          </table:table-cell>
        </table:table-row>
        <table:table-row table:style-name="ro1">
          <table:table-cell table:style-name="ce19" office:value-type="date" office:date-value="2021-11-28" calcext:value-type="date">
            <text:p>28/11/21</text:p>
          </table:table-cell>
          <table:table-cell office:value-type="percentage" office:value="0.0164" calcext:value-type="percentage">
            <text:p>1.64%</text:p>
          </table:table-cell>
          <table:table-cell table:style-name="ce19" table:formula="of:=[.A75]" office:value-type="date" office:date-value="2021-11-28" calcext:value-type="date">
            <text:p>28/11/21</text:p>
          </table:table-cell>
          <table:table-cell table:formula="of:=[.B75]*[.$G$2]" office:value-type="percentage" office:value="0.01476" calcext:value-type="percentage">
            <text:p>1.48%</text:p>
          </table:table-cell>
          <table:table-cell table:formula="of:=[.H75] *[.$G$2]" office:value-type="float" office:value="826223.14728" calcext:value-type="float">
            <text:p>826,223.1</text:p>
          </table:table-cell>
          <table:table-cell table:style-name="ce21" table:formula="of:=([.E75]-[.E74])/[.E74]" office:value-type="percentage" office:value="-0.0060606060606061" calcext:value-type="percentage">
            <text:p>-0.61%</text:p>
          </table:table-cell>
          <table:table-cell/>
          <table:table-cell table:formula="of:=55977178*[.B75]" office:value-type="float" office:value="918025.7192" calcext:value-type="float">
            <text:p>918,025.7</text:p>
          </table:table-cell>
        </table:table-row>
        <table:table-row table:style-name="ro1">
          <table:table-cell table:style-name="ce19" office:value-type="date" office:date-value="2021-12-08" calcext:value-type="date">
            <text:p>08/12/21</text:p>
          </table:table-cell>
          <table:table-cell office:value-type="percentage" office:value="0.0172" calcext:value-type="percentage">
            <text:p>1.72%</text:p>
          </table:table-cell>
          <table:table-cell table:style-name="ce19" table:formula="of:=[.A76]" office:value-type="date" office:date-value="2021-12-08" calcext:value-type="date">
            <text:p>08/12/21</text:p>
          </table:table-cell>
          <table:table-cell table:formula="of:=[.B76]*[.$G$2]" office:value-type="percentage" office:value="0.01548" calcext:value-type="percentage">
            <text:p>1.55%</text:p>
          </table:table-cell>
          <table:table-cell table:formula="of:=[.H76] *[.$G$2]" office:value-type="float" office:value="866526.71544" calcext:value-type="float">
            <text:p>866,526.7</text:p>
          </table:table-cell>
          <table:table-cell table:style-name="ce21" table:formula="of:=([.E76]-[.E75])/[.E75]" office:value-type="percentage" office:value="0.0487804878048781" calcext:value-type="percentage">
            <text:p>4.88%</text:p>
          </table:table-cell>
          <table:table-cell/>
          <table:table-cell table:formula="of:=55977178*[.B76]" office:value-type="float" office:value="962807.4616" calcext:value-type="float">
            <text:p>962,807.5</text:p>
          </table:table-cell>
        </table:table-row>
        <table:table-row table:style-name="ro2">
          <table:table-cell table:style-name="ce19" office:value-type="date" office:date-value="2021-12-13" calcext:value-type="date">
            <text:p>13/12/21</text:p>
          </table:table-cell>
          <table:table-cell table:style-name="ce39" office:value-type="percentage" office:value="0.0221" calcext:value-type="percentage">
            <text:p>2.21%</text:p>
          </table:table-cell>
          <table:table-cell table:style-name="ce19" table:formula="of:=[.A77]" office:value-type="date" office:date-value="2021-12-13" calcext:value-type="date">
            <text:p>13/12/21</text:p>
          </table:table-cell>
          <table:table-cell table:formula="of:=[.B77]*[.$G$2]" office:value-type="percentage" office:value="0.01989" calcext:value-type="percentage">
            <text:p>1.99%</text:p>
          </table:table-cell>
          <table:table-cell table:formula="of:=[.H77] *[.$G$2]" office:value-type="float" office:value="1113386.07042" calcext:value-type="float">
            <text:p>1,113,386.1</text:p>
          </table:table-cell>
          <table:table-cell table:style-name="ce21" table:formula="of:=([.E77]-[.E76])/[.E76]" office:value-type="percentage" office:value="0.284883720930232" calcext:value-type="percentage">
            <text:p>28.49%</text:p>
          </table:table-cell>
          <table:table-cell/>
          <table:table-cell table:formula="of:=55977178*[.B77]" office:value-type="float" office:value="1237095.6338" calcext:value-type="float">
            <text:p>1,237,095.6</text:p>
          </table:table-cell>
        </table:table-row>
        <table:table-row table:style-name="ro1">
          <table:table-cell table:style-name="ce19" office:value-type="date" office:date-value="2021-12-16" calcext:value-type="date">
            <text:p>16/12/21</text:p>
          </table:table-cell>
          <table:table-cell office:value-type="percentage" office:value="0.0283" calcext:value-type="percentage">
            <text:p>2.83%</text:p>
          </table:table-cell>
          <table:table-cell table:style-name="ce19" table:formula="of:=[.A78]" office:value-type="date" office:date-value="2021-12-16" calcext:value-type="date">
            <text:p>16/12/21</text:p>
          </table:table-cell>
          <table:table-cell table:formula="of:=[.B78]*[.$G$2]" office:value-type="percentage" office:value="0.02547" calcext:value-type="percentage">
            <text:p>2.55%</text:p>
          </table:table-cell>
          <table:table-cell table:formula="of:=[.H78] *[.$G$2]" office:value-type="float" office:value="1425738.72366" calcext:value-type="float">
            <text:p>1,425,738.7</text:p>
          </table:table-cell>
          <table:table-cell table:style-name="ce21" table:formula="of:=([.E78]-[.E77])/[.E77]" office:value-type="percentage" office:value="0.280542986425339" calcext:value-type="percentage">
            <text:p>28.05%</text:p>
          </table:table-cell>
          <table:table-cell/>
          <table:table-cell table:formula="of:=55977178*[.B78]" office:value-type="float" office:value="1584154.1374" calcext:value-type="float">
            <text:p>1,584,154.1</text:p>
          </table:table-cell>
        </table:table-row>
        <table:table-row table:style-name="ro2">
          <table:table-cell table:style-name="ce19" office:value-type="date" office:date-value="2021-12-20" calcext:value-type="date">
            <text:p>20/12/21</text:p>
          </table:table-cell>
          <table:table-cell table:style-name="ce42" office:value-type="percentage" office:value="0.0371" calcext:value-type="percentage">
            <text:p>3.71%</text:p>
          </table:table-cell>
          <table:table-cell table:style-name="ce19" table:formula="of:=[.A79]" office:value-type="date" office:date-value="2021-12-20" calcext:value-type="date">
            <text:p>20/12/21</text:p>
          </table:table-cell>
          <table:table-cell table:formula="of:=[.B79]*[.$G$2]" office:value-type="percentage" office:value="0.03339" calcext:value-type="percentage">
            <text:p>3.34%</text:p>
          </table:table-cell>
          <table:table-cell table:formula="of:=[.H79] *[.$G$2]" office:value-type="float" office:value="1869077.97342" calcext:value-type="float">
            <text:p>1,869,078.0</text:p>
          </table:table-cell>
          <table:table-cell table:style-name="ce21" table:formula="of:=([.E79]-[.E78])/[.E78]" office:value-type="percentage" office:value="0.31095406360424" calcext:value-type="percentage">
            <text:p>31.10%</text:p>
          </table:table-cell>
          <table:table-cell/>
          <table:table-cell table:formula="of:=55977178*[.B79]" office:value-type="float" office:value="2076753.3038" calcext:value-type="float">
            <text:p>2,076,753.3</text:p>
          </table:table-cell>
        </table:table-row>
        <table:table-row table:style-name="ro1">
          <table:table-cell table:style-name="ce19" office:value-type="date" office:date-value="2021-12-28" calcext:value-type="date">
            <text:p>28/12/21</text:p>
          </table:table-cell>
          <table:table-cell office:value-type="percentage" office:value="0.06" calcext:value-type="percentage">
            <text:p>6.00%</text:p>
          </table:table-cell>
          <table:table-cell table:style-name="ce19" table:formula="of:=[.A80]" office:value-type="date" office:date-value="2021-12-28" calcext:value-type="date">
            <text:p>28/12/21</text:p>
          </table:table-cell>
          <table:table-cell table:formula="of:=[.B80]*[.$G$2]" office:value-type="percentage" office:value="0.054" calcext:value-type="percentage">
            <text:p>5.40%</text:p>
          </table:table-cell>
          <table:table-cell table:formula="of:=[.H80] *[.$G$2]" office:value-type="float" office:value="3022767.612" calcext:value-type="float">
            <text:p>3,022,767.6</text:p>
          </table:table-cell>
          <table:table-cell table:style-name="ce21" table:formula="of:=([.E80]-[.E79])/[.E79]" office:value-type="percentage" office:value="0.617250673854447" calcext:value-type="percentage">
            <text:p>61.73%</text:p>
          </table:table-cell>
          <table:table-cell/>
          <table:table-cell table:formula="of:=55977178*[.B80]" office:value-type="float" office:value="3358630.68" calcext:value-type="float">
            <text:p>3,358,630.7</text:p>
          </table:table-cell>
        </table:table-row>
        <table:table-row table:style-name="ro1">
          <table:table-cell table:style-name="ce19" office:value-type="date" office:date-value="2022-01-03" calcext:value-type="date">
            <text:p>03/01/22</text:p>
          </table:table-cell>
          <table:table-cell office:value-type="percentage" office:value="0.0685" calcext:value-type="percentage">
            <text:p>6.85%</text:p>
          </table:table-cell>
          <table:table-cell table:style-name="ce19" table:formula="of:=[.A81]" office:value-type="date" office:date-value="2022-01-03" calcext:value-type="date">
            <text:p>03/01/22</text:p>
          </table:table-cell>
          <table:table-cell table:formula="of:=[.B81]*[.$G$2]" office:value-type="percentage" office:value="0.06165" calcext:value-type="percentage">
            <text:p>6.17%</text:p>
          </table:table-cell>
          <table:table-cell table:formula="of:=[.H81] *[.$G$2]" office:value-type="float" office:value="3450993.0237" calcext:value-type="float">
            <text:p>3,450,993.0</text:p>
          </table:table-cell>
          <table:table-cell table:style-name="ce21" table:formula="of:=([.E81]-[.E80])/[.E80]" office:value-type="percentage" office:value="0.141666666666667" calcext:value-type="percentage">
            <text:p>14.17%</text:p>
          </table:table-cell>
          <table:table-cell/>
          <table:table-cell table:formula="of:=55977178*[.B81]" office:value-type="float" office:value="3834436.693" calcext:value-type="float">
            <text:p>3,834,436.7</text:p>
          </table:table-cell>
        </table:table-row>
        <table:table-row table:style-name="ro1">
          <table:table-cell table:style-name="ce19" office:value-type="date" office:date-value="2022-01-12" calcext:value-type="date">
            <text:p>12/01/22</text:p>
          </table:table-cell>
          <table:table-cell office:value-type="percentage" office:value="0.0547" calcext:value-type="percentage">
            <text:p>5.47%</text:p>
          </table:table-cell>
          <table:table-cell table:style-name="ce19" table:formula="of:=[.A82]" office:value-type="date" office:date-value="2022-01-12" calcext:value-type="date">
            <text:p>12/01/22</text:p>
          </table:table-cell>
          <table:table-cell table:formula="of:=[.B82]*[.$G$2]" office:value-type="percentage" office:value="0.04923" calcext:value-type="percentage">
            <text:p>4.92%</text:p>
          </table:table-cell>
          <table:table-cell table:formula="of:=[.H82] *[.$G$2]" office:value-type="float" office:value="2755756.47294" calcext:value-type="float">
            <text:p>2,755,756.5</text:p>
          </table:table-cell>
          <table:table-cell table:style-name="ce21" table:formula="of:=([.E82]-[.E81])/[.E81]" office:value-type="percentage" office:value="-0.201459854014599" calcext:value-type="percentage">
            <text:p>-20.15%</text:p>
          </table:table-cell>
          <table:table-cell/>
          <table:table-cell table:formula="of:=55977178*[.B82]" office:value-type="float" office:value="3061951.6366" calcext:value-type="float">
            <text:p>3,061,951.6</text:p>
          </table:table-cell>
        </table:table-row>
        <table:table-row table:style-name="ro1">
          <table:table-cell table:style-name="ce19" office:value-type="date" office:date-value="2022-01-19" calcext:value-type="date">
            <text:p>19/01/22</text:p>
          </table:table-cell>
          <table:table-cell office:value-type="percentage" office:value="0.0482" calcext:value-type="percentage">
            <text:p>4.82%</text:p>
          </table:table-cell>
          <table:table-cell table:style-name="ce19" table:formula="of:=[.A83]" office:value-type="date" office:date-value="2022-01-19" calcext:value-type="date">
            <text:p>19/01/22</text:p>
          </table:table-cell>
          <table:table-cell table:formula="of:=[.B83]*[.$G$2]" office:value-type="percentage" office:value="0.04338" calcext:value-type="percentage">
            <text:p>4.34%</text:p>
          </table:table-cell>
          <table:table-cell table:formula="of:=[.H83] *[.$G$2]" office:value-type="float" office:value="2428289.98164" calcext:value-type="float">
            <text:p>2,428,290.0</text:p>
          </table:table-cell>
          <table:table-cell table:style-name="ce21" table:formula="of:=([.E83]-[.E82])/[.E82]" office:value-type="percentage" office:value="-0.118829981718464" calcext:value-type="percentage">
            <text:p>-11.88%</text:p>
          </table:table-cell>
          <table:table-cell/>
          <table:table-cell table:formula="of:=55977178*[.B83]" office:value-type="float" office:value="2698099.9796" calcext:value-type="float">
            <text:p>2,698,100.0</text:p>
          </table:table-cell>
        </table:table-row>
        <table:table-row table:style-name="ro1">
          <table:table-cell table:style-name="ce19" office:value-type="date" office:date-value="2022-01-26" calcext:value-type="date">
            <text:p>26/01/22</text:p>
          </table:table-cell>
          <table:table-cell office:value-type="percentage" office:value="0.0483" calcext:value-type="percentage">
            <text:p>4.83%</text:p>
          </table:table-cell>
          <table:table-cell table:style-name="ce19" table:formula="of:=[.A84]" office:value-type="date" office:date-value="2022-01-26" calcext:value-type="date">
            <text:p>26/01/22</text:p>
          </table:table-cell>
          <table:table-cell table:formula="of:=[.B84]*[.$G$2]" office:value-type="percentage" office:value="0.04347" calcext:value-type="percentage">
            <text:p>4.35%</text:p>
          </table:table-cell>
          <table:table-cell table:formula="of:=[.H84] *[.$G$2]" office:value-type="float" office:value="2433327.92766" calcext:value-type="float">
            <text:p>2,433,327.9</text:p>
          </table:table-cell>
          <table:table-cell table:style-name="ce21" table:formula="of:=([.E84]-[.E83])/[.E83]" office:value-type="percentage" office:value="0.00207468879668037" calcext:value-type="percentage">
            <text:p>0.21%</text:p>
          </table:table-cell>
          <table:table-cell/>
          <table:table-cell table:formula="of:=55977178*[.B84]" office:value-type="float" office:value="2703697.6974" calcext:value-type="float">
            <text:p>2,703,697.7</text:p>
          </table:table-cell>
        </table:table-row>
        <table:table-row table:style-name="ro1">
          <table:table-cell table:style-name="ce19" office:value-type="date" office:date-value="2022-02-02" calcext:value-type="date">
            <text:p>02/02/22</text:p>
          </table:table-cell>
          <table:table-cell office:value-type="percentage" office:value="0.0518" calcext:value-type="percentage">
            <text:p>5.18%</text:p>
          </table:table-cell>
          <table:table-cell table:style-name="ce19" table:formula="of:=[.A85]" office:value-type="date" office:date-value="2022-02-02" calcext:value-type="date">
            <text:p>02/02/22</text:p>
          </table:table-cell>
          <table:table-cell table:formula="of:=[.B85]*[.$G$2]" office:value-type="percentage" office:value="0.04662" calcext:value-type="percentage">
            <text:p>4.66%</text:p>
          </table:table-cell>
          <table:table-cell table:formula="of:=[.H85] *[.$G$2]" office:value-type="float" office:value="2609656.03836" calcext:value-type="float">
            <text:p>2,609,656.0</text:p>
          </table:table-cell>
          <table:table-cell table:style-name="ce21" table:formula="of:=([.E85]-[.E84])/[.E84]" office:value-type="percentage" office:value="0.0724637681159421" calcext:value-type="percentage">
            <text:p>7.25%</text:p>
          </table:table-cell>
          <table:table-cell/>
          <table:table-cell table:formula="of:=55977178*[.B85]" office:value-type="float" office:value="2899617.8204" calcext:value-type="float">
            <text:p>2,899,617.8</text:p>
          </table:table-cell>
        </table:table-row>
        <table:table-row table:style-name="ro1">
          <table:table-cell table:style-name="ce19" office:value-type="date" office:date-value="2022-02-09" calcext:value-type="date">
            <text:p>09/02/22</text:p>
          </table:table-cell>
          <table:table-cell office:value-type="percentage" office:value="0.0449" calcext:value-type="percentage">
            <text:p>4.49%</text:p>
          </table:table-cell>
          <table:table-cell table:style-name="ce19" table:formula="of:=[.A86]" office:value-type="date" office:date-value="2022-02-09" calcext:value-type="date">
            <text:p>09/02/22</text:p>
          </table:table-cell>
          <table:table-cell table:formula="of:=[.B86]*[.$G$2]" office:value-type="percentage" office:value="0.04041" calcext:value-type="percentage">
            <text:p>4.04%</text:p>
          </table:table-cell>
          <table:table-cell table:formula="of:=[.H86] *[.$G$2]" office:value-type="float" office:value="2262037.76298" calcext:value-type="float">
            <text:p>2,262,037.8</text:p>
          </table:table-cell>
          <table:table-cell table:style-name="ce21" table:formula="of:=([.E86]-[.E85])/[.E85]" office:value-type="percentage" office:value="-0.133204633204633" calcext:value-type="percentage">
            <text:p>-13.32%</text:p>
          </table:table-cell>
          <table:table-cell/>
          <table:table-cell table:formula="of:=55977178*[.B86]" office:value-type="float" office:value="2513375.2922" calcext:value-type="float">
            <text:p>2,513,375.3</text:p>
          </table:table-cell>
        </table:table-row>
        <table:table-row table:style-name="ro1">
          <table:table-cell table:style-name="ce19" office:value-type="date" office:date-value="2022-02-16" calcext:value-type="date">
            <text:p>16/02/22</text:p>
          </table:table-cell>
          <table:table-cell office:value-type="percentage" office:value="0.0384" calcext:value-type="percentage">
            <text:p>3.84%</text:p>
          </table:table-cell>
          <table:table-cell table:style-name="ce19" table:formula="of:=[.A87]" office:value-type="date" office:date-value="2022-02-16" calcext:value-type="date">
            <text:p>16/02/22</text:p>
          </table:table-cell>
          <table:table-cell table:formula="of:=[.B87]*[.$G$2]" office:value-type="percentage" office:value="0.03456" calcext:value-type="percentage">
            <text:p>3.46%</text:p>
          </table:table-cell>
          <table:table-cell table:formula="of:=[.H87] *[.$G$2]" office:value-type="float" office:value="1934571.27168" calcext:value-type="float">
            <text:p>1,934,571.3</text:p>
          </table:table-cell>
          <table:table-cell table:style-name="ce21" table:formula="of:=([.E87]-[.E86])/[.E86]" office:value-type="percentage" office:value="-0.144766146993319" calcext:value-type="percentage">
            <text:p>-14.48%</text:p>
          </table:table-cell>
          <table:table-cell/>
          <table:table-cell table:formula="of:=55977178*[.B87]" office:value-type="float" office:value="2149523.6352" calcext:value-type="float">
            <text:p>2,149,523.6</text:p>
          </table:table-cell>
        </table:table-row>
        <table:table-row table:style-name="ro1">
          <table:table-cell table:style-name="ce19" office:value-type="date" office:date-value="2022-02-23" calcext:value-type="date">
            <text:p>23/02/22</text:p>
          </table:table-cell>
          <table:table-cell office:value-type="percentage" office:value="0.0355" calcext:value-type="percentage">
            <text:p>3.55%</text:p>
          </table:table-cell>
          <table:table-cell table:style-name="ce19" table:formula="of:=[.A88]" office:value-type="date" office:date-value="2022-02-23" calcext:value-type="date">
            <text:p>23/02/22</text:p>
          </table:table-cell>
          <table:table-cell table:formula="of:=[.B88]*[.$G$2]" office:value-type="percentage" office:value="0.03195" calcext:value-type="percentage">
            <text:p>3.20%</text:p>
          </table:table-cell>
          <table:table-cell table:formula="of:=[.H88] *[.$G$2]" office:value-type="float" office:value="1788470.8371" calcext:value-type="float">
            <text:p>1,788,470.8</text:p>
          </table:table-cell>
          <table:table-cell table:style-name="ce21" table:formula="of:=([.E88]-[.E87])/[.E87]" office:value-type="percentage" office:value="-0.0755208333333334" calcext:value-type="percentage">
            <text:p>-7.55%</text:p>
          </table:table-cell>
          <table:table-cell/>
          <table:table-cell table:formula="of:=55977178*[.B88]" office:value-type="float" office:value="1987189.819" calcext:value-type="float">
            <text:p>1,987,189.8</text:p>
          </table:table-cell>
        </table:table-row>
        <table:table-row table:style-name="ro1">
          <table:table-cell table:style-name="ce19" office:value-type="date" office:date-value="2022-03-02" calcext:value-type="date">
            <text:p>02/03/22</text:p>
          </table:table-cell>
          <table:table-cell office:value-type="percentage" office:value="0.038" calcext:value-type="percentage">
            <text:p>3.80%</text:p>
          </table:table-cell>
          <table:table-cell table:style-name="ce19" table:formula="of:=[.A89]" office:value-type="date" office:date-value="2022-03-02" calcext:value-type="date">
            <text:p>02/03/22</text:p>
          </table:table-cell>
          <table:table-cell table:formula="of:=[.B89]*[.$G$2]" office:value-type="percentage" office:value="0.0342" calcext:value-type="percentage">
            <text:p>3.42%</text:p>
          </table:table-cell>
          <table:table-cell table:formula="of:=[.H89] *[.$G$2]" office:value-type="float" office:value="1914419.4876" calcext:value-type="float">
            <text:p>1,914,419.5</text:p>
          </table:table-cell>
          <table:table-cell table:style-name="ce21" table:formula="of:=([.E89]-[.E88])/[.E88]" office:value-type="percentage" office:value="0.0704225352112677" calcext:value-type="percentage">
            <text:p>7.04%</text:p>
          </table:table-cell>
          <table:table-cell/>
          <table:table-cell table:formula="of:=55977178*[.B89]" office:value-type="float" office:value="2127132.764" calcext:value-type="float">
            <text:p>2,127,132.8</text:p>
          </table:table-cell>
        </table:table-row>
        <table:table-row table:style-name="ro1">
          <table:table-cell table:style-name="ce19" office:value-type="date" office:date-value="2022-03-09" calcext:value-type="date">
            <text:p>09/03/22</text:p>
          </table:table-cell>
          <table:table-cell office:value-type="percentage" office:value="0.0487" calcext:value-type="percentage">
            <text:p>4.87%</text:p>
          </table:table-cell>
          <table:table-cell table:style-name="ce19" table:formula="of:=[.A90]" office:value-type="date" office:date-value="2022-03-09" calcext:value-type="date">
            <text:p>09/03/22</text:p>
          </table:table-cell>
          <table:table-cell table:formula="of:=[.B90]*[.$G$2]" office:value-type="percentage" office:value="0.04383" calcext:value-type="percentage">
            <text:p>4.38%</text:p>
          </table:table-cell>
          <table:table-cell table:formula="of:=[.H90] *[.$G$2]" office:value-type="float" office:value="2453479.71174" calcext:value-type="float">
            <text:p>2,453,479.7</text:p>
          </table:table-cell>
          <table:table-cell table:style-name="ce21" table:formula="of:=([.E90]-[.E89])/[.E89]" office:value-type="percentage" office:value="0.281578947368421" calcext:value-type="percentage">
            <text:p>28.16%</text:p>
          </table:table-cell>
          <table:table-cell/>
          <table:table-cell table:formula="of:=55977178*[.B90]" office:value-type="float" office:value="2726088.5686" calcext:value-type="float">
            <text:p>2,726,088.6</text:p>
          </table:table-cell>
        </table:table-row>
        <table:table-row table:style-name="ro1">
          <table:table-cell table:style-name="ce19" office:value-type="date" office:date-value="2022-03-16" calcext:value-type="date">
            <text:p>16/03/22</text:p>
          </table:table-cell>
          <table:table-cell office:value-type="percentage" office:value="0.0639" calcext:value-type="percentage">
            <text:p>6.39%</text:p>
          </table:table-cell>
          <table:table-cell table:style-name="ce19" table:formula="of:=[.A91]" office:value-type="date" office:date-value="2022-03-16" calcext:value-type="date">
            <text:p>16/03/22</text:p>
          </table:table-cell>
          <table:table-cell table:formula="of:=[.B91]*[.$G$2]" office:value-type="percentage" office:value="0.05751" calcext:value-type="percentage">
            <text:p>5.75%</text:p>
          </table:table-cell>
          <table:table-cell table:formula="of:=[.H91] *[.$G$2]" office:value-type="float" office:value="3219247.50678" calcext:value-type="float">
            <text:p>3,219,247.5</text:p>
          </table:table-cell>
          <table:table-cell table:style-name="ce21" table:formula="of:=([.E91]-[.E90])/[.E90]" office:value-type="percentage" office:value="0.312114989733059" calcext:value-type="percentage">
            <text:p>31.21%</text:p>
          </table:table-cell>
          <table:table-cell/>
          <table:table-cell table:formula="of:=55977178*[.B91]" office:value-type="float" office:value="3576941.6742" calcext:value-type="float">
            <text:p>3,576,941.7</text:p>
          </table:table-cell>
        </table:table-row>
        <table:table-row table:style-name="ro1" table:number-rows-repeated="10484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ph (recent)" table:style-name="ta1">
        <table:shapes>
          <draw:frame draw:z-index="0" draw:style-name="gr1" draw:text-style-name="P1" svg:width="20.677cm" svg:height="11.422cm" svg:x="0.001cm" svg:y="0cm">
            <draw:object draw:notify-on-update-of-ranges="CSS.C2:CSS.C1000 CSS.B1:CSS.B1 CSS.D2:CSS.D1000 ONS.A2:ONS.A1000 ONS.E1:ONS.E1 ONS.D2:ONS.D10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0.677cm" svg:height="11.422cm" svg:x="0.056cm" svg:y="12.724cm">
            <draw:object draw:notify-on-update-of-ranges="CSS.C2:CSS.C1000 CSS.B1:CSS.B1 CSS.D2:CSS.D1000 ONS.A2:ONS.A1000 ONS.E1:ONS.E1 ONS.D2:ONS.D10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Graph (ONS history)" table:style-name="ta1">
        <table:shapes>
          <draw:frame draw:z-index="0" draw:style-name="gr2" draw:text-style-name="P2" svg:width="26.047cm" svg:height="11.421cm" svg:x="0.001cm" svg:y="0.001cm">
            <draw:object draw:notify-on-update-of-ranges="ONS.A2:ONS.A1000 ONS.B2:ONS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3" number:min-decimal-places="3"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">
      <number:number number:decimal-places="1" number:min-decimal-places="1" number:min-integer-digits="1"/>
    </number:number-style>
    <number:percentage-style style:name="N147">
      <number:number number:decimal-places="16" number:min-decimal-places="16" number:min-integer-digits="1"/>
      <number:text>%</number:text>
    </number:percentage-style>
    <number:percentage-style style:name="N148">
      <number:number number:decimal-places="15" number:min-decimal-places="15" number:min-integer-digits="1"/>
      <number:text>%</number:text>
    </number:percentage-style>
    <number:percentage-style style:name="N149">
      <number:number number:decimal-places="9" number:min-decimal-places="9" number:min-integer-digits="1"/>
      <number:text>%</number:text>
    </number:percentage-style>
    <number:number-style style:name="N151P0" style:volatile="true">
      <number:text>£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">
      <number:number number:decimal-places="16" number:min-decimal-places="16" number:min-integer-digits="1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number:min-decimal-places="1" number:min-integer-digits="1" number:grouping="true"/>
    </number:number-style>
    <number:date-style style:name="N1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11" number:language="en" number:country="GB">
      <number:text-content/>
      <style:map style:condition="value()&lt;=1.7976931348623157E+308" style:apply-style-name="N1011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2:47:33.8652456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3-25T12:57:09.898476177</dc:date>
    <meta:editing-duration>P4DT1H24M6S</meta:editing-duration>
    <meta:editing-cycles>143</meta:editing-cycles>
    <meta:document-statistic meta:table-count="5" meta:cell-count="150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tick-marks-minor-inner="false" chart:tick-marks-minor-outer="true" chart:logarithmic="false" chart:minimum="44287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48cm" svg:height="11.422cm" xlink:href=".." xlink:type="simple" chart:class="chart:scatter" chart:style-name="ch1">
        <chart:title svg:x="7.676cm" svg:y="0.364cm" chart:style-name="ch2">
          <text:p>ONS COVID Infection Survey prevalence for England</text:p>
        </chart:title>
        <chart:plot-area chart:style-name="ch3" table:cell-range-address="ONS.A2:ONS.B1000" svg:x="0.52cm" svg:y="1.371cm" svg:width="25.008cm" svg:height="9.823cm">
          <chart:coordinate-region svg:x="1.75cm" svg:y="1.571cm" svg:width="23.115cm" svg:height="8.9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NS.B2:ONS.B1000" chart:class="chart:scatter">
            <chart:domain table:cell-range-address="ONS.A2:ONS.A1000"/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4">
                <text:p>0.0004</text:p>
                <draw:g>
                  <svg:desc>ONS.B2:ON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28">
                <text:p>4402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35">
                <text:p>4403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42">
                <text:p>4404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49">
                <text:p>4404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53">
                <text:p>4405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60">
                <text:p>440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65">
                <text:p>440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76">
                <text:p>4407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81">
                <text:p>440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90">
                <text:p>4409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95">
                <text:p>4409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02">
                <text:p>44102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9">
                <text:p>4410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17">
                <text:p>44117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24">
                <text:p>4412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32">
                <text:p>4413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38">
                <text:p>4413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46">
                <text:p>4414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53">
                <text:p>441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60">
                <text:p>4416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67">
                <text:p>4416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74">
                <text:p>4417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0">
                <text:p>4418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5">
                <text:p>4418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95">
                <text:p>4419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202">
                <text:p>4420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209">
                <text:p>44209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216">
                <text:p>44216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23">
                <text:p>442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29">
                <text:p>4422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36">
                <text:p>4423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43">
                <text:p>4424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251">
                <text:p>4425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57">
                <text:p>4425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65">
                <text:p>4426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72">
                <text:p>442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79">
                <text:p>44279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86">
                <text:p>44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293">
                <text:p>4429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99">
                <text:p>4429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307">
                <text:p>443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15">
                <text:p>4431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321">
                <text:p>4432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328">
                <text:p>44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335">
                <text:p>4433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342">
                <text:p>4434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349">
                <text:p>4434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356">
                <text:p>44356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363">
                <text:p>4436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370">
                <text:p>4437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377">
                <text:p>4437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384">
                <text:p>4438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91">
                <text:p>4439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398">
                <text:p>44398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05">
                <text:p>4440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411">
                <text:p>44411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19">
                <text:p>444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25">
                <text:p>444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32">
                <text:p>44432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439">
                <text:p>4443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447">
                <text:p>4444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54">
                <text:p>4445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61">
                <text:p>4446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468">
                <text:p>4446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475">
                <text:p>4447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82">
                <text:p>4448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488">
                <text:p>4448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496">
                <text:p>4449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03">
                <text:p>4450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10">
                <text:p>4451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17">
                <text:p>4451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24">
                <text:p>4452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28">
                <text:p>4452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38">
                <text:p>4453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43">
                <text:p>44543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46">
                <text:p>445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50">
                <text:p>44550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58">
                <text:p>445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64">
                <text:p>4456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3">
                <text:p>44573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80">
                <text:p>44580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87">
                <text:p>4458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94">
                <text:p>4459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601">
                <text:p>4460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608">
                <text:p>4460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615">
                <text:p>4461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622">
                <text:p>4462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629">
                <text:p>44629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636">
                <text:p>44636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minimum="4447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78cm" svg:height="11.423cm" xlink:href=".." xlink:type="simple" chart:class="chart:scatter" chart:style-name="ch1">
        <chart:title svg:x="2.12cm" svg:y="0.363cm" chart:style-name="ch2">
          <text:p>COVID Symptom Study prevalence estimate for England, compared to ONS Infection Survey</text:p>
        </chart:title>
        <chart:legend chart:legend-position="end" svg:x="17.297cm" svg:y="5.163cm" style:legend-expansion="high" chart:style-name="ch3"/>
        <chart:plot-area chart:style-name="ch4" table:cell-range-address="CSS.C2:CSS.D1000 CSS.B1:CSS.B1 ONS.E1:ONS.E1 ONS.D2:ONS.D1000" chart:data-source-has-labels="row" svg:x="0.413cm" svg:y="1.874cm" svg:width="16.471cm" svg:height="9.321cm">
          <chart:coordinate-region svg:x="1.643cm" svg:y="2.074cm" svg:width="14.578cm" svg:height="8.4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SS.D2:CSS.D1000" chart:label-cell-address="CSS.B1:CSS.B1" chart:class="chart:scatter">
            <chart:domain table:cell-range-address="CSS.C2:CSS.C1000"/>
            <chart:data-point chart:repeated="999"/>
          </chart:series>
          <chart:series chart:style-name="ch9" chart:values-cell-range-address="ONS.D2:ONS.D1000" chart:label-cell-address="ONS.E1:ONS.E1" chart:class="chart:scatter">
            <chart:domain table:cell-range-address="ONS.A2:ONS.A1000"/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ive_cases</text:p>
                <draw:g>
                  <svg:desc>CSS.B1:CS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NS * 0.9</text:p>
                <draw:g>
                  <svg:desc>ONS.E1: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94">
                <text:p>44494</text:p>
                <draw:g>
                  <svg:desc>CSS.C2:CSS.C1000</svg:desc>
                </draw:g>
              </table:table-cell>
              <table:table-cell office:value-type="float" office:value="0.0188904388651828">
                <text:p>0.0188904388651828</text:p>
                <draw:g>
                  <svg:desc>CSS.D2:CSS.D1000</svg:desc>
                </draw:g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36">
                <text:p>0.00036</text:p>
                <draw:g>
                  <svg:desc>ONS.D2:ONS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95">
                <text:p>44495</text:p>
              </table:table-cell>
              <table:table-cell office:value-type="float" office:value="0.0188195708129824">
                <text:p>0.0188195708129824</text:p>
              </table:table-cell>
              <table:table-cell office:value-type="float" office:value="44028">
                <text:p>44028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96">
                <text:p>44496</text:p>
              </table:table-cell>
              <table:table-cell office:value-type="float" office:value="0.0186872605295963">
                <text:p>0.0186872605295963</text:p>
              </table:table-cell>
              <table:table-cell office:value-type="float" office:value="44035">
                <text:p>44035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97">
                <text:p>44497</text:p>
              </table:table-cell>
              <table:table-cell office:value-type="float" office:value="0.0184932755107136">
                <text:p>0.0184932755107136</text:p>
              </table:table-cell>
              <table:table-cell office:value-type="float" office:value="44042">
                <text:p>44042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98">
                <text:p>44498</text:p>
              </table:table-cell>
              <table:table-cell office:value-type="float" office:value="0.0182546356827058">
                <text:p>0.0182546356827058</text:p>
              </table:table-cell>
              <table:table-cell office:value-type="float" office:value="44049">
                <text:p>44049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99">
                <text:p>44499</text:p>
              </table:table-cell>
              <table:table-cell office:value-type="float" office:value="0.0179766200054822">
                <text:p>0.0179766200054822</text:p>
              </table:table-cell>
              <table:table-cell office:value-type="float" office:value="44053">
                <text:p>44053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500">
                <text:p>44500</text:p>
              </table:table-cell>
              <table:table-cell office:value-type="float" office:value="0.0176670364666893">
                <text:p>0.0176670364666893</text:p>
              </table:table-cell>
              <table:table-cell office:value-type="float" office:value="44060">
                <text:p>44060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1">
                <text:p>44501</text:p>
              </table:table-cell>
              <table:table-cell office:value-type="float" office:value="0.0173243454541061">
                <text:p>0.0173243454541061</text:p>
              </table:table-cell>
              <table:table-cell office:value-type="float" office:value="44065">
                <text:p>4406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02">
                <text:p>44502</text:p>
              </table:table-cell>
              <table:table-cell office:value-type="float" office:value="0.0169604647508478">
                <text:p>0.0169604647508478</text:p>
              </table:table-cell>
              <table:table-cell office:value-type="float" office:value="44076">
                <text:p>44076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03">
                <text:p>44503</text:p>
              </table:table-cell>
              <table:table-cell office:value-type="float" office:value="0.0166056380556407">
                <text:p>0.0166056380556407</text:p>
              </table:table-cell>
              <table:table-cell office:value-type="float" office:value="44081">
                <text:p>44081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504">
                <text:p>44504</text:p>
              </table:table-cell>
              <table:table-cell office:value-type="float" office:value="0.0162708296054116">
                <text:p>0.0162708296054116</text:p>
              </table:table-cell>
              <table:table-cell office:value-type="float" office:value="44090">
                <text:p>44090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05">
                <text:p>44505</text:p>
              </table:table-cell>
              <table:table-cell office:value-type="float" office:value="0.0159344232052391">
                <text:p>0.0159344232052391</text:p>
              </table:table-cell>
              <table:table-cell office:value-type="float" office:value="44095">
                <text:p>44095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06">
                <text:p>44506</text:p>
              </table:table-cell>
              <table:table-cell office:value-type="float" office:value="0.0156295811382014">
                <text:p>0.0156295811382014</text:p>
              </table:table-cell>
              <table:table-cell office:value-type="float" office:value="44102">
                <text:p>44102</text:p>
              </table:table-cell>
              <table:table-cell office:value-type="float" office:value="0.00369">
                <text:p>0.00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07">
                <text:p>44507</text:p>
              </table:table-cell>
              <table:table-cell office:value-type="float" office:value="0.0153553589168022">
                <text:p>0.0153553589168022</text:p>
              </table:table-cell>
              <table:table-cell office:value-type="float" office:value="44109">
                <text:p>44109</text:p>
              </table:table-cell>
              <table:table-cell office:value-type="float" office:value="0.00558">
                <text:p>0.00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08">
                <text:p>44508</text:p>
              </table:table-cell>
              <table:table-cell office:value-type="float" office:value="0.0151240092062478">
                <text:p>0.0151240092062478</text:p>
              </table:table-cell>
              <table:table-cell office:value-type="float" office:value="44117">
                <text:p>44117</text:p>
              </table:table-cell>
              <table:table-cell office:value-type="float" office:value="0.00711">
                <text:p>0.00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09">
                <text:p>44509</text:p>
              </table:table-cell>
              <table:table-cell office:value-type="float" office:value="0.0149533709777598">
                <text:p>0.0149533709777598</text:p>
              </table:table-cell>
              <table:table-cell office:value-type="float" office:value="44124">
                <text:p>44124</text:p>
              </table:table-cell>
              <table:table-cell office:value-type="float" office:value="0.00936">
                <text:p>0.00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">
                <text:p>44510</text:p>
              </table:table-cell>
              <table:table-cell office:value-type="float" office:value="0.0148381342774953">
                <text:p>0.0148381342774953</text:p>
              </table:table-cell>
              <table:table-cell office:value-type="float" office:value="44132">
                <text:p>44132</text:p>
              </table:table-cell>
              <table:table-cell office:value-type="float" office:value="0.01017">
                <text:p>0.01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1">
                <text:p>44511</text:p>
              </table:table-cell>
              <table:table-cell office:value-type="float" office:value="0.0147794337326753">
                <text:p>0.0147794337326753</text:p>
              </table:table-cell>
              <table:table-cell office:value-type="float" office:value="44138">
                <text:p>4413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2">
                <text:p>44512</text:p>
              </table:table-cell>
              <table:table-cell office:value-type="float" office:value="0.0147897635027051">
                <text:p>0.0147897635027051</text:p>
              </table:table-cell>
              <table:table-cell office:value-type="float" office:value="44146">
                <text:p>44146</text:p>
              </table:table-cell>
              <table:table-cell office:value-type="float" office:value="0.01098">
                <text:p>0.01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13">
                <text:p>44513</text:p>
              </table:table-cell>
              <table:table-cell office:value-type="float" office:value="0.0148503578006454">
                <text:p>0.0148503578006454</text:p>
              </table:table-cell>
              <table:table-cell office:value-type="float" office:value="44153">
                <text:p>44153</text:p>
              </table:table-cell>
              <table:table-cell office:value-type="float" office:value="0.01044">
                <text:p>0.01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14">
                <text:p>44514</text:p>
              </table:table-cell>
              <table:table-cell office:value-type="float" office:value="0.0149433946823101">
                <text:p>0.0149433946823101</text:p>
              </table:table-cell>
              <table:table-cell office:value-type="float" office:value="44160">
                <text:p>44160</text:p>
              </table:table-cell>
              <table:table-cell office:value-type="float" office:value="0.00864">
                <text:p>0.00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515">
                <text:p>44515</text:p>
              </table:table-cell>
              <table:table-cell office:value-type="float" office:value="0.0150816286271779">
                <text:p>0.0150816286271779</text:p>
              </table:table-cell>
              <table:table-cell office:value-type="float" office:value="44167">
                <text:p>44167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516">
                <text:p>44516</text:p>
              </table:table-cell>
              <table:table-cell office:value-type="float" office:value="0.0152377024167749">
                <text:p>0.0152377024167749</text:p>
              </table:table-cell>
              <table:table-cell office:value-type="float" office:value="44174">
                <text:p>44174</text:p>
              </table:table-cell>
              <table:table-cell office:value-type="float" office:value="0.00936">
                <text:p>0.00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517">
                <text:p>44517</text:p>
              </table:table-cell>
              <table:table-cell office:value-type="float" office:value="0.0154007612151527">
                <text:p>0.0154007612151527</text:p>
              </table:table-cell>
              <table:table-cell office:value-type="float" office:value="44180">
                <text:p>44180</text:p>
              </table:table-cell>
              <table:table-cell office:value-type="float" office:value="0.01062">
                <text:p>0.01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18">
                <text:p>44518</text:p>
              </table:table-cell>
              <table:table-cell office:value-type="float" office:value="0.0155554696662879">
                <text:p>0.0155554696662879</text:p>
              </table:table-cell>
              <table:table-cell office:value-type="float" office:value="44185">
                <text:p>44185</text:p>
              </table:table-cell>
              <table:table-cell office:value-type="float" office:value="0.01323">
                <text:p>0.01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519">
                <text:p>44519</text:p>
              </table:table-cell>
              <table:table-cell office:value-type="float" office:value="0.0157135915539297">
                <text:p>0.0157135915539297</text:p>
              </table:table-cell>
              <table:table-cell office:value-type="float" office:value="44195">
                <text:p>44195</text:p>
              </table:table-cell>
              <table:table-cell office:value-type="float" office:value="0.01854">
                <text:p>0.01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520">
                <text:p>44520</text:p>
              </table:table-cell>
              <table:table-cell office:value-type="float" office:value="0.0158574338324324">
                <text:p>0.0158574338324324</text:p>
              </table:table-cell>
              <table:table-cell office:value-type="float" office:value="44202">
                <text:p>44202</text:p>
              </table:table-cell>
              <table:table-cell office:value-type="float" office:value="0.01872">
                <text:p>0.01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521">
                <text:p>44521</text:p>
              </table:table-cell>
              <table:table-cell office:value-type="float" office:value="0.0159884664263276">
                <text:p>0.0159884664263276</text:p>
              </table:table-cell>
              <table:table-cell office:value-type="float" office:value="44209">
                <text:p>44209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522">
                <text:p>44522</text:p>
              </table:table-cell>
              <table:table-cell office:value-type="float" office:value="0.0161016421218019">
                <text:p>0.0161016421218019</text:p>
              </table:table-cell>
              <table:table-cell office:value-type="float" office:value="44216">
                <text:p>44216</text:p>
              </table:table-cell>
              <table:table-cell office:value-type="float" office:value="0.01683">
                <text:p>0.01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23">
                <text:p>44523</text:p>
              </table:table-cell>
              <table:table-cell office:value-type="float" office:value="0.016187976497572">
                <text:p>0.016187976497572</text:p>
              </table:table-cell>
              <table:table-cell office:value-type="float" office:value="44223">
                <text:p>44223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24">
                <text:p>44524</text:p>
              </table:table-cell>
              <table:table-cell office:value-type="float" office:value="0.016264493735465">
                <text:p>0.016264493735465</text:p>
              </table:table-cell>
              <table:table-cell office:value-type="float" office:value="44229">
                <text:p>44229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525">
                <text:p>44525</text:p>
              </table:table-cell>
              <table:table-cell office:value-type="float" office:value="0.0163431058049407">
                <text:p>0.0163431058049407</text:p>
              </table:table-cell>
              <table:table-cell office:value-type="float" office:value="44236">
                <text:p>44236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526">
                <text:p>44526</text:p>
              </table:table-cell>
              <table:table-cell office:value-type="float" office:value="0.0164177559995144">
                <text:p>0.0164177559995144</text:p>
              </table:table-cell>
              <table:table-cell office:value-type="float" office:value="44243">
                <text:p>44243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7">
                <text:p>44527</text:p>
              </table:table-cell>
              <table:table-cell office:value-type="float" office:value="0.0164956851752683">
                <text:p>0.0164956851752683</text:p>
              </table:table-cell>
              <table:table-cell office:value-type="float" office:value="44251">
                <text:p>44251</text:p>
              </table:table-cell>
              <table:table-cell office:value-type="float" office:value="0.00405">
                <text:p>0.004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28">
                <text:p>44528</text:p>
              </table:table-cell>
              <table:table-cell office:value-type="float" office:value="0.0165899603732973">
                <text:p>0.0165899603732973</text:p>
              </table:table-cell>
              <table:table-cell office:value-type="float" office:value="44257">
                <text:p>442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529">
                <text:p>44529</text:p>
              </table:table-cell>
              <table:table-cell office:value-type="float" office:value="0.0166705501978828">
                <text:p>0.0166705501978828</text:p>
              </table:table-cell>
              <table:table-cell office:value-type="float" office:value="44265">
                <text:p>44265</text:p>
              </table:table-cell>
              <table:table-cell office:value-type="float" office:value="0.00261">
                <text:p>0.00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530">
                <text:p>44530</text:p>
              </table:table-cell>
              <table:table-cell office:value-type="float" office:value="0.0167466314327706">
                <text:p>0.0167466314327706</text:p>
              </table:table-cell>
              <table:table-cell office:value-type="float" office:value="44272">
                <text:p>44272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531">
                <text:p>44531</text:p>
              </table:table-cell>
              <table:table-cell office:value-type="float" office:value="0.0168342748671398">
                <text:p>0.0168342748671398</text:p>
              </table:table-cell>
              <table:table-cell office:value-type="float" office:value="44279">
                <text:p>44279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32">
                <text:p>44532</text:p>
              </table:table-cell>
              <table:table-cell office:value-type="float" office:value="0.0169323962758091">
                <text:p>0.0169323962758091</text:p>
              </table:table-cell>
              <table:table-cell office:value-type="float" office:value="44286">
                <text:p>4428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33">
                <text:p>44533</text:p>
              </table:table-cell>
              <table:table-cell office:value-type="float" office:value="0.0170512492817224">
                <text:p>0.0170512492817224</text:p>
              </table:table-cell>
              <table:table-cell office:value-type="float" office:value="44293">
                <text:p>44293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534">
                <text:p>44534</text:p>
              </table:table-cell>
              <table:table-cell office:value-type="float" office:value="0.0171886849584481">
                <text:p>0.0171886849584481</text:p>
              </table:table-cell>
              <table:table-cell office:value-type="float" office:value="44299">
                <text:p>44299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35">
                <text:p>44535</text:p>
              </table:table-cell>
              <table:table-cell office:value-type="float" office:value="0.017359047563693">
                <text:p>0.017359047563693</text:p>
              </table:table-cell>
              <table:table-cell office:value-type="float" office:value="44307">
                <text:p>44307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536">
                <text:p>44536</text:p>
              </table:table-cell>
              <table:table-cell office:value-type="float" office:value="0.017566375402472">
                <text:p>0.017566375402472</text:p>
              </table:table-cell>
              <table:table-cell office:value-type="float" office:value="44315">
                <text:p>44315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37">
                <text:p>44537</text:p>
              </table:table-cell>
              <table:table-cell office:value-type="float" office:value="0.0178536971539101">
                <text:p>0.0178536971539101</text:p>
              </table:table-cell>
              <table:table-cell office:value-type="float" office:value="44321">
                <text:p>44321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8">
                <text:p>44538</text:p>
              </table:table-cell>
              <table:table-cell office:value-type="float" office:value="0.018279249689326">
                <text:p>0.018279249689326</text:p>
              </table:table-cell>
              <table:table-cell office:value-type="float" office:value="44328">
                <text:p>44328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39">
                <text:p>44539</text:p>
              </table:table-cell>
              <table:table-cell office:value-type="float" office:value="0.0188468651633437">
                <text:p>0.0188468651633437</text:p>
              </table:table-cell>
              <table:table-cell office:value-type="float" office:value="44335">
                <text:p>4433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40">
                <text:p>44540</text:p>
              </table:table-cell>
              <table:table-cell office:value-type="float" office:value="0.0195328297194126">
                <text:p>0.0195328297194126</text:p>
              </table:table-cell>
              <table:table-cell office:value-type="float" office:value="44342">
                <text:p>44342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541">
                <text:p>44541</text:p>
              </table:table-cell>
              <table:table-cell office:value-type="float" office:value="0.0203345195313418">
                <text:p>0.0203345195313418</text:p>
              </table:table-cell>
              <table:table-cell office:value-type="float" office:value="44349">
                <text:p>4434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542">
                <text:p>44542</text:p>
              </table:table-cell>
              <table:table-cell office:value-type="float" office:value="0.021264881994057">
                <text:p>0.021264881994057</text:p>
              </table:table-cell>
              <table:table-cell office:value-type="float" office:value="44356">
                <text:p>44356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43">
                <text:p>44543</text:p>
              </table:table-cell>
              <table:table-cell office:value-type="float" office:value="0.0223023533964998">
                <text:p>0.0223023533964998</text:p>
              </table:table-cell>
              <table:table-cell office:value-type="float" office:value="44363">
                <text:p>44363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544">
                <text:p>44544</text:p>
              </table:table-cell>
              <table:table-cell office:value-type="float" office:value="0.0234614810985422">
                <text:p>0.0234614810985422</text:p>
              </table:table-cell>
              <table:table-cell office:value-type="float" office:value="44370">
                <text:p>44370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545">
                <text:p>44545</text:p>
              </table:table-cell>
              <table:table-cell office:value-type="float" office:value="0.0247221405067662">
                <text:p>0.0247221405067662</text:p>
              </table:table-cell>
              <table:table-cell office:value-type="float" office:value="44377">
                <text:p>44377</text:p>
              </table:table-cell>
              <table:table-cell office:value-type="float" office:value="0.00549">
                <text:p>0.00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546">
                <text:p>44546</text:p>
              </table:table-cell>
              <table:table-cell office:value-type="float" office:value="0.0260830319790128">
                <text:p>0.0260830319790128</text:p>
              </table:table-cell>
              <table:table-cell office:value-type="float" office:value="44384">
                <text:p>44384</text:p>
              </table:table-cell>
              <table:table-cell office:value-type="float" office:value="0.00954">
                <text:p>0.009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547">
                <text:p>44547</text:p>
              </table:table-cell>
              <table:table-cell office:value-type="float" office:value="0.0275255486931156">
                <text:p>0.0275255486931156</text:p>
              </table:table-cell>
              <table:table-cell office:value-type="float" office:value="44391">
                <text:p>44391</text:p>
              </table:table-cell>
              <table:table-cell office:value-type="float" office:value="0.01224">
                <text:p>0.01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548">
                <text:p>44548</text:p>
              </table:table-cell>
              <table:table-cell office:value-type="float" office:value="0.0290013314241394">
                <text:p>0.0290013314241394</text:p>
              </table:table-cell>
              <table:table-cell office:value-type="float" office:value="44398">
                <text:p>44398</text:p>
              </table:table-cell>
              <table:table-cell office:value-type="float" office:value="0.01413">
                <text:p>0.01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49">
                <text:p>44549</text:p>
              </table:table-cell>
              <table:table-cell office:value-type="float" office:value="0.0304852916646487">
                <text:p>0.0304852916646487</text:p>
              </table:table-cell>
              <table:table-cell office:value-type="float" office:value="44405">
                <text:p>44405</text:p>
              </table:table-cell>
              <table:table-cell office:value-type="float" office:value="0.01188">
                <text:p>0.01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550">
                <text:p>44550</text:p>
              </table:table-cell>
              <table:table-cell office:value-type="float" office:value="0.0319549969461891">
                <text:p>0.0319549969461891</text:p>
              </table:table-cell>
              <table:table-cell office:value-type="float" office:value="44411">
                <text:p>44411</text:p>
              </table:table-cell>
              <table:table-cell office:value-type="float" office:value="0.01197">
                <text:p>0.011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51">
                <text:p>44551</text:p>
              </table:table-cell>
              <table:table-cell office:value-type="float" office:value="0.0333656052768759">
                <text:p>0.0333656052768759</text:p>
              </table:table-cell>
              <table:table-cell office:value-type="float" office:value="44419">
                <text:p>44419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52">
                <text:p>44552</text:p>
              </table:table-cell>
              <table:table-cell office:value-type="float" office:value="0.0347027714112979">
                <text:p>0.0347027714112979</text:p>
              </table:table-cell>
              <table:table-cell office:value-type="float" office:value="44425">
                <text:p>44425</text:p>
              </table:table-cell>
              <table:table-cell office:value-type="float" office:value="0.01251">
                <text:p>0.01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53">
                <text:p>44553</text:p>
              </table:table-cell>
              <table:table-cell office:value-type="float" office:value="0.0359769813242629">
                <text:p>0.0359769813242629</text:p>
              </table:table-cell>
              <table:table-cell office:value-type="float" office:value="44432">
                <text:p>44432</text:p>
              </table:table-cell>
              <table:table-cell office:value-type="float" office:value="0.01269">
                <text:p>0.01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54">
                <text:p>44554</text:p>
              </table:table-cell>
              <table:table-cell office:value-type="float" office:value="0.0371773325122218">
                <text:p>0.0371773325122218</text:p>
              </table:table-cell>
              <table:table-cell office:value-type="float" office:value="44439">
                <text:p>44439</text:p>
              </table:table-cell>
              <table:table-cell office:value-type="float" office:value="0.01242">
                <text:p>0.01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55">
                <text:p>44555</text:p>
              </table:table-cell>
              <table:table-cell office:value-type="float" office:value="0.0382965441707855">
                <text:p>0.0382965441707855</text:p>
              </table:table-cell>
              <table:table-cell office:value-type="float" office:value="44447">
                <text:p>44447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56">
                <text:p>44556</text:p>
              </table:table-cell>
              <table:table-cell office:value-type="float" office:value="0.039302259109472">
                <text:p>0.039302259109472</text:p>
              </table:table-cell>
              <table:table-cell office:value-type="float" office:value="44454">
                <text:p>44454</text:p>
              </table:table-cell>
              <table:table-cell office:value-type="float" office:value="0.01026">
                <text:p>0.01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57">
                <text:p>44557</text:p>
              </table:table-cell>
              <table:table-cell office:value-type="float" office:value="0.0401877240277618">
                <text:p>0.0401877240277618</text:p>
              </table:table-cell>
              <table:table-cell office:value-type="float" office:value="44461">
                <text:p>44461</text:p>
              </table:table-cell>
              <table:table-cell office:value-type="float" office:value="0.01089">
                <text:p>0.01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558">
                <text:p>44558</text:p>
              </table:table-cell>
              <table:table-cell office:value-type="float" office:value="0.0409513356506368">
                <text:p>0.0409513356506368</text:p>
              </table:table-cell>
              <table:table-cell office:value-type="float" office:value="44468">
                <text:p>44468</text:p>
              </table:table-cell>
              <table:table-cell office:value-type="float" office:value="0.01296">
                <text:p>0.01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559">
                <text:p>44559</text:p>
              </table:table-cell>
              <table:table-cell office:value-type="float" office:value="0.0415839572806981">
                <text:p>0.0415839572806981</text:p>
              </table:table-cell>
              <table:table-cell office:value-type="float" office:value="44475">
                <text:p>44475</text:p>
              </table:table-cell>
              <table:table-cell office:value-type="float" office:value="0.01467">
                <text:p>0.01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60">
                <text:p>44560</text:p>
              </table:table-cell>
              <table:table-cell office:value-type="float" office:value="0.0420795589695684">
                <text:p>0.0420795589695684</text:p>
              </table:table-cell>
              <table:table-cell office:value-type="float" office:value="44482">
                <text:p>44482</text:p>
              </table:table-cell>
              <table:table-cell office:value-type="float" office:value="0.01611">
                <text:p>0.016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561">
                <text:p>44561</text:p>
              </table:table-cell>
              <table:table-cell office:value-type="float" office:value="0.0424450299505024">
                <text:p>0.0424450299505024</text:p>
              </table:table-cell>
              <table:table-cell office:value-type="float" office:value="44488">
                <text:p>44488</text:p>
              </table:table-cell>
              <table:table-cell office:value-type="float" office:value="0.01818">
                <text:p>0.01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562">
                <text:p>44562</text:p>
              </table:table-cell>
              <table:table-cell office:value-type="float" office:value="0.0426900573688832">
                <text:p>0.0426900573688832</text:p>
              </table:table-cell>
              <table:table-cell office:value-type="float" office:value="44496">
                <text:p>44496</text:p>
              </table:table-cell>
              <table:table-cell office:value-type="float" office:value="0.01818">
                <text:p>0.018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63">
                <text:p>44563</text:p>
              </table:table-cell>
              <table:table-cell office:value-type="float" office:value="0.0428058458817236">
                <text:p>0.0428058458817236</text:p>
              </table:table-cell>
              <table:table-cell office:value-type="float" office:value="44503">
                <text:p>44503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64">
                <text:p>44564</text:p>
              </table:table-cell>
              <table:table-cell office:value-type="float" office:value="0.0427858655495362">
                <text:p>0.0427858655495362</text:p>
              </table:table-cell>
              <table:table-cell office:value-type="float" office:value="44510">
                <text:p>44510</text:p>
              </table:table-cell>
              <table:table-cell office:value-type="float" office:value="0.01359">
                <text:p>0.01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65">
                <text:p>44565</text:p>
              </table:table-cell>
              <table:table-cell office:value-type="float" office:value="0.0426212841300954">
                <text:p>0.0426212841300954</text:p>
              </table:table-cell>
              <table:table-cell office:value-type="float" office:value="44517">
                <text:p>44517</text:p>
              </table:table-cell>
              <table:table-cell office:value-type="float" office:value="0.01422">
                <text:p>0.014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66">
                <text:p>44566</text:p>
              </table:table-cell>
              <table:table-cell office:value-type="float" office:value="0.0423029085579496">
                <text:p>0.0423029085579496</text:p>
              </table:table-cell>
              <table:table-cell office:value-type="float" office:value="44524">
                <text:p>44524</text:p>
              </table:table-cell>
              <table:table-cell office:value-type="float" office:value="0.01485">
                <text:p>0.01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67">
                <text:p>44567</text:p>
              </table:table-cell>
              <table:table-cell office:value-type="float" office:value="0.0418427740982701">
                <text:p>0.0418427740982701</text:p>
              </table:table-cell>
              <table:table-cell office:value-type="float" office:value="44528">
                <text:p>44528</text:p>
              </table:table-cell>
              <table:table-cell office:value-type="float" office:value="0.01476">
                <text:p>0.01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68">
                <text:p>44568</text:p>
              </table:table-cell>
              <table:table-cell office:value-type="float" office:value="0.0412583832707064">
                <text:p>0.0412583832707064</text:p>
              </table:table-cell>
              <table:table-cell office:value-type="float" office:value="44538">
                <text:p>44538</text:p>
              </table:table-cell>
              <table:table-cell office:value-type="float" office:value="0.01548">
                <text:p>0.01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69">
                <text:p>44569</text:p>
              </table:table-cell>
              <table:table-cell office:value-type="float" office:value="0.0405762367226813">
                <text:p>0.0405762367226813</text:p>
              </table:table-cell>
              <table:table-cell office:value-type="float" office:value="44543">
                <text:p>44543</text:p>
              </table:table-cell>
              <table:table-cell office:value-type="float" office:value="0.01989">
                <text:p>0.01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70">
                <text:p>44570</text:p>
              </table:table-cell>
              <table:table-cell office:value-type="float" office:value="0.0398256049321737">
                <text:p>0.0398256049321737</text:p>
              </table:table-cell>
              <table:table-cell office:value-type="float" office:value="44546">
                <text:p>44546</text:p>
              </table:table-cell>
              <table:table-cell office:value-type="float" office:value="0.02547">
                <text:p>0.02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71">
                <text:p>44571</text:p>
              </table:table-cell>
              <table:table-cell office:value-type="float" office:value="0.039033142119947">
                <text:p>0.039033142119947</text:p>
              </table:table-cell>
              <table:table-cell office:value-type="float" office:value="44550">
                <text:p>44550</text:p>
              </table:table-cell>
              <table:table-cell office:value-type="float" office:value="0.03339">
                <text:p>0.03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72">
                <text:p>44572</text:p>
              </table:table-cell>
              <table:table-cell office:value-type="float" office:value="0.0381914926890232">
                <text:p>0.0381914926890232</text:p>
              </table:table-cell>
              <table:table-cell office:value-type="float" office:value="44558">
                <text:p>4455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73">
                <text:p>44573</text:p>
              </table:table-cell>
              <table:table-cell office:value-type="float" office:value="0.037368678154857">
                <text:p>0.037368678154857</text:p>
              </table:table-cell>
              <table:table-cell office:value-type="float" office:value="44564">
                <text:p>44564</text:p>
              </table:table-cell>
              <table:table-cell office:value-type="float" office:value="0.06165">
                <text:p>0.06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4">
                <text:p>44574</text:p>
              </table:table-cell>
              <table:table-cell office:value-type="float" office:value="0.0365801991657969">
                <text:p>0.0365801991657969</text:p>
              </table:table-cell>
              <table:table-cell office:value-type="float" office:value="44573">
                <text:p>44573</text:p>
              </table:table-cell>
              <table:table-cell office:value-type="float" office:value="0.04923">
                <text:p>0.04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75">
                <text:p>44575</text:p>
              </table:table-cell>
              <table:table-cell office:value-type="float" office:value="0.0358772348348992">
                <text:p>0.0358772348348992</text:p>
              </table:table-cell>
              <table:table-cell office:value-type="float" office:value="44580">
                <text:p>44580</text:p>
              </table:table-cell>
              <table:table-cell office:value-type="float" office:value="0.04338">
                <text:p>0.04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76">
                <text:p>44576</text:p>
              </table:table-cell>
              <table:table-cell office:value-type="float" office:value="0.0352533123615551">
                <text:p>0.0352533123615551</text:p>
              </table:table-cell>
              <table:table-cell office:value-type="float" office:value="44587">
                <text:p>44587</text:p>
              </table:table-cell>
              <table:table-cell office:value-type="float" office:value="0.04347">
                <text:p>0.043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77">
                <text:p>44577</text:p>
              </table:table-cell>
              <table:table-cell office:value-type="float" office:value="0.034757532734799">
                <text:p>0.034757532734799</text:p>
              </table:table-cell>
              <table:table-cell office:value-type="float" office:value="44594">
                <text:p>44594</text:p>
              </table:table-cell>
              <table:table-cell office:value-type="float" office:value="0.04662">
                <text:p>0.046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578">
                <text:p>44578</text:p>
              </table:table-cell>
              <table:table-cell office:value-type="float" office:value="0.0343955559880189">
                <text:p>0.0343955559880189</text:p>
              </table:table-cell>
              <table:table-cell office:value-type="float" office:value="44601">
                <text:p>44601</text:p>
              </table:table-cell>
              <table:table-cell office:value-type="float" office:value="0.04041">
                <text:p>0.040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79">
                <text:p>44579</text:p>
              </table:table-cell>
              <table:table-cell office:value-type="float" office:value="0.034177832921891">
                <text:p>0.034177832921891</text:p>
              </table:table-cell>
              <table:table-cell office:value-type="float" office:value="44608">
                <text:p>44608</text:p>
              </table:table-cell>
              <table:table-cell office:value-type="float" office:value="0.03456">
                <text:p>0.03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80">
                <text:p>44580</text:p>
              </table:table-cell>
              <table:table-cell office:value-type="float" office:value="0.0341008457689574">
                <text:p>0.0341008457689574</text:p>
              </table:table-cell>
              <table:table-cell office:value-type="float" office:value="44615">
                <text:p>44615</text:p>
              </table:table-cell>
              <table:table-cell office:value-type="float" office:value="0.03195">
                <text:p>0.03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81">
                <text:p>44581</text:p>
              </table:table-cell>
              <table:table-cell office:value-type="float" office:value="0.0341743364008631">
                <text:p>0.0341743364008631</text:p>
              </table:table-cell>
              <table:table-cell office:value-type="float" office:value="44622">
                <text:p>44622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82">
                <text:p>44582</text:p>
              </table:table-cell>
              <table:table-cell office:value-type="float" office:value="0.0343861116748649">
                <text:p>0.0343861116748649</text:p>
              </table:table-cell>
              <table:table-cell office:value-type="float" office:value="44629">
                <text:p>44629</text:p>
              </table:table-cell>
              <table:table-cell office:value-type="float" office:value="0.04383">
                <text:p>0.04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83">
                <text:p>44583</text:p>
              </table:table-cell>
              <table:table-cell office:value-type="float" office:value="0.0347233689125908">
                <text:p>0.0347233689125908</text:p>
              </table:table-cell>
              <table:table-cell office:value-type="float" office:value="44636">
                <text:p>44636</text:p>
              </table:table-cell>
              <table:table-cell office:value-type="float" office:value="0.05751">
                <text:p>0.057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584">
                <text:p>44584</text:p>
              </table:table-cell>
              <table:table-cell office:value-type="float" office:value="0.03517834395587">
                <text:p>0.0351783439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585">
                <text:p>44585</text:p>
              </table:table-cell>
              <table:table-cell office:value-type="float" office:value="0.035710568164913">
                <text:p>0.03571056816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86">
                <text:p>44586</text:p>
              </table:table-cell>
              <table:table-cell office:value-type="float" office:value="0.0363144817034895">
                <text:p>0.036314481703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587">
                <text:p>44587</text:p>
              </table:table-cell>
              <table:table-cell office:value-type="float" office:value="0.0369661854312167">
                <text:p>0.036966185431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588">
                <text:p>44588</text:p>
              </table:table-cell>
              <table:table-cell office:value-type="float" office:value="0.0376479702063399">
                <text:p>0.037647970206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589">
                <text:p>44589</text:p>
              </table:table-cell>
              <table:table-cell office:value-type="float" office:value="0.0383274299550826">
                <text:p>0.038327429955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90">
                <text:p>44590</text:p>
              </table:table-cell>
              <table:table-cell office:value-type="float" office:value="0.0390020636838684">
                <text:p>0.039002063683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591">
                <text:p>44591</text:p>
              </table:table-cell>
              <table:table-cell office:value-type="float" office:value="0.039626493211004">
                <text:p>0.03962649321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592">
                <text:p>44592</text:p>
              </table:table-cell>
              <table:table-cell office:value-type="float" office:value="0.0401837006538339">
                <text:p>0.040183700653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593">
                <text:p>44593</text:p>
              </table:table-cell>
              <table:table-cell office:value-type="float" office:value="0.0406603811576735">
                <text:p>0.040660381157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94">
                <text:p>44594</text:p>
              </table:table-cell>
              <table:table-cell office:value-type="float" office:value="0.0410279310828408">
                <text:p>0.041027931082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595">
                <text:p>44595</text:p>
              </table:table-cell>
              <table:table-cell office:value-type="float" office:value="0.0412781985299755">
                <text:p>0.0412781985299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96">
                <text:p>44596</text:p>
              </table:table-cell>
              <table:table-cell office:value-type="float" office:value="0.0414311850105803">
                <text:p>0.0414311850105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597">
                <text:p>44597</text:p>
              </table:table-cell>
              <table:table-cell office:value-type="float" office:value="0.0414820968003763">
                <text:p>0.041482096800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598">
                <text:p>44598</text:p>
              </table:table-cell>
              <table:table-cell office:value-type="float" office:value="0.041408846579555">
                <text:p>0.041408846579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99">
                <text:p>44599</text:p>
              </table:table-cell>
              <table:table-cell office:value-type="float" office:value="0.0412349501261883">
                <text:p>0.041234950126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600">
                <text:p>44600</text:p>
              </table:table-cell>
              <table:table-cell office:value-type="float" office:value="0.0409526583868657">
                <text:p>0.040952658386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01">
                <text:p>44601</text:p>
              </table:table-cell>
              <table:table-cell office:value-type="float" office:value="0.0405599249979439">
                <text:p>0.040559924997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602">
                <text:p>44602</text:p>
              </table:table-cell>
              <table:table-cell office:value-type="float" office:value="0.040106799151492">
                <text:p>0.04010679915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603">
                <text:p>44603</text:p>
              </table:table-cell>
              <table:table-cell office:value-type="float" office:value="0.0395942057697703">
                <text:p>0.0395942057697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604">
                <text:p>44604</text:p>
              </table:table-cell>
              <table:table-cell office:value-type="float" office:value="0.0390141327606961">
                <text:p>0.039014132760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05">
                <text:p>44605</text:p>
              </table:table-cell>
              <table:table-cell office:value-type="float" office:value="0.0383893783651258">
                <text:p>0.038389378365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606">
                <text:p>44606</text:p>
              </table:table-cell>
              <table:table-cell office:value-type="float" office:value="0.0377341837717227">
                <text:p>0.037734183771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607">
                <text:p>44607</text:p>
              </table:table-cell>
              <table:table-cell office:value-type="float" office:value="0.0370463440541702">
                <text:p>0.037046344054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608">
                <text:p>44608</text:p>
              </table:table-cell>
              <table:table-cell office:value-type="float" office:value="0.0363366588504403">
                <text:p>0.036336658850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609">
                <text:p>44609</text:p>
              </table:table-cell>
              <table:table-cell office:value-type="float" office:value="0.0356353847461509">
                <text:p>0.035635384746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610">
                <text:p>44610</text:p>
              </table:table-cell>
              <table:table-cell office:value-type="float" office:value="0.0349529230292209">
                <text:p>0.034952923029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611">
                <text:p>44611</text:p>
              </table:table-cell>
              <table:table-cell office:value-type="float" office:value="0.0342938559940014">
                <text:p>0.034293855994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612">
                <text:p>44612</text:p>
              </table:table-cell>
              <table:table-cell office:value-type="float" office:value="0.0336835430294489">
                <text:p>0.033683543029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613">
                <text:p>44613</text:p>
              </table:table-cell>
              <table:table-cell office:value-type="float" office:value="0.0331209654957876">
                <text:p>0.033120965495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614">
                <text:p>44614</text:p>
              </table:table-cell>
              <table:table-cell office:value-type="float" office:value="0.0326167675644885">
                <text:p>0.032616767564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615">
                <text:p>44615</text:p>
              </table:table-cell>
              <table:table-cell office:value-type="float" office:value="0.0321990231676356">
                <text:p>0.032199023167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616">
                <text:p>44616</text:p>
              </table:table-cell>
              <table:table-cell office:value-type="float" office:value="0.0318727232208298">
                <text:p>0.031872723220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17">
                <text:p>44617</text:p>
              </table:table-cell>
              <table:table-cell office:value-type="float" office:value="0.0316603331475786">
                <text:p>0.0316603331475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618">
                <text:p>44618</text:p>
              </table:table-cell>
              <table:table-cell office:value-type="float" office:value="0.0315649827072739">
                <text:p>0.031564982707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619">
                <text:p>44619</text:p>
              </table:table-cell>
              <table:table-cell office:value-type="float" office:value="0.0315889131126314">
                <text:p>0.031588913112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620">
                <text:p>44620</text:p>
              </table:table-cell>
              <table:table-cell office:value-type="float" office:value="0.0317619418161312">
                <text:p>0.031761941816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621">
                <text:p>44621</text:p>
              </table:table-cell>
              <table:table-cell office:value-type="float" office:value="0.0321195766779563">
                <text:p>0.032119576677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622">
                <text:p>44622</text:p>
              </table:table-cell>
              <table:table-cell office:value-type="float" office:value="0.0326677922984221">
                <text:p>0.032667792298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623">
                <text:p>44623</text:p>
              </table:table-cell>
              <table:table-cell office:value-type="float" office:value="0.0334248351956978">
                <text:p>0.033424835195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624">
                <text:p>44624</text:p>
              </table:table-cell>
              <table:table-cell office:value-type="float" office:value="0.0343840411506791">
                <text:p>0.034384041150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25">
                <text:p>44625</text:p>
              </table:table-cell>
              <table:table-cell office:value-type="float" office:value="0.0355327968731082">
                <text:p>0.035532796873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626">
                <text:p>44626</text:p>
              </table:table-cell>
              <table:table-cell office:value-type="float" office:value="0.0368556062023582">
                <text:p>0.036855606202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627">
                <text:p>44627</text:p>
              </table:table-cell>
              <table:table-cell office:value-type="float" office:value="0.0383485242076446">
                <text:p>0.038348524207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628">
                <text:p>44628</text:p>
              </table:table-cell>
              <table:table-cell office:value-type="float" office:value="0.0399932436318806">
                <text:p>0.039993243631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629">
                <text:p>44629</text:p>
              </table:table-cell>
              <table:table-cell office:value-type="float" office:value="0.0417623975185435">
                <text:p>0.041762397518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630">
                <text:p>44630</text:p>
              </table:table-cell>
              <table:table-cell office:value-type="float" office:value="0.0436819126544872">
                <text:p>0.043681912654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631">
                <text:p>44631</text:p>
              </table:table-cell>
              <table:table-cell office:value-type="float" office:value="0.0457116768531356">
                <text:p>0.045711676853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632">
                <text:p>44632</text:p>
              </table:table-cell>
              <table:table-cell office:value-type="float" office:value="0.0478142771310076">
                <text:p>0.047814277131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633">
                <text:p>44633</text:p>
              </table:table-cell>
              <table:table-cell office:value-type="float" office:value="0.0499760524878038">
                <text:p>0.049976052487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634">
                <text:p>44634</text:p>
              </table:table-cell>
              <table:table-cell office:value-type="float" office:value="0.0521422524951024">
                <text:p>0.052142252495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635">
                <text:p>44635</text:p>
              </table:table-cell>
              <table:table-cell office:value-type="float" office:value="0.0542791630090152">
                <text:p>0.054279163009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636">
                <text:p>44636</text:p>
              </table:table-cell>
              <table:table-cell office:value-type="float" office:value="0.0563614017255034">
                <text:p>0.056361401725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637">
                <text:p>44637</text:p>
              </table:table-cell>
              <table:table-cell office:value-type="float" office:value="0.0583719157956711">
                <text:p>0.058371915795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minimum="4447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78cm" svg:height="11.423cm" xlink:href=".." xlink:type="simple" chart:class="chart:scatter" chart:style-name="ch1">
        <chart:title svg:x="2.12cm" svg:y="0.363cm" chart:style-name="ch2">
          <text:p>COVID Symptom Study prevalence estimate for England, compared to ONS Infection Survey. LOG SCALE</text:p>
        </chart:title>
        <chart:legend chart:legend-position="end" svg:x="17.297cm" svg:y="5.163cm" style:legend-expansion="high" chart:style-name="ch3"/>
        <chart:plot-area chart:style-name="ch4" table:cell-range-address="CSS.C2:CSS.D1000 CSS.B1:CSS.B1 ONS.E1:ONS.E1 ONS.D2:ONS.D1000" chart:data-source-has-labels="row" svg:x="0.413cm" svg:y="1.874cm" svg:width="16.471cm" svg:height="9.321cm">
          <chart:coordinate-region svg:x="1.828cm" svg:y="2.073cm" svg:width="14.393cm" svg:height="8.476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CSS.D2:CSS.D1000" chart:label-cell-address="CSS.B1:CSS.B1" chart:class="chart:scatter">
            <chart:domain table:cell-range-address="CSS.C2:CSS.C1000"/>
            <chart:data-point chart:repeated="999"/>
          </chart:series>
          <chart:series chart:style-name="ch10" chart:values-cell-range-address="ONS.D2:ONS.D1000" chart:label-cell-address="ONS.E1:ONS.E1" chart:class="chart:scatter">
            <chart:domain table:cell-range-address="ONS.A2:ONS.A1000"/>
            <chart:data-point chart:repeated="9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ive_cases</text:p>
                <draw:g>
                  <svg:desc>CSS.B1:CS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NS * 0.9</text:p>
                <draw:g>
                  <svg:desc>ONS.E1: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94">
                <text:p>44494</text:p>
                <draw:g>
                  <svg:desc>CSS.C2:CSS.C1000</svg:desc>
                </draw:g>
              </table:table-cell>
              <table:table-cell office:value-type="float" office:value="0.0188904388651828">
                <text:p>0.0188904388651828</text:p>
                <draw:g>
                  <svg:desc>CSS.D2:CSS.D1000</svg:desc>
                </draw:g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36">
                <text:p>0.00036</text:p>
                <draw:g>
                  <svg:desc>ONS.D2:ONS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95">
                <text:p>44495</text:p>
              </table:table-cell>
              <table:table-cell office:value-type="float" office:value="0.0188195708129824">
                <text:p>0.0188195708129824</text:p>
              </table:table-cell>
              <table:table-cell office:value-type="float" office:value="44028">
                <text:p>44028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96">
                <text:p>44496</text:p>
              </table:table-cell>
              <table:table-cell office:value-type="float" office:value="0.0186872605295963">
                <text:p>0.0186872605295963</text:p>
              </table:table-cell>
              <table:table-cell office:value-type="float" office:value="44035">
                <text:p>44035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97">
                <text:p>44497</text:p>
              </table:table-cell>
              <table:table-cell office:value-type="float" office:value="0.0184932755107136">
                <text:p>0.0184932755107136</text:p>
              </table:table-cell>
              <table:table-cell office:value-type="float" office:value="44042">
                <text:p>44042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98">
                <text:p>44498</text:p>
              </table:table-cell>
              <table:table-cell office:value-type="float" office:value="0.0182546356827058">
                <text:p>0.0182546356827058</text:p>
              </table:table-cell>
              <table:table-cell office:value-type="float" office:value="44049">
                <text:p>44049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99">
                <text:p>44499</text:p>
              </table:table-cell>
              <table:table-cell office:value-type="float" office:value="0.0179766200054822">
                <text:p>0.0179766200054822</text:p>
              </table:table-cell>
              <table:table-cell office:value-type="float" office:value="44053">
                <text:p>44053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500">
                <text:p>44500</text:p>
              </table:table-cell>
              <table:table-cell office:value-type="float" office:value="0.0176670364666893">
                <text:p>0.0176670364666893</text:p>
              </table:table-cell>
              <table:table-cell office:value-type="float" office:value="44060">
                <text:p>44060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1">
                <text:p>44501</text:p>
              </table:table-cell>
              <table:table-cell office:value-type="float" office:value="0.0173243454541061">
                <text:p>0.0173243454541061</text:p>
              </table:table-cell>
              <table:table-cell office:value-type="float" office:value="44065">
                <text:p>4406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02">
                <text:p>44502</text:p>
              </table:table-cell>
              <table:table-cell office:value-type="float" office:value="0.0169604647508478">
                <text:p>0.0169604647508478</text:p>
              </table:table-cell>
              <table:table-cell office:value-type="float" office:value="44076">
                <text:p>44076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03">
                <text:p>44503</text:p>
              </table:table-cell>
              <table:table-cell office:value-type="float" office:value="0.0166056380556407">
                <text:p>0.0166056380556407</text:p>
              </table:table-cell>
              <table:table-cell office:value-type="float" office:value="44081">
                <text:p>44081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504">
                <text:p>44504</text:p>
              </table:table-cell>
              <table:table-cell office:value-type="float" office:value="0.0162708296054116">
                <text:p>0.0162708296054116</text:p>
              </table:table-cell>
              <table:table-cell office:value-type="float" office:value="44090">
                <text:p>44090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05">
                <text:p>44505</text:p>
              </table:table-cell>
              <table:table-cell office:value-type="float" office:value="0.0159344232052391">
                <text:p>0.0159344232052391</text:p>
              </table:table-cell>
              <table:table-cell office:value-type="float" office:value="44095">
                <text:p>44095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06">
                <text:p>44506</text:p>
              </table:table-cell>
              <table:table-cell office:value-type="float" office:value="0.0156295811382014">
                <text:p>0.0156295811382014</text:p>
              </table:table-cell>
              <table:table-cell office:value-type="float" office:value="44102">
                <text:p>44102</text:p>
              </table:table-cell>
              <table:table-cell office:value-type="float" office:value="0.00369">
                <text:p>0.00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07">
                <text:p>44507</text:p>
              </table:table-cell>
              <table:table-cell office:value-type="float" office:value="0.0153553589168022">
                <text:p>0.0153553589168022</text:p>
              </table:table-cell>
              <table:table-cell office:value-type="float" office:value="44109">
                <text:p>44109</text:p>
              </table:table-cell>
              <table:table-cell office:value-type="float" office:value="0.00558">
                <text:p>0.00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08">
                <text:p>44508</text:p>
              </table:table-cell>
              <table:table-cell office:value-type="float" office:value="0.0151240092062478">
                <text:p>0.0151240092062478</text:p>
              </table:table-cell>
              <table:table-cell office:value-type="float" office:value="44117">
                <text:p>44117</text:p>
              </table:table-cell>
              <table:table-cell office:value-type="float" office:value="0.00711">
                <text:p>0.00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09">
                <text:p>44509</text:p>
              </table:table-cell>
              <table:table-cell office:value-type="float" office:value="0.0149533709777598">
                <text:p>0.0149533709777598</text:p>
              </table:table-cell>
              <table:table-cell office:value-type="float" office:value="44124">
                <text:p>44124</text:p>
              </table:table-cell>
              <table:table-cell office:value-type="float" office:value="0.00936">
                <text:p>0.00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">
                <text:p>44510</text:p>
              </table:table-cell>
              <table:table-cell office:value-type="float" office:value="0.0148381342774953">
                <text:p>0.0148381342774953</text:p>
              </table:table-cell>
              <table:table-cell office:value-type="float" office:value="44132">
                <text:p>44132</text:p>
              </table:table-cell>
              <table:table-cell office:value-type="float" office:value="0.01017">
                <text:p>0.01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1">
                <text:p>44511</text:p>
              </table:table-cell>
              <table:table-cell office:value-type="float" office:value="0.0147794337326753">
                <text:p>0.0147794337326753</text:p>
              </table:table-cell>
              <table:table-cell office:value-type="float" office:value="44138">
                <text:p>4413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2">
                <text:p>44512</text:p>
              </table:table-cell>
              <table:table-cell office:value-type="float" office:value="0.0147897635027051">
                <text:p>0.0147897635027051</text:p>
              </table:table-cell>
              <table:table-cell office:value-type="float" office:value="44146">
                <text:p>44146</text:p>
              </table:table-cell>
              <table:table-cell office:value-type="float" office:value="0.01098">
                <text:p>0.01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13">
                <text:p>44513</text:p>
              </table:table-cell>
              <table:table-cell office:value-type="float" office:value="0.0148503578006454">
                <text:p>0.0148503578006454</text:p>
              </table:table-cell>
              <table:table-cell office:value-type="float" office:value="44153">
                <text:p>44153</text:p>
              </table:table-cell>
              <table:table-cell office:value-type="float" office:value="0.01044">
                <text:p>0.01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14">
                <text:p>44514</text:p>
              </table:table-cell>
              <table:table-cell office:value-type="float" office:value="0.0149433946823101">
                <text:p>0.0149433946823101</text:p>
              </table:table-cell>
              <table:table-cell office:value-type="float" office:value="44160">
                <text:p>44160</text:p>
              </table:table-cell>
              <table:table-cell office:value-type="float" office:value="0.00864">
                <text:p>0.00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515">
                <text:p>44515</text:p>
              </table:table-cell>
              <table:table-cell office:value-type="float" office:value="0.0150816286271779">
                <text:p>0.0150816286271779</text:p>
              </table:table-cell>
              <table:table-cell office:value-type="float" office:value="44167">
                <text:p>44167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516">
                <text:p>44516</text:p>
              </table:table-cell>
              <table:table-cell office:value-type="float" office:value="0.0152377024167749">
                <text:p>0.0152377024167749</text:p>
              </table:table-cell>
              <table:table-cell office:value-type="float" office:value="44174">
                <text:p>44174</text:p>
              </table:table-cell>
              <table:table-cell office:value-type="float" office:value="0.00936">
                <text:p>0.00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517">
                <text:p>44517</text:p>
              </table:table-cell>
              <table:table-cell office:value-type="float" office:value="0.0154007612151527">
                <text:p>0.0154007612151527</text:p>
              </table:table-cell>
              <table:table-cell office:value-type="float" office:value="44180">
                <text:p>44180</text:p>
              </table:table-cell>
              <table:table-cell office:value-type="float" office:value="0.01062">
                <text:p>0.01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18">
                <text:p>44518</text:p>
              </table:table-cell>
              <table:table-cell office:value-type="float" office:value="0.0155554696662879">
                <text:p>0.0155554696662879</text:p>
              </table:table-cell>
              <table:table-cell office:value-type="float" office:value="44185">
                <text:p>44185</text:p>
              </table:table-cell>
              <table:table-cell office:value-type="float" office:value="0.01323">
                <text:p>0.01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519">
                <text:p>44519</text:p>
              </table:table-cell>
              <table:table-cell office:value-type="float" office:value="0.0157135915539297">
                <text:p>0.0157135915539297</text:p>
              </table:table-cell>
              <table:table-cell office:value-type="float" office:value="44195">
                <text:p>44195</text:p>
              </table:table-cell>
              <table:table-cell office:value-type="float" office:value="0.01854">
                <text:p>0.01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520">
                <text:p>44520</text:p>
              </table:table-cell>
              <table:table-cell office:value-type="float" office:value="0.0158574338324324">
                <text:p>0.0158574338324324</text:p>
              </table:table-cell>
              <table:table-cell office:value-type="float" office:value="44202">
                <text:p>44202</text:p>
              </table:table-cell>
              <table:table-cell office:value-type="float" office:value="0.01872">
                <text:p>0.01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521">
                <text:p>44521</text:p>
              </table:table-cell>
              <table:table-cell office:value-type="float" office:value="0.0159884664263276">
                <text:p>0.0159884664263276</text:p>
              </table:table-cell>
              <table:table-cell office:value-type="float" office:value="44209">
                <text:p>44209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522">
                <text:p>44522</text:p>
              </table:table-cell>
              <table:table-cell office:value-type="float" office:value="0.0161016421218019">
                <text:p>0.0161016421218019</text:p>
              </table:table-cell>
              <table:table-cell office:value-type="float" office:value="44216">
                <text:p>44216</text:p>
              </table:table-cell>
              <table:table-cell office:value-type="float" office:value="0.01683">
                <text:p>0.01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23">
                <text:p>44523</text:p>
              </table:table-cell>
              <table:table-cell office:value-type="float" office:value="0.016187976497572">
                <text:p>0.016187976497572</text:p>
              </table:table-cell>
              <table:table-cell office:value-type="float" office:value="44223">
                <text:p>44223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24">
                <text:p>44524</text:p>
              </table:table-cell>
              <table:table-cell office:value-type="float" office:value="0.016264493735465">
                <text:p>0.016264493735465</text:p>
              </table:table-cell>
              <table:table-cell office:value-type="float" office:value="44229">
                <text:p>44229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525">
                <text:p>44525</text:p>
              </table:table-cell>
              <table:table-cell office:value-type="float" office:value="0.0163431058049407">
                <text:p>0.0163431058049407</text:p>
              </table:table-cell>
              <table:table-cell office:value-type="float" office:value="44236">
                <text:p>44236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526">
                <text:p>44526</text:p>
              </table:table-cell>
              <table:table-cell office:value-type="float" office:value="0.0164177559995144">
                <text:p>0.0164177559995144</text:p>
              </table:table-cell>
              <table:table-cell office:value-type="float" office:value="44243">
                <text:p>44243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7">
                <text:p>44527</text:p>
              </table:table-cell>
              <table:table-cell office:value-type="float" office:value="0.0164956851752683">
                <text:p>0.0164956851752683</text:p>
              </table:table-cell>
              <table:table-cell office:value-type="float" office:value="44251">
                <text:p>44251</text:p>
              </table:table-cell>
              <table:table-cell office:value-type="float" office:value="0.00405">
                <text:p>0.004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28">
                <text:p>44528</text:p>
              </table:table-cell>
              <table:table-cell office:value-type="float" office:value="0.0165899603732973">
                <text:p>0.0165899603732973</text:p>
              </table:table-cell>
              <table:table-cell office:value-type="float" office:value="44257">
                <text:p>442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529">
                <text:p>44529</text:p>
              </table:table-cell>
              <table:table-cell office:value-type="float" office:value="0.0166705501978828">
                <text:p>0.0166705501978828</text:p>
              </table:table-cell>
              <table:table-cell office:value-type="float" office:value="44265">
                <text:p>44265</text:p>
              </table:table-cell>
              <table:table-cell office:value-type="float" office:value="0.00261">
                <text:p>0.00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530">
                <text:p>44530</text:p>
              </table:table-cell>
              <table:table-cell office:value-type="float" office:value="0.0167466314327706">
                <text:p>0.0167466314327706</text:p>
              </table:table-cell>
              <table:table-cell office:value-type="float" office:value="44272">
                <text:p>44272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531">
                <text:p>44531</text:p>
              </table:table-cell>
              <table:table-cell office:value-type="float" office:value="0.0168342748671398">
                <text:p>0.0168342748671398</text:p>
              </table:table-cell>
              <table:table-cell office:value-type="float" office:value="44279">
                <text:p>44279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32">
                <text:p>44532</text:p>
              </table:table-cell>
              <table:table-cell office:value-type="float" office:value="0.0169323962758091">
                <text:p>0.0169323962758091</text:p>
              </table:table-cell>
              <table:table-cell office:value-type="float" office:value="44286">
                <text:p>4428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33">
                <text:p>44533</text:p>
              </table:table-cell>
              <table:table-cell office:value-type="float" office:value="0.0170512492817224">
                <text:p>0.0170512492817224</text:p>
              </table:table-cell>
              <table:table-cell office:value-type="float" office:value="44293">
                <text:p>44293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534">
                <text:p>44534</text:p>
              </table:table-cell>
              <table:table-cell office:value-type="float" office:value="0.0171886849584481">
                <text:p>0.0171886849584481</text:p>
              </table:table-cell>
              <table:table-cell office:value-type="float" office:value="44299">
                <text:p>44299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35">
                <text:p>44535</text:p>
              </table:table-cell>
              <table:table-cell office:value-type="float" office:value="0.017359047563693">
                <text:p>0.017359047563693</text:p>
              </table:table-cell>
              <table:table-cell office:value-type="float" office:value="44307">
                <text:p>44307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536">
                <text:p>44536</text:p>
              </table:table-cell>
              <table:table-cell office:value-type="float" office:value="0.017566375402472">
                <text:p>0.017566375402472</text:p>
              </table:table-cell>
              <table:table-cell office:value-type="float" office:value="44315">
                <text:p>44315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37">
                <text:p>44537</text:p>
              </table:table-cell>
              <table:table-cell office:value-type="float" office:value="0.0178536971539101">
                <text:p>0.0178536971539101</text:p>
              </table:table-cell>
              <table:table-cell office:value-type="float" office:value="44321">
                <text:p>44321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8">
                <text:p>44538</text:p>
              </table:table-cell>
              <table:table-cell office:value-type="float" office:value="0.018279249689326">
                <text:p>0.018279249689326</text:p>
              </table:table-cell>
              <table:table-cell office:value-type="float" office:value="44328">
                <text:p>44328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39">
                <text:p>44539</text:p>
              </table:table-cell>
              <table:table-cell office:value-type="float" office:value="0.0188468651633437">
                <text:p>0.0188468651633437</text:p>
              </table:table-cell>
              <table:table-cell office:value-type="float" office:value="44335">
                <text:p>4433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40">
                <text:p>44540</text:p>
              </table:table-cell>
              <table:table-cell office:value-type="float" office:value="0.0195328297194126">
                <text:p>0.0195328297194126</text:p>
              </table:table-cell>
              <table:table-cell office:value-type="float" office:value="44342">
                <text:p>44342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541">
                <text:p>44541</text:p>
              </table:table-cell>
              <table:table-cell office:value-type="float" office:value="0.0203345195313418">
                <text:p>0.0203345195313418</text:p>
              </table:table-cell>
              <table:table-cell office:value-type="float" office:value="44349">
                <text:p>4434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542">
                <text:p>44542</text:p>
              </table:table-cell>
              <table:table-cell office:value-type="float" office:value="0.021264881994057">
                <text:p>0.021264881994057</text:p>
              </table:table-cell>
              <table:table-cell office:value-type="float" office:value="44356">
                <text:p>44356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43">
                <text:p>44543</text:p>
              </table:table-cell>
              <table:table-cell office:value-type="float" office:value="0.0223023533964998">
                <text:p>0.0223023533964998</text:p>
              </table:table-cell>
              <table:table-cell office:value-type="float" office:value="44363">
                <text:p>44363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544">
                <text:p>44544</text:p>
              </table:table-cell>
              <table:table-cell office:value-type="float" office:value="0.0234614810985422">
                <text:p>0.0234614810985422</text:p>
              </table:table-cell>
              <table:table-cell office:value-type="float" office:value="44370">
                <text:p>44370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545">
                <text:p>44545</text:p>
              </table:table-cell>
              <table:table-cell office:value-type="float" office:value="0.0247221405067662">
                <text:p>0.0247221405067662</text:p>
              </table:table-cell>
              <table:table-cell office:value-type="float" office:value="44377">
                <text:p>44377</text:p>
              </table:table-cell>
              <table:table-cell office:value-type="float" office:value="0.00549">
                <text:p>0.00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546">
                <text:p>44546</text:p>
              </table:table-cell>
              <table:table-cell office:value-type="float" office:value="0.0260830319790128">
                <text:p>0.0260830319790128</text:p>
              </table:table-cell>
              <table:table-cell office:value-type="float" office:value="44384">
                <text:p>44384</text:p>
              </table:table-cell>
              <table:table-cell office:value-type="float" office:value="0.00954">
                <text:p>0.009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547">
                <text:p>44547</text:p>
              </table:table-cell>
              <table:table-cell office:value-type="float" office:value="0.0275255486931156">
                <text:p>0.0275255486931156</text:p>
              </table:table-cell>
              <table:table-cell office:value-type="float" office:value="44391">
                <text:p>44391</text:p>
              </table:table-cell>
              <table:table-cell office:value-type="float" office:value="0.01224">
                <text:p>0.01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548">
                <text:p>44548</text:p>
              </table:table-cell>
              <table:table-cell office:value-type="float" office:value="0.0290013314241394">
                <text:p>0.0290013314241394</text:p>
              </table:table-cell>
              <table:table-cell office:value-type="float" office:value="44398">
                <text:p>44398</text:p>
              </table:table-cell>
              <table:table-cell office:value-type="float" office:value="0.01413">
                <text:p>0.01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49">
                <text:p>44549</text:p>
              </table:table-cell>
              <table:table-cell office:value-type="float" office:value="0.0304852916646487">
                <text:p>0.0304852916646487</text:p>
              </table:table-cell>
              <table:table-cell office:value-type="float" office:value="44405">
                <text:p>44405</text:p>
              </table:table-cell>
              <table:table-cell office:value-type="float" office:value="0.01188">
                <text:p>0.01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550">
                <text:p>44550</text:p>
              </table:table-cell>
              <table:table-cell office:value-type="float" office:value="0.0319549969461891">
                <text:p>0.0319549969461891</text:p>
              </table:table-cell>
              <table:table-cell office:value-type="float" office:value="44411">
                <text:p>44411</text:p>
              </table:table-cell>
              <table:table-cell office:value-type="float" office:value="0.01197">
                <text:p>0.011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51">
                <text:p>44551</text:p>
              </table:table-cell>
              <table:table-cell office:value-type="float" office:value="0.0333656052768759">
                <text:p>0.0333656052768759</text:p>
              </table:table-cell>
              <table:table-cell office:value-type="float" office:value="44419">
                <text:p>44419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52">
                <text:p>44552</text:p>
              </table:table-cell>
              <table:table-cell office:value-type="float" office:value="0.0347027714112979">
                <text:p>0.0347027714112979</text:p>
              </table:table-cell>
              <table:table-cell office:value-type="float" office:value="44425">
                <text:p>44425</text:p>
              </table:table-cell>
              <table:table-cell office:value-type="float" office:value="0.01251">
                <text:p>0.01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53">
                <text:p>44553</text:p>
              </table:table-cell>
              <table:table-cell office:value-type="float" office:value="0.0359769813242629">
                <text:p>0.0359769813242629</text:p>
              </table:table-cell>
              <table:table-cell office:value-type="float" office:value="44432">
                <text:p>44432</text:p>
              </table:table-cell>
              <table:table-cell office:value-type="float" office:value="0.01269">
                <text:p>0.01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54">
                <text:p>44554</text:p>
              </table:table-cell>
              <table:table-cell office:value-type="float" office:value="0.0371773325122218">
                <text:p>0.0371773325122218</text:p>
              </table:table-cell>
              <table:table-cell office:value-type="float" office:value="44439">
                <text:p>44439</text:p>
              </table:table-cell>
              <table:table-cell office:value-type="float" office:value="0.01242">
                <text:p>0.01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55">
                <text:p>44555</text:p>
              </table:table-cell>
              <table:table-cell office:value-type="float" office:value="0.0382965441707855">
                <text:p>0.0382965441707855</text:p>
              </table:table-cell>
              <table:table-cell office:value-type="float" office:value="44447">
                <text:p>44447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56">
                <text:p>44556</text:p>
              </table:table-cell>
              <table:table-cell office:value-type="float" office:value="0.039302259109472">
                <text:p>0.039302259109472</text:p>
              </table:table-cell>
              <table:table-cell office:value-type="float" office:value="44454">
                <text:p>44454</text:p>
              </table:table-cell>
              <table:table-cell office:value-type="float" office:value="0.01026">
                <text:p>0.01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57">
                <text:p>44557</text:p>
              </table:table-cell>
              <table:table-cell office:value-type="float" office:value="0.0401877240277618">
                <text:p>0.0401877240277618</text:p>
              </table:table-cell>
              <table:table-cell office:value-type="float" office:value="44461">
                <text:p>44461</text:p>
              </table:table-cell>
              <table:table-cell office:value-type="float" office:value="0.01089">
                <text:p>0.01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558">
                <text:p>44558</text:p>
              </table:table-cell>
              <table:table-cell office:value-type="float" office:value="0.0409513356506368">
                <text:p>0.0409513356506368</text:p>
              </table:table-cell>
              <table:table-cell office:value-type="float" office:value="44468">
                <text:p>44468</text:p>
              </table:table-cell>
              <table:table-cell office:value-type="float" office:value="0.01296">
                <text:p>0.01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559">
                <text:p>44559</text:p>
              </table:table-cell>
              <table:table-cell office:value-type="float" office:value="0.0415839572806981">
                <text:p>0.0415839572806981</text:p>
              </table:table-cell>
              <table:table-cell office:value-type="float" office:value="44475">
                <text:p>44475</text:p>
              </table:table-cell>
              <table:table-cell office:value-type="float" office:value="0.01467">
                <text:p>0.01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60">
                <text:p>44560</text:p>
              </table:table-cell>
              <table:table-cell office:value-type="float" office:value="0.0420795589695684">
                <text:p>0.0420795589695684</text:p>
              </table:table-cell>
              <table:table-cell office:value-type="float" office:value="44482">
                <text:p>44482</text:p>
              </table:table-cell>
              <table:table-cell office:value-type="float" office:value="0.01611">
                <text:p>0.016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561">
                <text:p>44561</text:p>
              </table:table-cell>
              <table:table-cell office:value-type="float" office:value="0.0424450299505024">
                <text:p>0.0424450299505024</text:p>
              </table:table-cell>
              <table:table-cell office:value-type="float" office:value="44488">
                <text:p>44488</text:p>
              </table:table-cell>
              <table:table-cell office:value-type="float" office:value="0.01818">
                <text:p>0.01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562">
                <text:p>44562</text:p>
              </table:table-cell>
              <table:table-cell office:value-type="float" office:value="0.0426900573688832">
                <text:p>0.0426900573688832</text:p>
              </table:table-cell>
              <table:table-cell office:value-type="float" office:value="44496">
                <text:p>44496</text:p>
              </table:table-cell>
              <table:table-cell office:value-type="float" office:value="0.01818">
                <text:p>0.018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63">
                <text:p>44563</text:p>
              </table:table-cell>
              <table:table-cell office:value-type="float" office:value="0.0428058458817236">
                <text:p>0.0428058458817236</text:p>
              </table:table-cell>
              <table:table-cell office:value-type="float" office:value="44503">
                <text:p>44503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64">
                <text:p>44564</text:p>
              </table:table-cell>
              <table:table-cell office:value-type="float" office:value="0.0427858655495362">
                <text:p>0.0427858655495362</text:p>
              </table:table-cell>
              <table:table-cell office:value-type="float" office:value="44510">
                <text:p>44510</text:p>
              </table:table-cell>
              <table:table-cell office:value-type="float" office:value="0.01359">
                <text:p>0.01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65">
                <text:p>44565</text:p>
              </table:table-cell>
              <table:table-cell office:value-type="float" office:value="0.0426212841300954">
                <text:p>0.0426212841300954</text:p>
              </table:table-cell>
              <table:table-cell office:value-type="float" office:value="44517">
                <text:p>44517</text:p>
              </table:table-cell>
              <table:table-cell office:value-type="float" office:value="0.01422">
                <text:p>0.014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66">
                <text:p>44566</text:p>
              </table:table-cell>
              <table:table-cell office:value-type="float" office:value="0.0423029085579496">
                <text:p>0.0423029085579496</text:p>
              </table:table-cell>
              <table:table-cell office:value-type="float" office:value="44524">
                <text:p>44524</text:p>
              </table:table-cell>
              <table:table-cell office:value-type="float" office:value="0.01485">
                <text:p>0.01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67">
                <text:p>44567</text:p>
              </table:table-cell>
              <table:table-cell office:value-type="float" office:value="0.0418427740982701">
                <text:p>0.0418427740982701</text:p>
              </table:table-cell>
              <table:table-cell office:value-type="float" office:value="44528">
                <text:p>44528</text:p>
              </table:table-cell>
              <table:table-cell office:value-type="float" office:value="0.01476">
                <text:p>0.01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68">
                <text:p>44568</text:p>
              </table:table-cell>
              <table:table-cell office:value-type="float" office:value="0.0412583832707064">
                <text:p>0.0412583832707064</text:p>
              </table:table-cell>
              <table:table-cell office:value-type="float" office:value="44538">
                <text:p>44538</text:p>
              </table:table-cell>
              <table:table-cell office:value-type="float" office:value="0.01548">
                <text:p>0.01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69">
                <text:p>44569</text:p>
              </table:table-cell>
              <table:table-cell office:value-type="float" office:value="0.0405762367226813">
                <text:p>0.0405762367226813</text:p>
              </table:table-cell>
              <table:table-cell office:value-type="float" office:value="44543">
                <text:p>44543</text:p>
              </table:table-cell>
              <table:table-cell office:value-type="float" office:value="0.01989">
                <text:p>0.01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70">
                <text:p>44570</text:p>
              </table:table-cell>
              <table:table-cell office:value-type="float" office:value="0.0398256049321737">
                <text:p>0.0398256049321737</text:p>
              </table:table-cell>
              <table:table-cell office:value-type="float" office:value="44546">
                <text:p>44546</text:p>
              </table:table-cell>
              <table:table-cell office:value-type="float" office:value="0.02547">
                <text:p>0.02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71">
                <text:p>44571</text:p>
              </table:table-cell>
              <table:table-cell office:value-type="float" office:value="0.039033142119947">
                <text:p>0.039033142119947</text:p>
              </table:table-cell>
              <table:table-cell office:value-type="float" office:value="44550">
                <text:p>44550</text:p>
              </table:table-cell>
              <table:table-cell office:value-type="float" office:value="0.03339">
                <text:p>0.03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72">
                <text:p>44572</text:p>
              </table:table-cell>
              <table:table-cell office:value-type="float" office:value="0.0381914926890232">
                <text:p>0.0381914926890232</text:p>
              </table:table-cell>
              <table:table-cell office:value-type="float" office:value="44558">
                <text:p>4455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73">
                <text:p>44573</text:p>
              </table:table-cell>
              <table:table-cell office:value-type="float" office:value="0.037368678154857">
                <text:p>0.037368678154857</text:p>
              </table:table-cell>
              <table:table-cell office:value-type="float" office:value="44564">
                <text:p>44564</text:p>
              </table:table-cell>
              <table:table-cell office:value-type="float" office:value="0.06165">
                <text:p>0.06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4">
                <text:p>44574</text:p>
              </table:table-cell>
              <table:table-cell office:value-type="float" office:value="0.0365801991657969">
                <text:p>0.0365801991657969</text:p>
              </table:table-cell>
              <table:table-cell office:value-type="float" office:value="44573">
                <text:p>44573</text:p>
              </table:table-cell>
              <table:table-cell office:value-type="float" office:value="0.04923">
                <text:p>0.04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75">
                <text:p>44575</text:p>
              </table:table-cell>
              <table:table-cell office:value-type="float" office:value="0.0358772348348992">
                <text:p>0.0358772348348992</text:p>
              </table:table-cell>
              <table:table-cell office:value-type="float" office:value="44580">
                <text:p>44580</text:p>
              </table:table-cell>
              <table:table-cell office:value-type="float" office:value="0.04338">
                <text:p>0.04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76">
                <text:p>44576</text:p>
              </table:table-cell>
              <table:table-cell office:value-type="float" office:value="0.0352533123615551">
                <text:p>0.0352533123615551</text:p>
              </table:table-cell>
              <table:table-cell office:value-type="float" office:value="44587">
                <text:p>44587</text:p>
              </table:table-cell>
              <table:table-cell office:value-type="float" office:value="0.04347">
                <text:p>0.043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77">
                <text:p>44577</text:p>
              </table:table-cell>
              <table:table-cell office:value-type="float" office:value="0.034757532734799">
                <text:p>0.034757532734799</text:p>
              </table:table-cell>
              <table:table-cell office:value-type="float" office:value="44594">
                <text:p>44594</text:p>
              </table:table-cell>
              <table:table-cell office:value-type="float" office:value="0.04662">
                <text:p>0.046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578">
                <text:p>44578</text:p>
              </table:table-cell>
              <table:table-cell office:value-type="float" office:value="0.0343955559880189">
                <text:p>0.0343955559880189</text:p>
              </table:table-cell>
              <table:table-cell office:value-type="float" office:value="44601">
                <text:p>44601</text:p>
              </table:table-cell>
              <table:table-cell office:value-type="float" office:value="0.04041">
                <text:p>0.040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79">
                <text:p>44579</text:p>
              </table:table-cell>
              <table:table-cell office:value-type="float" office:value="0.034177832921891">
                <text:p>0.034177832921891</text:p>
              </table:table-cell>
              <table:table-cell office:value-type="float" office:value="44608">
                <text:p>44608</text:p>
              </table:table-cell>
              <table:table-cell office:value-type="float" office:value="0.03456">
                <text:p>0.03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80">
                <text:p>44580</text:p>
              </table:table-cell>
              <table:table-cell office:value-type="float" office:value="0.0341008457689574">
                <text:p>0.0341008457689574</text:p>
              </table:table-cell>
              <table:table-cell office:value-type="float" office:value="44615">
                <text:p>44615</text:p>
              </table:table-cell>
              <table:table-cell office:value-type="float" office:value="0.03195">
                <text:p>0.03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81">
                <text:p>44581</text:p>
              </table:table-cell>
              <table:table-cell office:value-type="float" office:value="0.0341743364008631">
                <text:p>0.0341743364008631</text:p>
              </table:table-cell>
              <table:table-cell office:value-type="float" office:value="44622">
                <text:p>44622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82">
                <text:p>44582</text:p>
              </table:table-cell>
              <table:table-cell office:value-type="float" office:value="0.0343861116748649">
                <text:p>0.0343861116748649</text:p>
              </table:table-cell>
              <table:table-cell office:value-type="float" office:value="44629">
                <text:p>44629</text:p>
              </table:table-cell>
              <table:table-cell office:value-type="float" office:value="0.04383">
                <text:p>0.04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83">
                <text:p>44583</text:p>
              </table:table-cell>
              <table:table-cell office:value-type="float" office:value="0.0347233689125908">
                <text:p>0.0347233689125908</text:p>
              </table:table-cell>
              <table:table-cell office:value-type="float" office:value="44636">
                <text:p>44636</text:p>
              </table:table-cell>
              <table:table-cell office:value-type="float" office:value="0.05751">
                <text:p>0.057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584">
                <text:p>44584</text:p>
              </table:table-cell>
              <table:table-cell office:value-type="float" office:value="0.03517834395587">
                <text:p>0.0351783439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585">
                <text:p>44585</text:p>
              </table:table-cell>
              <table:table-cell office:value-type="float" office:value="0.035710568164913">
                <text:p>0.03571056816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86">
                <text:p>44586</text:p>
              </table:table-cell>
              <table:table-cell office:value-type="float" office:value="0.0363144817034895">
                <text:p>0.036314481703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587">
                <text:p>44587</text:p>
              </table:table-cell>
              <table:table-cell office:value-type="float" office:value="0.0369661854312167">
                <text:p>0.036966185431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588">
                <text:p>44588</text:p>
              </table:table-cell>
              <table:table-cell office:value-type="float" office:value="0.0376479702063399">
                <text:p>0.037647970206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589">
                <text:p>44589</text:p>
              </table:table-cell>
              <table:table-cell office:value-type="float" office:value="0.0383274299550826">
                <text:p>0.038327429955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90">
                <text:p>44590</text:p>
              </table:table-cell>
              <table:table-cell office:value-type="float" office:value="0.0390020636838684">
                <text:p>0.039002063683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591">
                <text:p>44591</text:p>
              </table:table-cell>
              <table:table-cell office:value-type="float" office:value="0.039626493211004">
                <text:p>0.03962649321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592">
                <text:p>44592</text:p>
              </table:table-cell>
              <table:table-cell office:value-type="float" office:value="0.0401837006538339">
                <text:p>0.040183700653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593">
                <text:p>44593</text:p>
              </table:table-cell>
              <table:table-cell office:value-type="float" office:value="0.0406603811576735">
                <text:p>0.040660381157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94">
                <text:p>44594</text:p>
              </table:table-cell>
              <table:table-cell office:value-type="float" office:value="0.0410279310828408">
                <text:p>0.041027931082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595">
                <text:p>44595</text:p>
              </table:table-cell>
              <table:table-cell office:value-type="float" office:value="0.0412781985299755">
                <text:p>0.0412781985299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96">
                <text:p>44596</text:p>
              </table:table-cell>
              <table:table-cell office:value-type="float" office:value="0.0414311850105803">
                <text:p>0.0414311850105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597">
                <text:p>44597</text:p>
              </table:table-cell>
              <table:table-cell office:value-type="float" office:value="0.0414820968003763">
                <text:p>0.041482096800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598">
                <text:p>44598</text:p>
              </table:table-cell>
              <table:table-cell office:value-type="float" office:value="0.041408846579555">
                <text:p>0.041408846579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99">
                <text:p>44599</text:p>
              </table:table-cell>
              <table:table-cell office:value-type="float" office:value="0.0412349501261883">
                <text:p>0.041234950126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600">
                <text:p>44600</text:p>
              </table:table-cell>
              <table:table-cell office:value-type="float" office:value="0.0409526583868657">
                <text:p>0.040952658386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01">
                <text:p>44601</text:p>
              </table:table-cell>
              <table:table-cell office:value-type="float" office:value="0.0405599249979439">
                <text:p>0.040559924997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602">
                <text:p>44602</text:p>
              </table:table-cell>
              <table:table-cell office:value-type="float" office:value="0.040106799151492">
                <text:p>0.04010679915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603">
                <text:p>44603</text:p>
              </table:table-cell>
              <table:table-cell office:value-type="float" office:value="0.0395942057697703">
                <text:p>0.0395942057697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604">
                <text:p>44604</text:p>
              </table:table-cell>
              <table:table-cell office:value-type="float" office:value="0.0390141327606961">
                <text:p>0.039014132760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05">
                <text:p>44605</text:p>
              </table:table-cell>
              <table:table-cell office:value-type="float" office:value="0.0383893783651258">
                <text:p>0.038389378365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606">
                <text:p>44606</text:p>
              </table:table-cell>
              <table:table-cell office:value-type="float" office:value="0.0377341837717227">
                <text:p>0.037734183771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607">
                <text:p>44607</text:p>
              </table:table-cell>
              <table:table-cell office:value-type="float" office:value="0.0370463440541702">
                <text:p>0.037046344054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608">
                <text:p>44608</text:p>
              </table:table-cell>
              <table:table-cell office:value-type="float" office:value="0.0363366588504403">
                <text:p>0.036336658850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609">
                <text:p>44609</text:p>
              </table:table-cell>
              <table:table-cell office:value-type="float" office:value="0.0356353847461509">
                <text:p>0.035635384746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610">
                <text:p>44610</text:p>
              </table:table-cell>
              <table:table-cell office:value-type="float" office:value="0.0349529230292209">
                <text:p>0.034952923029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611">
                <text:p>44611</text:p>
              </table:table-cell>
              <table:table-cell office:value-type="float" office:value="0.0342938559940014">
                <text:p>0.034293855994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612">
                <text:p>44612</text:p>
              </table:table-cell>
              <table:table-cell office:value-type="float" office:value="0.0336835430294489">
                <text:p>0.033683543029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613">
                <text:p>44613</text:p>
              </table:table-cell>
              <table:table-cell office:value-type="float" office:value="0.0331209654957876">
                <text:p>0.033120965495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614">
                <text:p>44614</text:p>
              </table:table-cell>
              <table:table-cell office:value-type="float" office:value="0.0326167675644885">
                <text:p>0.032616767564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615">
                <text:p>44615</text:p>
              </table:table-cell>
              <table:table-cell office:value-type="float" office:value="0.0321990231676356">
                <text:p>0.032199023167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616">
                <text:p>44616</text:p>
              </table:table-cell>
              <table:table-cell office:value-type="float" office:value="0.0318727232208298">
                <text:p>0.031872723220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17">
                <text:p>44617</text:p>
              </table:table-cell>
              <table:table-cell office:value-type="float" office:value="0.0316603331475786">
                <text:p>0.0316603331475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618">
                <text:p>44618</text:p>
              </table:table-cell>
              <table:table-cell office:value-type="float" office:value="0.0315649827072739">
                <text:p>0.031564982707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619">
                <text:p>44619</text:p>
              </table:table-cell>
              <table:table-cell office:value-type="float" office:value="0.0315889131126314">
                <text:p>0.031588913112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620">
                <text:p>44620</text:p>
              </table:table-cell>
              <table:table-cell office:value-type="float" office:value="0.0317619418161312">
                <text:p>0.031761941816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621">
                <text:p>44621</text:p>
              </table:table-cell>
              <table:table-cell office:value-type="float" office:value="0.0321195766779563">
                <text:p>0.032119576677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622">
                <text:p>44622</text:p>
              </table:table-cell>
              <table:table-cell office:value-type="float" office:value="0.0326677922984221">
                <text:p>0.032667792298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623">
                <text:p>44623</text:p>
              </table:table-cell>
              <table:table-cell office:value-type="float" office:value="0.0334248351956978">
                <text:p>0.033424835195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624">
                <text:p>44624</text:p>
              </table:table-cell>
              <table:table-cell office:value-type="float" office:value="0.0343840411506791">
                <text:p>0.034384041150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25">
                <text:p>44625</text:p>
              </table:table-cell>
              <table:table-cell office:value-type="float" office:value="0.0355327968731082">
                <text:p>0.035532796873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626">
                <text:p>44626</text:p>
              </table:table-cell>
              <table:table-cell office:value-type="float" office:value="0.0368556062023582">
                <text:p>0.036855606202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627">
                <text:p>44627</text:p>
              </table:table-cell>
              <table:table-cell office:value-type="float" office:value="0.0383485242076446">
                <text:p>0.038348524207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628">
                <text:p>44628</text:p>
              </table:table-cell>
              <table:table-cell office:value-type="float" office:value="0.0399932436318806">
                <text:p>0.039993243631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629">
                <text:p>44629</text:p>
              </table:table-cell>
              <table:table-cell office:value-type="float" office:value="0.0417623975185435">
                <text:p>0.041762397518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630">
                <text:p>44630</text:p>
              </table:table-cell>
              <table:table-cell office:value-type="float" office:value="0.0436819126544872">
                <text:p>0.043681912654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631">
                <text:p>44631</text:p>
              </table:table-cell>
              <table:table-cell office:value-type="float" office:value="0.0457116768531356">
                <text:p>0.045711676853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632">
                <text:p>44632</text:p>
              </table:table-cell>
              <table:table-cell office:value-type="float" office:value="0.0478142771310076">
                <text:p>0.047814277131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633">
                <text:p>44633</text:p>
              </table:table-cell>
              <table:table-cell office:value-type="float" office:value="0.0499760524878038">
                <text:p>0.049976052487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634">
                <text:p>44634</text:p>
              </table:table-cell>
              <table:table-cell office:value-type="float" office:value="0.0521422524951024">
                <text:p>0.052142252495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635">
                <text:p>44635</text:p>
              </table:table-cell>
              <table:table-cell office:value-type="float" office:value="0.0542791630090152">
                <text:p>0.054279163009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636">
                <text:p>44636</text:p>
              </table:table-cell>
              <table:table-cell office:value-type="float" office:value="0.0563614017255034">
                <text:p>0.056361401725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637">
                <text:p>44637</text:p>
              </table:table-cell>
              <table:table-cell office:value-type="float" office:value="0.0583719157956711">
                <text:p>0.058371915795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